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低风险及套利类LowRiskIntArb主要用于获取基金（包括分级基金、封闭基金、LOF基金等）及可转债等低风险、可套利品种的数据</text:p>
      <text:p text:style-name="Standard"/>
      <text:p text:style-name="Standard"/>
      <text:p text:style-name="Standard">[b](1)ratingFundA()[/b]</text:p>
      <text:p text:style-name="Standard">该方法用于获取分级基金A及其相关数据</text:p>
      <text:p text:style-name="Standard"/>
      <text:p text:style-name="Standard">返回值：</text:p>
      <text:p text:style-name="Standard">DataFrame or List: [{'funda_id':, 'funda_name':, ...}, ...]</text:p>
      <text:p text:style-name="Standard"><text:s text:c="3"/>funda_id: <text:s text:c="19"/>分级A代码</text:p>
      <text:p text:style-name="Standard"><text:s text:c="3"/>funda_name: <text:s text:c="17"/>分级A名称</text:p>
      <text:p text:style-name="Standard"><text:s text:c="3"/>funda_current_price: <text:s text:c="8"/>现价</text:p>
      <text:p text:style-name="Standard"><text:s text:c="3"/>funda_increase_rt: <text:s text:c="10"/>涨幅（％）</text:p>
      <text:p text:style-name="Standard"><text:s text:c="3"/>funda_volume: <text:s text:c="15"/>成交额</text:p>
      <text:p text:style-name="Standard"><text:s text:c="3"/>funda_value: <text:s text:c="16"/>净值</text:p>
      <text:p text:style-name="Standard"><text:s text:c="3"/>funda_discount_rt: <text:s text:c="10"/>折价率（％）</text:p>
      <text:p text:style-name="Standard"><text:s text:c="3"/>funda_coupon: <text:s text:c="15"/>本期利率</text:p>
      <text:p text:style-name="Standard"><text:s text:c="3"/>funda_coupon_next: <text:s text:c="10"/>下期利率</text:p>
      <text:p text:style-name="Standard"><text:s text:c="3"/>funda_profit_rt_next: <text:s text:c="7"/>修正收益率（％）</text:p>
      <text:p text:style-name="Standard"><text:s text:c="3"/>funda_index_id: <text:s text:c="13"/>参考指数代码</text:p>
      <text:p text:style-name="Standard"><text:s text:c="3"/>funda_index_name: <text:s text:c="11"/>参考指数名称</text:p>
      <text:p text:style-name="Standard"><text:s text:c="3"/>funda_index_increase_rt: <text:s text:c="4"/>指数涨幅（％）</text:p>
      <text:p text:style-name="Standard"><text:s text:c="3"/>funda_lower_recalc_rt: <text:s text:c="6"/>下折母基需跌（％）</text:p>
      <text:p text:style-name="Standard"><text:s text:c="3"/>lower_recalc_profit_rt: <text:s text:c="5"/>理论下折收益（％）</text:p>
      <text:p text:style-name="Standard"><text:s text:c="3"/>fundb_upper_recalc_rt: <text:s text:c="6"/>上折母基需涨（％）</text:p>
      <text:p text:style-name="Standard"><text:s text:c="3"/>funda_base_est_dis_rt_t1: <text:s text:c="3"/>T-1溢价率（％）</text:p>
      <text:p text:style-name="Standard"><text:s text:c="3"/>funda_base_est_dis_rt_t2: <text:s text:c="3"/>T-2溢价率（％）</text:p>
      <text:p text:style-name="Standard"><text:s text:c="3"/>funda_amount: <text:s text:c="15"/>A份额（万份）</text:p>
      <text:p text:style-name="Standard"><text:s text:c="3"/>funda_amount_increase: <text:s text:c="6"/>A新增（万份）</text:p>
      <text:p text:style-name="Standard"><text:s text:c="3"/>abrate: <text:s text:c="21"/>A:B</text:p>
      <text:p text:style-name="Standard"><text:s text:c="3"/>next_recalc_dt: <text:s text:c="13"/>下次定折日期</text:p>
      <text:p text:style-name="Standard"/>
      <text:p text:style-name="Standard">示例：</text:p>
      <text:p text:style-name="Standard">[i]import gugu as gg[/i]</text:p>
      <text:p text:style-name="Standard">[i]obj = gg.LowRiskIntArb()[/i] <text:s text:c="2"/># 创建低风险及套利对象</text:p>
      <text:p text:style-name="Standard">[i]data = obj.ratingFundA()[/i] <text:s text:c="2"/># 获取分级基金A及其相关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4"/>funda_id funda_name <text:s/>... <text:s/>abrate <text:s/>next_recalc_dt</text:p>
      <text:p text:style-name="Standard">0 <text:s text:c="4"/>150188 <text:s text:c="6"/>转债优先 <text:s/>... <text:s text:c="4"/>7:3 <text:s text:c="5"/>2019-12-16</text:p>
      <text:p text:style-name="Standard">1 <text:s text:c="4"/>150321 <text:s text:c="6"/>煤炭A基 <text:s/>... <text:s text:c="4"/>5:5 <text:s text:c="5"/>2019-12-02</text:p>
      <text:p text:style-name="Standard">2 <text:s text:c="4"/>150221 <text:s text:c="6"/>中航军A <text:s/>... <text:s text:c="4"/>5:5 <text:s text:c="5"/>2020-01-02</text:p>
      <text:p text:style-name="Standard">3 <text:s text:c="4"/>150135 <text:s text:c="4"/>国富100A <text:s/>... <text:s text:c="4"/>5:5 <text:s text:c="5"/>2020-01-02</text:p>
      <text:p text:style-name="Standard">4 <text:s text:c="4"/>150106 <text:s text:c="7"/>中小A <text:s/>... <text:s text:c="4"/>5:5 <text:s text:c="5"/>2019-09-19</text:p>
      <text:p text:style-name="Standard">5 <text:s text:c="4"/>150223 <text:s text:c="6"/>证券A级 <text:s/>... <text:s text:c="4"/>5:5 <text:s text:c="5"/>2019-12-13</text:p>
      <text:p text:style-name="Standard">6 <text:s text:c="4"/>150123 <text:s text:c="5"/>建信50A <text:s/>... <text:s text:c="4"/>5:5 <text:s text:c="5"/>2020-01-02</text:p>
      <text:p text:style-name="Standard">7 <text:s text:c="4"/>150219 <text:s text:c="7"/>健康A <text:s/>... <text:s text:c="4"/>5:5 <text:s text:c="5"/>2020-01-02</text:p>
      <text:p text:style-name="Standard">8 <text:s text:c="4"/>150261 <text:s text:c="7"/>医疗A <text:s/>... <text:s text:c="4"/>5:5 <text:s text:c="5"/>2019-12-13</text:p>
      <text:p text:style-name="Standard">9 <text:s text:c="4"/>502057 <text:s text:c="7"/>医疗A <text:s/>... <text:s text:c="4"/>5:5 <text:s text:c="5"/>2019-12-16</text:p>
      <text:p text:style-name="Standard">10 <text:s text:c="3"/>150325 <text:s text:c="6"/>高铁A端 <text:s/>... <text:s text:c="4"/>5:5 <text:s text:c="5"/>2020-01-02</text:p>
      <text:p text:style-name="Standard">11 <text:s text:c="3"/>150047 <text:s text:c="7"/>消费A <text:s/>... <text:s text:c="4"/>2:8 <text:s text:c="5"/>2020-01-02</text:p>
      <text:p text:style-name="Standard">12 <text:s text:c="3"/>502037 <text:s text:c="7"/>网金A <text:s/>... <text:s text:c="4"/>5:5 <text:s text:c="5"/>2019-12-16</text:p>
      <text:p text:style-name="Standard"><text:soft-page-break/>13 <text:s text:c="3"/>150297 <text:s text:c="6"/>互联A级 <text:s/>... <text:s text:c="4"/>5:5 <text:s text:c="5"/>2019-12-02</text:p>
      <text:p text:style-name="Standard">14 <text:s text:c="3"/>150327 <text:s text:c="6"/>新能A级 <text:s/>... <text:s text:c="4"/>5:5 <text:s text:c="5"/>2020-01-02</text:p>
      <text:p text:style-name="Standard">15 <text:s text:c="3"/>150301 <text:s text:c="6"/>证券股A <text:s/>... <text:s text:c="4"/>5:5 <text:s text:c="5"/>2019-12-16</text:p>
      <text:p text:style-name="Standard">16 <text:s text:c="3"/>150343 <text:s text:c="6"/>证券A基 <text:s/>... <text:s text:c="4"/>5:5 <text:s text:c="5"/>2019-12-13</text:p>
      <text:p text:style-name="Standard">17 <text:s text:c="3"/>150287 <text:s text:c="7"/>钢铁A <text:s/>... <text:s text:c="4"/>5:5 <text:s text:c="5"/>2019-12-13</text:p>
      <text:p text:style-name="Standard">18 <text:s text:c="3"/>150291 <text:s text:c="6"/>银行A份 <text:s/>... <text:s text:c="4"/>5:5 <text:s text:c="5"/>2019-12-13</text:p>
      <text:p text:style-name="Standard">19 <text:s text:c="3"/>150196 <text:s text:c="7"/>有色A <text:s/>... <text:s text:c="4"/>5:5 <text:s text:c="5"/>2020-01-02</text:p>
      <text:p text:style-name="Standard">20 <text:s text:c="3"/>150299 <text:s text:c="6"/>银行股A <text:s/>... <text:s text:c="4"/>5:5 <text:s text:c="5"/>2019-12-16</text:p>
      <text:p text:style-name="Standard">21 <text:s text:c="3"/>150303 <text:s text:c="6"/>创业股A <text:s/>... <text:s text:c="4"/>5:5 <text:s text:c="5"/>2019-12-16</text:p>
      <text:p text:style-name="Standard">22 <text:s text:c="3"/>150289 <text:s text:c="6"/>煤炭A级 <text:s/>... <text:s text:c="4"/>5:5 <text:s text:c="5"/>2019-12-13</text:p>
      <text:p text:style-name="Standard">23 <text:s text:c="3"/>150293 <text:s text:c="6"/>高铁A级 <text:s/>... <text:s text:c="4"/>5:5 <text:s text:c="5"/>2019-12-02</text:p>
      <text:p text:style-name="Standard">24 <text:s text:c="3"/>150323 <text:s text:c="6"/>环保A端 <text:s/>... <text:s text:c="4"/>5:5 <text:s text:c="5"/>2020-01-02</text:p>
      <text:p text:style-name="Standard">25 <text:s text:c="3"/>150335 <text:s text:c="6"/>军工股A <text:s/>... <text:s text:c="4"/>5:5 <text:s text:c="5"/>2019-12-13</text:p>
      <text:p text:style-name="Standard">26 <text:s text:c="3"/>150117 <text:s text:c="6"/>房地产A <text:s/>... <text:s text:c="4"/>5:5 <text:s text:c="5"/>2020-01-02</text:p>
      <text:p text:style-name="Standard">27 <text:s text:c="3"/>150130 <text:s text:c="7"/>医药A <text:s/>... <text:s text:c="4"/>5:5 <text:s text:c="5"/>2020-01-02</text:p>
      <text:p text:style-name="Standard">28 <text:s text:c="3"/>150247 <text:s text:c="6"/>传媒A级 <text:s/>... <text:s text:c="4"/>5:5 <text:s text:c="5"/>2020-01-02</text:p>
      <text:p text:style-name="Standard">29 <text:s text:c="3"/>150263 <text:s text:c="5"/>1000A <text:s/>... <text:s text:c="4"/>5:5 <text:s text:c="5"/>2019-12-13</text:p>
      <text:p text:style-name="Standard">.. <text:s text:c="6"/>... <text:s text:c="7"/>... <text:s/>... <text:s text:c="4"/>... <text:s text:c="12"/>...</text:p>
      <text:p text:style-name="Standard">94 <text:s text:c="3"/>150241 <text:s text:c="6"/>银行A级 <text:s/>... <text:s text:c="4"/>5:5 <text:s text:c="5"/>2019-12-13</text:p>
      <text:p text:style-name="Standard">95 <text:s text:c="3"/>150092 <text:s text:c="4"/>诺德300A <text:s/>... <text:s text:c="4"/>5:5 <text:s text:c="5"/>2020-01-02</text:p>
      <text:p text:style-name="Standard">96 <text:s text:c="3"/>502007 <text:s text:c="6"/>国企改A <text:s/>... <text:s text:c="4"/>5:5 <text:s text:c="5"/>2019-06-14</text:p>
      <text:p text:style-name="Standard">97 <text:s text:c="3"/>150179 <text:s text:c="7"/>信息A <text:s/>... <text:s text:c="4"/>5:5 <text:s text:c="5"/>2020-01-02</text:p>
      <text:p text:style-name="Standard">98 <text:s text:c="3"/>150227 <text:s text:c="7"/>银行A <text:s/>... <text:s text:c="4"/>5:5 <text:s text:c="5"/>2019-11-01</text:p>
      <text:p text:style-name="Standard">99 <text:s text:c="3"/>150209 <text:s text:c="6"/>国企改A <text:s/>... <text:s text:c="4"/>5:5 <text:s text:c="5"/>2019-12-13</text:p>
      <text:p text:style-name="Standard">100 <text:s text:c="2"/>150257 <text:s text:c="7"/>生物A <text:s/>... <text:s text:c="4"/>5:5 <text:s text:c="5"/>2019-05-31</text:p>
      <text:p text:style-name="Standard">101 <text:s text:c="2"/>502004 <text:s text:c="7"/>军工A <text:s/>... <text:s text:c="4"/>5:5 <text:s text:c="5"/>2019-07-08</text:p>
      <text:p text:style-name="Standard">102 <text:s text:c="2"/>150207 <text:s text:c="6"/>地产A端 <text:s/>... <text:s text:c="4"/>5:5 <text:s text:c="5"/>2019-12-16</text:p>
      <text:p text:style-name="Standard">103 <text:s text:c="2"/>150205 <text:s text:c="7"/>国防A <text:s/>... <text:s text:c="4"/>5:5 <text:s text:c="5"/>2019-12-02</text:p>
      <text:p text:style-name="Standard">104 <text:s text:c="2"/>150217 <text:s text:c="6"/>新能源A <text:s/>... <text:s text:c="4"/>5:5 <text:s text:c="5"/>2020-01-02</text:p>
      <text:p text:style-name="Standard">105 <text:s text:c="2"/>150200 <text:s text:c="7"/>券商A <text:s/>... <text:s text:c="4"/>5:5 <text:s text:c="5"/>2019-12-16</text:p>
      <text:p text:style-name="Standard">106 <text:s text:c="2"/>150307 <text:s text:c="7"/>体育A <text:s/>... <text:s text:c="4"/>5:5 <text:s text:c="5"/>2019-12-02</text:p>
      <text:p text:style-name="Standard">107 <text:s text:c="2"/>150171 <text:s text:c="7"/>证券A <text:s/>... <text:s text:c="4"/>5:5 <text:s text:c="5"/>2019-03-14</text:p>
      <text:p text:style-name="Standard">108 <text:s text:c="2"/>150184 <text:s text:c="7"/>环保A <text:s/>... <text:s text:c="4"/>5:5 <text:s text:c="5"/>2019-05-31</text:p>
      <text:p text:style-name="Standard">109 <text:s text:c="2"/>150273 <text:s text:c="7"/>带路A <text:s/>... <text:s text:c="4"/>5:5 <text:s text:c="5"/>2019-09-02</text:p>
      <text:p text:style-name="Standard">110 <text:s text:c="2"/>150169 <text:s text:c="7"/>恒生A <text:s/>... <text:s text:c="4"/>5:5 <text:s text:c="5"/>2020-01-02</text:p>
      <text:p text:style-name="Standard">111 <text:s text:c="2"/>150311 <text:s text:c="7"/>智能A <text:s/>... <text:s text:c="4"/>5:5 <text:s text:c="5"/>2019-12-05</text:p>
      <text:p text:style-name="Standard">112 <text:s text:c="2"/>150245 <text:s text:c="7"/>互联A <text:s/>... <text:s text:c="4"/>5:5 <text:s text:c="5"/>2019-11-01</text:p>
      <text:p text:style-name="Standard">113 <text:s text:c="2"/>150148 <text:s text:c="4"/>医药800A <text:s/>... <text:s text:c="4"/>5:5 <text:s text:c="5"/>2019-12-13</text:p>
      <text:p text:style-name="Standard">114 <text:s text:c="2"/>150018 <text:s text:c="6"/>银华稳进 <text:s/>... <text:s text:c="4"/>5:5 <text:s text:c="5"/>2020-01-02</text:p>
      <text:p text:style-name="Standard">115 <text:s text:c="2"/>150279 <text:s text:c="7"/>新能A <text:s/>... <text:s text:c="4"/>5:5 <text:s text:c="5"/>2019-09-02</text:p>
      <text:p text:style-name="Standard">116 <text:s text:c="2"/>150215 <text:s text:c="5"/>TMT A <text:s/>... <text:s text:c="4"/>5:5 <text:s text:c="5"/>2020-01-02</text:p>
      <text:p text:style-name="Standard">117 <text:s text:c="2"/>150100 <text:s text:c="7"/>资源A <text:s/>... <text:s text:c="4"/>5:5 <text:s text:c="5"/>2020-01-02</text:p>
      <text:p text:style-name="Standard">118 <text:s text:c="2"/>150305 <text:s text:c="7"/>养老A <text:s/>... <text:s text:c="4"/>5:5 <text:s text:c="5"/>2019-12-13</text:p>
      <text:p text:style-name="Standard">119 <text:s text:c="2"/>150237 <text:s text:c="6"/>环保A级 <text:s/>... <text:s text:c="4"/>5:5 <text:s text:c="5"/>2019-11-01</text:p>
      <text:p text:style-name="Standard">120 <text:s text:c="2"/>150192 <text:s text:c="7"/>地产A <text:s/>... <text:s text:c="4"/>5:5 <text:s text:c="5"/>2020-01-02</text:p>
      <text:p text:style-name="Standard">121 <text:s text:c="2"/>150066 <text:s text:c="7"/>互利A <text:s/>... <text:s text:c="4"/>7:3 <text:s text:c="5"/>2020-01-02</text:p>
      <text:p text:style-name="Standard">122 <text:s text:c="2"/>150022 <text:s text:c="6"/>深成指A <text:s/>... <text:s text:c="4"/>5:5 <text:s text:c="5"/>2020-01-02</text:p>
      <text:p text:style-name="Standard">123 <text:s text:c="2"/>150016 <text:s text:c="7"/>合润A <text:s/>... <text:s text:c="4"/>4:6 <text:s text:c="5"/>2019-04-19</text:p>
      <text:p text:style-name="Standard"/>
      <text:p text:style-name="Standard"/>
      <text:p text:style-name="Standard">[i](2)ratingFundB()[/i]</text:p>
      <text:p text:style-name="Standard">该方法用于获取分级基金B及其相关数据</text:p>
      <text:p text:style-name="Standard"><text:soft-page-break/></text:p>
      <text:p text:style-name="Standard">返回值：</text:p>
      <text:p text:style-name="Standard">DataFrame or List: [{'fundb_id':, 'fundb_name':, ...}, ...]</text:p>
      <text:p text:style-name="Standard"><text:s text:c="3"/>fundb_id: <text:s text:c="27"/>分级B代码</text:p>
      <text:p text:style-name="Standard"><text:s text:c="3"/>fundb_name: <text:s text:c="25"/>分级B名称</text:p>
      <text:p text:style-name="Standard"><text:s text:c="3"/>fundb_base_fund_id: <text:s text:c="17"/>对应母基代码</text:p>
      <text:p text:style-name="Standard"><text:s text:c="3"/>funda_id: <text:s text:c="27"/>分级A代码</text:p>
      <text:p text:style-name="Standard"><text:s text:c="3"/>funda_name: <text:s text:c="25"/>分级A名称</text:p>
      <text:p text:style-name="Standard"><text:s text:c="3"/>coupon: <text:s text:c="29"/>优惠</text:p>
      <text:p text:style-name="Standard"><text:s text:c="3"/>manage_fee: <text:s text:c="25"/>管理费</text:p>
      <text:p text:style-name="Standard"><text:s text:c="3"/>funda_current_price: <text:s text:c="16"/>分级A现价</text:p>
      <text:p text:style-name="Standard"><text:s text:c="3"/>funda_upper_price: <text:s text:c="18"/>分级A最高价</text:p>
      <text:p text:style-name="Standard"><text:s text:c="3"/>funda_lower_price: <text:s text:c="18"/>分级A最低价</text:p>
      <text:p text:style-name="Standard"><text:s text:c="3"/>funda_increase_rt： <text:s text:c="17"/>分级A增长率（％）</text:p>
      <text:p text:style-name="Standard"><text:s text:c="3"/>fundb_current_price： <text:s text:c="15"/>分级B现价</text:p>
      <text:p text:style-name="Standard"><text:s text:c="3"/>fundb_upper_price： <text:s text:c="17"/>分级B最高价</text:p>
      <text:p text:style-name="Standard"><text:s text:c="3"/>fundb_lower_price： <text:s text:c="17"/>分级B最低价</text:p>
      <text:p text:style-name="Standard"><text:s text:c="3"/>fundb_increase_rt： <text:s text:c="17"/>分级B增长率（％）</text:p>
      <text:p text:style-name="Standard"><text:s text:c="3"/>fundb_volume： <text:s text:c="22"/>分级B成交额（万元）</text:p>
      <text:p text:style-name="Standard"><text:s text:c="3"/>fundb_value： <text:s text:c="23"/>分级B净值</text:p>
      <text:p text:style-name="Standard"><text:s text:c="3"/>fundm_value： <text:s text:c="23"/>母基净值</text:p>
      <text:p text:style-name="Standard"><text:s text:c="3"/>fundb_discount_rt： <text:s text:c="17"/>分级B溢价率（％）</text:p>
      <text:p text:style-name="Standard"><text:s text:c="3"/>fundb_price_leverage_rt： <text:s text:c="11"/>分级B价格杠杆</text:p>
      <text:p text:style-name="Standard"><text:s text:c="3"/>fundb_net_leverage_rt： <text:s text:c="13"/>分级B净值杠杆</text:p>
      <text:p text:style-name="Standard"><text:s text:c="3"/>fundb_capital_rasising_rt： <text:s text:c="9"/>分级B融资成本（％）</text:p>
      <text:p text:style-name="Standard"><text:s text:c="3"/>fundb_lower_recalc_rt： <text:s text:c="13"/>下折母基需跌（％）</text:p>
      <text:p text:style-name="Standard"><text:s text:c="3"/>fundb_upper_recalc_rt： <text:s text:c="13"/>上折母基需涨（％）</text:p>
      <text:p text:style-name="Standard"><text:s text:c="3"/>b_est_val： <text:s text:c="25"/>估值</text:p>
      <text:p text:style-name="Standard"><text:s text:c="3"/>fundb_index_id： <text:s text:c="20"/>参考指数代码</text:p>
      <text:p text:style-name="Standard"><text:s text:c="3"/>fundb_index_name： <text:s text:c="18"/>参考指数名称</text:p>
      <text:p text:style-name="Standard"><text:s text:c="3"/>fundb_index_increase_rt： <text:s text:c="11"/>参考指数涨幅（％）</text:p>
      <text:p text:style-name="Standard"><text:s text:c="3"/>funda_ratio： <text:s text:c="23"/>分级A占比</text:p>
      <text:p text:style-name="Standard"><text:s text:c="3"/>fundb_ratio： <text:s text:c="23"/>分级B占比</text:p>
      <text:p text:style-name="Standard"><text:s text:c="3"/>fundb_base_price： <text:s text:c="18"/>分级B基础价格</text:p>
      <text:p text:style-name="Standard"><text:s text:c="3"/>fundB_amount： <text:s text:c="22"/>B份额（万份）</text:p>
      <text:p text:style-name="Standard"><text:s text:c="3"/>fundB_amount_increase： <text:s text:c="13"/>B新增份额（万份）</text:p>
      <text:p text:style-name="Standard"><text:s text:c="3"/>abrate： <text:s text:c="28"/>A：B</text:p>
      <text:p text:style-name="Standard"/>
      <text:p text:style-name="Standard">示例：</text:p>
      <text:p text:style-name="Standard">[i]import gugu as gg[/i]</text:p>
      <text:p text:style-name="Standard">[i]obj = gg.LowRiskIntArb()[/i] <text:s text:c="2"/># 创建低风险及套利对象</text:p>
      <text:p text:style-name="Standard">[i]data = obj.ratingFundB()[/i] <text:s text:c="2"/># 获取分级基金B及其相关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4"/>fundb_id fundb_name fundb_base_fund_id funda_id funda_name <text:s/>coupon <text:s/>manage_fee <text:s/>... <text:s/>fundb_index_increase_rt <text:s/>funda_ratio <text:s/>fundb_ratio <text:s/>fundb_base_price <text:s/>fundB_amount <text:s/>fundB_amount_increase <text:s/>abrate</text:p>
      <text:p text:style-name="Standard">0 <text:s text:c="4"/>150033 <text:s text:c="6"/>多利进取 <text:s text:c="12"/>160718 <text:s text:c="2"/>150032 <text:s text:c="6"/>多利优先 <text:s text:c="4"/>5.0 <text:s text:c="7"/>0.90 <text:s/>... <text:s text:c="20"/>0.01 <text:s text:c="11"/>8 <text:s text:c="11"/>2 <text:s text:c="11"/>0.9993 <text:s text:c="8"/>562.0 <text:s text:c="19"/>0.0 <text:s text:c="4"/>8:2</text:p>
      <text:p text:style-name="Standard">1 <text:s text:c="4"/>150189 <text:s text:c="6"/>转债进取 <text:s text:c="12"/>161719 <text:s text:c="2"/>150188 <text:s text:c="6"/>转债优先 <text:s text:c="4"/>4.5 <text:s text:c="7"/>1.00 <text:s/>... <text:s text:c="19"/>-0.14 <text:s text:c="11"/>7 <text:s text:c="11"/>3 <text:s text:c="11"/>0.8950 <text:s text:c="7"/>1710.0 <text:s text:c="19"/>0.0 <text:s text:c="4"/>7:3</text:p>
      <text:p text:style-name="Standard"><text:soft-page-break/>2 <text:s text:c="4"/>150165 <text:s text:c="6"/>可转债B <text:s text:c="12"/>165809 <text:s text:c="2"/>150164 <text:s text:c="6"/>可转债A <text:s text:c="4"/>4.5 <text:s text:c="7"/>0.50 <text:s/>... <text:s text:c="19"/>-0.14 <text:s text:c="11"/>7 <text:s text:c="11"/>3 <text:s text:c="11"/>1.0660 <text:s text:c="8"/>449.0 <text:s text:c="19"/>0.0 <text:s text:c="4"/>7:3</text:p>
      <text:p text:style-name="Standard">3 <text:s text:c="4"/>150144 <text:s text:c="6"/>转债B级 <text:s text:c="12"/>161826 <text:s text:c="2"/>150143 <text:s text:c="6"/>转债A级 <text:s text:c="4"/>4.5 <text:s text:c="7"/>1.22 <text:s/>... <text:s text:c="19"/>-0.14 <text:s text:c="11"/>7 <text:s text:c="11"/>3 <text:s text:c="11"/>1.0690 <text:s text:c="7"/>1055.0 <text:s text:c="19"/>0.0 <text:s text:c="4"/>7:3</text:p>
      <text:p text:style-name="Standard">4 <text:s text:c="4"/>150050 <text:s text:c="6"/>消费进取 <text:s text:c="12"/>160127 <text:s text:c="2"/>150049 <text:s text:c="6"/>消费收益 <text:s text:c="4"/>4.7 <text:s text:c="7"/>1.75 <text:s/>... <text:s text:c="19"/>-0.73 <text:s text:c="11"/>5 <text:s text:c="11"/>5 <text:s text:c="11"/>0.8230 <text:s text:c="7"/>2449.0 <text:s text:c="19"/>0.0 <text:s text:c="4"/>5:5</text:p>
      <text:p text:style-name="Standard">5 <text:s text:c="4"/>150149 <text:s text:c="4"/>医药800B <text:s text:c="12"/>165519 <text:s text:c="2"/>150148 <text:s text:c="4"/>医药800A <text:s text:c="4"/>4.7 <text:s text:c="7"/>1.22 <text:s/>... <text:s text:c="20"/>0.63 <text:s text:c="11"/>5 <text:s text:c="11"/>5 <text:s text:c="11"/>0.8370 <text:s text:c="7"/>4106.0 <text:s text:c="19"/>0.0 <text:s text:c="4"/>5:5</text:p>
      <text:p text:style-name="Standard">6 <text:s text:c="4"/>150294 <text:s text:c="6"/>高铁B级 <text:s text:c="12"/>160135 <text:s text:c="2"/>150293 <text:s text:c="6"/>高铁A级 <text:s text:c="4"/>5.5 <text:s text:c="7"/>1.20 <text:s/>... <text:s text:c="20"/>0.38 <text:s text:c="11"/>5 <text:s text:c="11"/>5 <text:s text:c="11"/>0.8525 <text:s text:c="8"/>373.0 <text:s text:c="18"/>-1.0 <text:s text:c="4"/>5:5</text:p>
      <text:p text:style-name="Standard">7 <text:s text:c="4"/>150282 <text:s text:c="6"/>金融地B <text:s text:c="12"/>160814 <text:s text:c="2"/>150281 <text:s text:c="6"/>金融地A <text:s text:c="4"/>5.0 <text:s text:c="7"/>1.22 <text:s/>... <text:s text:c="20"/>0.40 <text:s text:c="11"/>5 <text:s text:c="11"/>5 <text:s text:c="11"/>0.8190 <text:s text:c="7"/>1527.0 <text:s text:c="19"/>0.0 <text:s text:c="4"/>5:5</text:p>
      <text:p text:style-name="Standard">8 <text:s text:c="4"/>150139 <text:s text:c="4"/>中证800B <text:s text:c="12"/>161825 <text:s text:c="2"/>150138 <text:s text:c="4"/>中证800A <text:s text:c="4"/>5.0 <text:s text:c="7"/>1.22 <text:s/>... <text:s text:c="19"/>-0.03 <text:s text:c="11"/>5 <text:s text:c="11"/>5 <text:s text:c="11"/>0.8470 <text:s text:c="8"/>190.0 <text:s text:c="16"/>-278.0 <text:s text:c="4"/>5:5</text:p>
      <text:p text:style-name="Standard">9 <text:s text:c="4"/>150124 <text:s text:c="5"/>建信50B <text:s text:c="12"/>165312 <text:s text:c="2"/>150123 <text:s text:c="5"/>建信50A <text:s text:c="4"/>6.0 <text:s text:c="7"/>1.20 <text:s/>... <text:s text:c="19"/>-0.89 <text:s text:c="11"/>5 <text:s text:c="11"/>5 <text:s text:c="11"/>0.8638 <text:s text:c="7"/>5955.0 <text:s text:c="17"/>-10.0 <text:s text:c="4"/>5:5</text:p>
      <text:p text:style-name="Standard">10 <text:s text:c="3"/>150093 <text:s text:c="4"/>诺德300B <text:s text:c="12"/>165707 <text:s text:c="2"/>150092 <text:s text:c="4"/>诺德300A <text:s text:c="4"/>4.5 <text:s text:c="7"/>1.20 <text:s/>... <text:s text:c="19"/>-0.86 <text:s text:c="11"/>5 <text:s text:c="11"/>5 <text:s text:c="11"/>0.8470 <text:s text:c="8"/>153.0 <text:s text:c="19"/>0.0 <text:s text:c="4"/>5:5</text:p>
      <text:p text:style-name="Standard">11 <text:s text:c="3"/>150284 <text:s text:c="5"/>SW医药B <text:s text:c="12"/>163118 <text:s text:c="2"/>150283 <text:s text:c="5"/>SW医药A <text:s text:c="4"/>4.5 <text:s text:c="7"/>1.22 <text:s/>... <text:s text:c="20"/>0.53 <text:s text:c="11"/>5 <text:s text:c="11"/>5 <text:s text:c="11"/>0.8445 <text:s text:c="7"/>3549.0 <text:s text:c="18"/>-3.0 <text:s text:c="4"/>5:5</text:p>
      <text:p text:style-name="Standard">12 <text:s text:c="3"/>150324 <text:s text:c="6"/>环保B端 <text:s text:c="12"/>164819 <text:s text:c="2"/>150323 <text:s text:c="6"/>环保A端 <text:s text:c="4"/>5.5 <text:s text:c="7"/>1.20 <text:s/>... <text:s text:c="19"/>-0.10 <text:s text:c="11"/>5 <text:s text:c="11"/>5 <text:s text:c="11"/>0.8545 <text:s text:c="8"/>301.0 <text:s text:c="17"/>-12.0 <text:s text:c="4"/>5:5</text:p>
      <text:p text:style-name="Standard">13 <text:s text:c="3"/>150264 <text:s text:c="5"/>1000B <text:s text:c="12"/>162413 <text:s text:c="2"/>150263 <text:s text:c="5"/>1000A <text:s text:c="4"/>5.5 <text:s text:c="7"/>1.22 <text:s/>... <text:s text:c="20"/>0.54 <text:s text:c="11"/>5 <text:s text:c="11"/>5 <text:s text:c="11"/>0.8908 <text:s text:c="8"/>156.0 <text:s text:c="19"/>0.0 <text:s text:c="4"/>5:5</text:p>
      <text:p text:style-name="Standard">14 <text:s text:c="3"/>150168 <text:s text:c="4"/>银华300B <text:s text:c="12"/>161811 <text:s text:c="2"/>150167 <text:s text:c="4"/>银华300A <text:s text:c="4"/>5.0 <text:s text:c="7"/>1.20 <text:s/>... <text:s text:c="19"/>-0.21 <text:s text:c="11"/>5 <text:s text:c="11"/>5 <text:s text:c="11"/>0.8830 <text:s text:c="7"/>1929.0 <text:s text:c="19"/>0.0 <text:s text:c="4"/>5:5</text:p>
      <text:p text:style-name="Standard">15 <text:s text:c="3"/>150206 <text:s text:c="7"/>国防B <text:s text:c="12"/>160630 <text:s text:c="2"/>150205 <text:s text:c="7"/>国防A <text:s text:c="4"/>4.5 <text:s text:c="7"/>1.22 <text:s/>... <text:s text:c="20"/>2.07 <text:s text:c="11"/>5 <text:s text:c="11"/>5 <text:s text:c="11"/>0.8210 <text:s text:c="5"/>111490.0 <text:s text:c="19"/>7.0 <text:s text:c="4"/>5:5</text:p>
      <text:p text:style-name="Standard">16 <text:s text:c="3"/>150067 <text:s text:c="7"/>互利B <text:s text:c="12"/>160217 <text:s text:c="2"/>150066 <text:s text:c="7"/>互利A <text:s text:c="4"/>3.0 <text:s text:c="7"/>0.90 <text:s/>... <text:s text:c="20"/>0.00 <text:s text:c="11"/>7 <text:s text:c="11"/>3 <text:s text:c="11"/>1.1261 <text:s text:c="8"/>132.0 <text:s text:c="19"/>0.0 <text:s text:c="4"/>7:3</text:p>
      <text:p text:style-name="Standard">17 <text:s text:c="3"/>150197 <text:s text:c="7"/>有色B <text:s text:c="12"/>160221 <text:s text:c="2"/>150196 <text:s text:c="7"/>有色A <text:s text:c="4"/>5.5 <text:s text:c="7"/>1.22 <text:s/>... <text:s text:c="20"/>0.83 <text:s text:c="11"/>5 <text:s text:c="11"/>5 <text:s text:c="11"/>0.8207 <text:s text:c="6"/>74228.0 <text:s text:c="18"/>92.0 <text:s text:c="4"/>5:5</text:p>
      <text:p text:style-name="Standard">18 <text:s text:c="3"/>150300 <text:s text:c="6"/>银行股B <text:s text:c="12"/>160418 <text:s text:c="2"/>150299 <text:s text:c="6"/>银行股A <text:s text:c="4"/>5.5 <text:s text:c="7"/>1.22 <text:s/>... <text:s text:c="19"/>-0.39 <text:s text:c="11"/>5 <text:s text:c="11"/>5 <text:s text:c="11"/>0.8482 <text:s text:c="6"/>39400.0 <text:s text:c="18"/>31.0 <text:s text:c="4"/>5:5</text:p>
      <text:p text:style-name="Standard">19 <text:s text:c="3"/>150210 <text:s text:c="6"/>国企改B <text:s text:c="12"/>161026 <text:s text:c="2"/>150209 <text:s text:c="6"/>国企改A <text:s text:c="4"/>4.5 <text:s text:c="7"/>1.22 <text:s/>... <text:s text:c="19"/>-0.46 <text:s text:c="11"/>5 <text:s text:c="11"/>5 <text:s text:c="11"/>0.8510 <text:s text:c="6"/>90920.0 <text:s text:c="17"/>-14.0 <text:s text:c="4"/>5:5</text:p>
      <text:p text:style-name="Standard">20 <text:s text:c="3"/>502025 <text:s text:c="7"/>钢铁B <text:s text:c="12"/>502023 <text:s text:c="2"/>502024 <text:s text:c="7"/>钢铁A <text:s text:c="4"/>4.5 <text:s text:c="7"/>1.22 <text:s/>... <text:s text:c="19"/>-0.55 <text:s text:c="11"/>5 <text:s text:c="11"/>5 <text:s text:c="11"/>0.8810 <text:s text:c="8"/>231.0 <text:s text:c="18"/>-2.0 <text:s text:c="4"/>5:5</text:p>
      <text:p text:style-name="Standard">21 <text:s text:c="3"/>150328 <text:s text:c="6"/>新能B级 <text:s text:c="12"/>164821 <text:s text:c="2"/>150327 <text:s text:c="6"/>新能A级 <text:s text:c="4"/>5.5 <text:s text:c="7"/>1.20 <text:s/>... <text:s text:c="20"/>0.36 <text:s text:c="11"/>5 <text:s text:c="11"/>5 <text:s text:c="11"/>0.9275 <text:s text:c="8"/>193.0 <text:s text:c="19"/>0.0 <text:s text:c="4"/>5:5</text:p>
      <text:p text:style-name="Standard">22 <text:s text:c="3"/>502002 <text:s text:c="4"/>500等权B <text:s text:c="12"/>502000 <text:s text:c="2"/>502001 <text:s text:c="4"/>500等权A <text:s text:c="4"/>5.0 <text:s text:c="7"/>1.20 <text:s/>... <text:s text:c="20"/>0.16 <text:s text:c="11"/>5 <text:s text:c="11"/>5 <text:s text:c="11"/>0.9444 <text:s text:c="8"/>167.0 <text:s text:c="18"/>-3.0 <text:s text:c="4"/>5:5</text:p>
      <text:p text:style-name="Standard">23 <text:s text:c="3"/>150292 <text:s text:c="6"/>银行B份 <text:s text:c="12"/>168205 <text:s text:c="2"/>150291 <text:s text:c="6"/>银行A份 <text:s text:c="4"/>5.5 <text:s text:c="7"/>1.22 <text:s/>... <text:s text:c="19"/>-0.39 <text:s text:c="11"/>5 <text:s text:c="11"/>5 <text:s text:c="11"/>0.8640 <text:s text:c="7"/>5959.0 <text:s text:c="19"/>1.0 <text:s text:c="4"/>5:5</text:p>
      <text:p text:style-name="Standard">24 <text:s text:c="3"/>150107 <text:s text:c="7"/>中小B <text:s text:c="12"/>161118 <text:s text:c="2"/>150106 <text:s text:c="7"/>中小A <text:s text:c="4"/>7.0 <text:s text:c="7"/>1.22 <text:s/>... <text:s text:c="19"/>-0.97 <text:s text:c="11"/>5 <text:s text:c="11"/>5 <text:s text:c="11"/>0.9177 <text:s text:c="6"/>40356.0 <text:s text:c="16"/>3898.0 <text:s text:c="4"/>5:5</text:p>
      <text:p text:style-name="Standard">25 <text:s text:c="3"/>502050 <text:s text:c="5"/>上证50B <text:s text:c="12"/>502048 <text:s text:c="2"/>502049 <text:s text:c="5"/>上证50A <text:s text:c="4"/>4.5 <text:s text:c="7"/>1.20 <text:s/>... <text:s text:c="20"/>0.13 <text:s text:c="11"/>5 <text:s text:c="11"/>5 <text:s text:c="11"/>0.9095 <text:s text:c="6"/>18828.0 <text:s text:c="18"/>95.0 <text:s text:c="4"/>5:5</text:p>
      <text:p text:style-name="Standard">26 <text:s text:c="3"/>150052 <text:s text:c="4"/>沪深300B <text:s text:c="12"/>165515 <text:s text:c="2"/>150051 <text:s text:c="4"/>沪深300A <text:s text:c="4"/>4.5 <text:s text:c="7"/>1.22 <text:s/>... <text:s text:c="19"/>-0.21 <text:s text:c="11"/>5 <text:s text:c="11"/>5 <text:s text:c="11"/>0.8510 <text:s text:c="6"/>14283.0 <text:s text:c="19"/>1.0 <text:s text:c="4"/>5:5</text:p>
      <text:p text:style-name="Standard">27 <text:s text:c="3"/>150220 <text:s text:c="7"/>健康B <text:s text:c="12"/>164401 <text:s text:c="2"/>150219 <text:s text:c="7"/>健康A <text:s text:c="4"/>6.0 <text:s text:c="7"/>1.20 <text:s/>... <text:s text:c="20"/>0.39 <text:s text:c="11"/>5 <text:s text:c="11"/>5 <text:s text:c="11"/>0.9680 <text:s text:c="6"/>16211.0 <text:s text:c="19"/>0.0 <text:s text:c="4"/>5:5</text:p>
      <text:p text:style-name="Standard"><text:soft-page-break/>28 <text:s text:c="3"/>150322 <text:s text:c="6"/>煤炭B基 <text:s text:c="12"/>161032 <text:s text:c="2"/>150321 <text:s text:c="6"/>煤炭A基 <text:s text:c="4"/>6.5 <text:s text:c="7"/>1.12 <text:s/>... <text:s text:c="19"/>-0.45 <text:s text:c="11"/>5 <text:s text:c="11"/>5 <text:s text:c="11"/>0.9430 <text:s text:c="7"/>2613.0 <text:s text:c="19"/>0.0 <text:s text:c="4"/>5:5</text:p>
      <text:p text:style-name="Standard">29 <text:s text:c="3"/>150262 <text:s text:c="7"/>医疗B <text:s text:c="12"/>162412 <text:s text:c="2"/>150261 <text:s text:c="7"/>医疗A <text:s text:c="4"/>5.5 <text:s text:c="7"/>1.22 <text:s/>... <text:s text:c="19"/>-0.09 <text:s text:c="11"/>5 <text:s text:c="11"/>5 <text:s text:c="11"/>0.9374 <text:s text:c="7"/>6646.0 <text:s text:c="18"/>50.0 <text:s text:c="4"/>5:5</text:p>
      <text:p text:style-name="Standard">.. <text:s text:c="6"/>... <text:s text:c="7"/>... <text:s text:c="15"/>... <text:s text:c="5"/>... <text:s text:c="7"/>... <text:s text:c="4"/>... <text:s text:c="8"/>... <text:s/>... <text:s text:c="21"/>... <text:s text:c="9"/>... <text:s text:c="9"/>... <text:s text:c="14"/>... <text:s text:c="10"/>... <text:s text:c="19"/>... <text:s text:c="4"/>...</text:p>
      <text:p text:style-name="Standard">94 <text:s text:c="3"/>150131 <text:s text:c="7"/>医药B <text:s text:c="12"/>160219 <text:s text:c="2"/>150130 <text:s text:c="7"/>医药A <text:s text:c="4"/>5.5 <text:s text:c="7"/>1.22 <text:s/>... <text:s text:c="20"/>0.38 <text:s text:c="11"/>5 <text:s text:c="11"/>5 <text:s text:c="11"/>1.2096 <text:s text:c="6"/>54898.0 <text:s text:c="17"/>-25.0 <text:s text:c="4"/>5:5</text:p>
      <text:p text:style-name="Standard">95 <text:s text:c="3"/>502022 <text:s text:c="5"/>国金50B <text:s text:c="12"/>502020 <text:s text:c="2"/>502021 <text:s text:c="5"/>国金50A <text:s text:c="4"/>5.0 <text:s text:c="7"/>1.22 <text:s/>... <text:s text:c="20"/>0.13 <text:s text:c="11"/>5 <text:s text:c="11"/>5 <text:s text:c="11"/>0.9310 <text:s text:c="8"/>204.0 <text:s text:c="18"/>15.0 <text:s text:c="4"/>5:5</text:p>
      <text:p text:style-name="Standard">96 <text:s text:c="3"/>150201 <text:s text:c="7"/>券商B <text:s text:c="12"/>161720 <text:s text:c="2"/>150200 <text:s text:c="7"/>券商A <text:s text:c="4"/>4.5 <text:s text:c="7"/>1.20 <text:s/>... <text:s text:c="19"/>-1.36 <text:s text:c="11"/>5 <text:s text:c="11"/>5 <text:s text:c="11"/>1.1694 <text:s text:c="5"/>276531.0 <text:s text:c="18"/>63.0 <text:s text:c="4"/>5:5</text:p>
      <text:p text:style-name="Standard">97 <text:s text:c="3"/>150316 <text:s text:c="6"/>工业4B <text:s text:c="12"/>161031 <text:s text:c="2"/>150315 <text:s text:c="6"/>工业4A <text:s text:c="4"/>4.5 <text:s text:c="7"/>1.22 <text:s/>... <text:s text:c="19"/>-1.99 <text:s text:c="11"/>5 <text:s text:c="11"/>5 <text:s text:c="11"/>1.2780 <text:s text:c="8"/>679.0 <text:s text:c="19"/>0.0 <text:s text:c="4"/>5:5</text:p>
      <text:p text:style-name="Standard">98 <text:s text:c="3"/>150244 <text:s text:c="7"/>创业B <text:s text:c="12"/>160637 <text:s text:c="2"/>150243 <text:s text:c="7"/>创业A <text:s text:c="4"/>4.5 <text:s text:c="7"/>1.22 <text:s/>... <text:s text:c="19"/>-1.97 <text:s text:c="11"/>5 <text:s text:c="11"/>5 <text:s text:c="11"/>1.2000 <text:s text:c="7"/>6293.0 <text:s text:c="17"/>122.0 <text:s text:c="4"/>5:5</text:p>
      <text:p text:style-name="Standard">99 <text:s text:c="3"/>150226 <text:s text:c="6"/>证保B级 <text:s text:c="12"/>160516 <text:s text:c="2"/>150225 <text:s text:c="6"/>证保A级 <text:s text:c="4"/>5.0 <text:s text:c="7"/>1.22 <text:s/>... <text:s text:c="19"/>-0.62 <text:s text:c="11"/>5 <text:s text:c="11"/>5 <text:s text:c="11"/>1.2191 <text:s text:c="7"/>1620.0 <text:s text:c="19"/>0.0 <text:s text:c="4"/>5:5</text:p>
      <text:p text:style-name="Standard">100 <text:s text:c="2"/>150208 <text:s text:c="6"/>地产B端 <text:s text:c="12"/>161721 <text:s text:c="2"/>150207 <text:s text:c="6"/>地产A端 <text:s text:c="4"/>4.5 <text:s text:c="7"/>1.20 <text:s/>... <text:s text:c="20"/>2.58 <text:s text:c="11"/>5 <text:s text:c="11"/>5 <text:s text:c="11"/>1.2202 <text:s text:c="8"/>227.0 <text:s text:c="18"/>-9.0 <text:s text:c="4"/>5:5</text:p>
      <text:p text:style-name="Standard">101 <text:s text:c="2"/>150178 <text:s text:c="7"/>证保B <text:s text:c="12"/>160625 <text:s text:c="2"/>150177 <text:s text:c="7"/>证保A <text:s text:c="4"/>4.5 <text:s text:c="7"/>0.50 <text:s/>... <text:s text:c="19"/>-0.62 <text:s text:c="11"/>5 <text:s text:c="11"/>5 <text:s text:c="11"/>1.2530 <text:s text:c="7"/>7234.0 <text:s text:c="18"/>-2.0 <text:s text:c="4"/>5:5</text:p>
      <text:p text:style-name="Standard">102 <text:s text:c="2"/>150236 <text:s text:c="6"/>券商B级 <text:s text:c="12"/>160633 <text:s text:c="2"/>150235 <text:s text:c="6"/>券商A级 <text:s text:c="4"/>4.5 <text:s text:c="7"/>1.22 <text:s/>... <text:s text:c="19"/>-1.36 <text:s text:c="11"/>5 <text:s text:c="11"/>5 <text:s text:c="11"/>1.0240 <text:s text:c="7"/>2909.0 <text:s text:c="17"/>196.0 <text:s text:c="4"/>5:5</text:p>
      <text:p text:style-name="Standard">103 <text:s text:c="2"/>150330 <text:s text:c="7"/>保险B <text:s text:c="12"/>167301 <text:s text:c="2"/>150329 <text:s text:c="7"/>保险A <text:s text:c="4"/>4.5 <text:s text:c="7"/>1.20 <text:s/>... <text:s text:c="20"/>0.78 <text:s text:c="11"/>5 <text:s text:c="11"/>5 <text:s text:c="11"/>1.2260 <text:s text:c="7"/>7539.0 <text:s text:c="18"/>48.0 <text:s text:c="4"/>5:5</text:p>
      <text:p text:style-name="Standard">104 <text:s text:c="2"/>150065 <text:s text:c="7"/>同瑞B <text:s text:c="12"/>160808 <text:s text:c="2"/>150064 <text:s text:c="7"/>同瑞A <text:s text:c="4"/>5.0 <text:s text:c="7"/>0.90 <text:s/>... <text:s text:c="19"/>-0.21 <text:s text:c="11"/>4 <text:s text:c="11"/>6 <text:s text:c="11"/>0.9090 <text:s text:c="8"/>185.0 <text:s text:c="19"/>0.0 <text:s text:c="4"/>4:6</text:p>
      <text:p text:style-name="Standard">105 <text:s text:c="2"/>150191 <text:s text:c="4"/>NCF环保B <text:s text:c="12"/>164304 <text:s text:c="2"/>150190 <text:s text:c="4"/>NCF环保A <text:s text:c="4"/>5.5 <text:s text:c="7"/>1.22 <text:s/>... <text:s text:c="19"/>-0.10 <text:s text:c="11"/>5 <text:s text:c="11"/>5 <text:s text:c="11"/>1.3080 <text:s text:c="8"/>844.0 <text:s text:c="19"/>0.0 <text:s text:c="4"/>5:5</text:p>
      <text:p text:style-name="Standard">106 <text:s text:c="2"/>150344 <text:s text:c="6"/>证券B基 <text:s text:c="12"/>161629 <text:s text:c="2"/>150343 <text:s text:c="6"/>证券A基 <text:s text:c="4"/>5.5 <text:s text:c="7"/>1.22 <text:s/>... <text:s text:c="19"/>-1.36 <text:s text:c="11"/>5 <text:s text:c="11"/>5 <text:s text:c="11"/>1.0370 <text:s text:c="8"/>517.0 <text:s text:c="19"/>0.0 <text:s text:c="4"/>5:5</text:p>
      <text:p text:style-name="Standard">107 <text:s text:c="2"/>150230 <text:s text:c="8"/>酒B <text:s text:c="12"/>160632 <text:s text:c="2"/>150229 <text:s text:c="8"/>酒A <text:s text:c="4"/>4.5 <text:s text:c="7"/>1.22 <text:s/>... <text:s text:c="20"/>0.20 <text:s text:c="11"/>5 <text:s text:c="11"/>5 <text:s text:c="11"/>1.3270 <text:s text:c="8"/>437.0 <text:s text:c="18"/>-1.0 <text:s text:c="4"/>5:5</text:p>
      <text:p text:style-name="Standard">108 <text:s text:c="2"/>150182 <text:s text:c="7"/>军工B <text:s text:c="12"/>161024 <text:s text:c="2"/>150181 <text:s text:c="7"/>军工A <text:s text:c="4"/>4.5 <text:s text:c="7"/>1.00 <text:s/>... <text:s text:c="20"/>1.28 <text:s text:c="11"/>5 <text:s text:c="11"/>5 <text:s text:c="11"/>1.2460 <text:s text:c="6"/>54166.0 <text:s text:c="18"/>23.0 <text:s text:c="4"/>5:5</text:p>
      <text:p text:style-name="Standard">109 <text:s text:c="2"/>150308 <text:s text:c="7"/>体育B <text:s text:c="12"/>161030 <text:s text:c="2"/>150307 <text:s text:c="7"/>体育A <text:s text:c="4"/>4.5 <text:s text:c="7"/>1.22 <text:s/>... <text:s text:c="19"/>-0.98 <text:s text:c="11"/>5 <text:s text:c="11"/>5 <text:s text:c="11"/>1.2900 <text:s text:c="8"/>487.0 <text:s text:c="18"/>-7.0 <text:s text:c="4"/>5:5</text:p>
      <text:p text:style-name="Standard">110 <text:s text:c="2"/>502005 <text:s text:c="7"/>军工B <text:s text:c="12"/>502003 <text:s text:c="2"/>502004 <text:s text:c="7"/>军工A <text:s text:c="4"/>4.5 <text:s text:c="7"/>1.22 <text:s/>... <text:s text:c="20"/>1.28 <text:s text:c="11"/>5 <text:s text:c="11"/>5 <text:s text:c="11"/>1.3054 <text:s text:c="7"/>2318.0 <text:s text:c="17"/>-35.0 <text:s text:c="4"/>5:5</text:p>
      <text:p text:style-name="Standard">111 <text:s text:c="2"/>150174 <text:s text:c="4"/>TMT中证B <text:s text:c="12"/>165522 <text:s text:c="2"/>150173 <text:s text:c="4"/>TMT中证A <text:s text:c="4"/>4.5 <text:s text:c="7"/>1.22 <text:s/>... <text:s text:c="19"/>-1.03 <text:s text:c="11"/>5 <text:s text:c="11"/>5 <text:s text:c="11"/>1.2010 <text:s text:c="7"/>1655.0 <text:s text:c="19"/>5.0 <text:s text:c="4"/>5:5</text:p>
      <text:p text:style-name="Standard">112 <text:s text:c="2"/>150312 <text:s text:c="7"/>智能B <text:s text:c="12"/>165524 <text:s text:c="2"/>150311 <text:s text:c="7"/>智能A <text:s text:c="4"/>4.5 <text:s text:c="7"/>1.22 <text:s/>... <text:s text:c="19"/>-0.93 <text:s text:c="11"/>5 <text:s text:c="11"/>5 <text:s text:c="11"/>1.2480 <text:s text:c="8"/>237.0 <text:s text:c="19"/>0.0 <text:s text:c="4"/>5:5</text:p>
      <text:p text:style-name="Standard">113 <text:s text:c="2"/>150013 <text:s text:c="4"/>中证100B <text:s text:c="12"/>162509 <text:s text:c="2"/>150012 <text:s text:c="4"/>中证100A <text:s text:c="4"/>5.0 <text:s text:c="7"/>1.22 <text:s/>... <text:s text:c="19"/>-0.21 <text:s text:c="11"/>4 <text:s text:c="11"/>6 <text:s text:c="11"/>1.2860 <text:s text:c="7"/>6188.0 <text:s text:c="18"/>-8.0 <text:s text:c="4"/>4:6</text:p>
      <text:p text:style-name="Standard">114 <text:s text:c="2"/>150056 <text:s text:c="6"/>500B <text:s text:c="12"/>164809 <text:s text:c="2"/>150055 <text:s text:c="6"/>500A <text:s text:c="4"/>5.0 <text:s text:c="7"/>1.20 <text:s/>... <text:s text:c="20"/>0.02 <text:s text:c="11"/>4 <text:s text:c="11"/>6 <text:s text:c="11"/>1.1462 <text:s text:c="8"/>270.0 <text:s text:c="18"/>-2.0 <text:s text:c="4"/>4:6</text:p>
      <text:p text:style-name="Standard">115 <text:s text:c="2"/>150310 <text:s text:c="6"/>信息安B <text:s text:c="12"/>165523 <text:s text:c="2"/>150309 <text:s text:c="6"/>信息安A <text:s text:c="4"/>4.5 <text:s text:c="7"/>1.22 <text:s/>... <text:s text:c="19"/>-1.56 <text:s text:c="11"/>5 <text:s text:c="11"/>5 <text:s text:c="11"/>1.3930 <text:s text:c="8"/>161.0 <text:s text:c="19"/>0.0 <text:s text:c="4"/>5:5</text:p>
      <text:p text:style-name="Standard">116 <text:s text:c="2"/>150029 <text:s text:c="4"/>中证500B <text:s text:c="12"/>165511 <text:s text:c="2"/>150028 <text:s text:c="4"/>中证500A <text:s text:c="4"/>4.7 <text:s text:c="7"/>1.22 <text:s/>... <text:s text:c="20"/>0.02 <text:s text:c="11"/>4 <text:s text:c="11"/>6 <text:s text:c="11"/>1.1130 <text:s text:c="7"/>3480.0 <text:s text:c="18"/>12.0 <text:s text:c="4"/>4:6</text:p>
      <text:p text:style-name="Standard"><text:soft-page-break/>117 <text:s text:c="2"/>150318 <text:s text:c="6"/>E金融B <text:s text:c="12"/>164907 <text:s text:c="2"/>150317 <text:s text:c="6"/>E金融A <text:s text:c="4"/>5.5 <text:s text:c="7"/>1.22 <text:s/>... <text:s text:c="19"/>-0.48 <text:s text:c="11"/>5 <text:s text:c="11"/>5 <text:s text:c="11"/>1.4660 <text:s text:c="9"/>56.0 <text:s text:c="18"/>-2.0 <text:s text:c="4"/>5:5</text:p>
      <text:p text:style-name="Standard">118 <text:s text:c="2"/>150037 <text:s text:c="6"/>建信进取 <text:s text:c="12"/>165310 <text:s text:c="2"/>150036 <text:s text:c="6"/>建信稳健 <text:s text:c="4"/>5.0 <text:s text:c="7"/>1.75 <text:s/>... <text:s text:c="19"/>-0.21 <text:s text:c="11"/>4 <text:s text:c="11"/>6 <text:s text:c="11"/>1.4670 <text:s text:c="8"/>152.0 <text:s text:c="19"/>0.0 <text:s text:c="4"/>4:6</text:p>
      <text:p text:style-name="Standard">119 <text:s text:c="2"/>502012 <text:s text:c="7"/>证券B <text:s text:c="12"/>502010 <text:s text:c="2"/>502011 <text:s text:c="7"/>证券A <text:s text:c="4"/>4.5 <text:s text:c="7"/>1.22 <text:s/>... <text:s text:c="19"/>-1.36 <text:s text:c="11"/>5 <text:s text:c="11"/>5 <text:s text:c="11"/>1.1554 <text:s text:c="7"/>6582.0 <text:s text:c="18"/>57.0 <text:s text:c="4"/>5:5</text:p>
      <text:p text:style-name="Standard">120 <text:s text:c="2"/>150172 <text:s text:c="7"/>证券B <text:s text:c="12"/>163113 <text:s text:c="2"/>150171 <text:s text:c="7"/>证券A <text:s text:c="4"/>4.5 <text:s text:c="7"/>1.20 <text:s/>... <text:s text:c="19"/>-1.33 <text:s text:c="11"/>5 <text:s text:c="11"/>5 <text:s text:c="11"/>1.0162 <text:s text:c="6"/>60146.0 <text:s text:c="17"/>105.0 <text:s text:c="4"/>5:5</text:p>
      <text:p text:style-name="Standard">121 <text:s text:c="2"/>150048 <text:s text:c="7"/>消费B <text:s text:c="12"/>161818 <text:s text:c="2"/>150047 <text:s text:c="7"/>消费A <text:s text:c="4"/>5.5 <text:s text:c="7"/>2.35 <text:s/>... <text:s text:c="19"/>-0.73 <text:s text:c="11"/>2 <text:s text:c="11"/>8 <text:s text:c="11"/>1.1260 <text:s text:c="8"/>739.0 <text:s text:c="19"/>1.0 <text:s text:c="4"/>2:8</text:p>
      <text:p text:style-name="Standard">122 <text:s text:c="2"/>150023 <text:s text:c="6"/>深成指B <text:s text:c="12"/>163109 <text:s text:c="2"/>150022 <text:s text:c="6"/>深成指A <text:s text:c="4"/>4.5 <text:s text:c="7"/>1.22 <text:s/>... <text:s text:c="19"/>-0.74 <text:s text:c="11"/>5 <text:s text:c="11"/>5 <text:s text:c="11"/>0.5354 <text:s text:c="5"/>251777.0 <text:s text:c="16"/>-197.0 <text:s text:c="4"/>5:5</text:p>
      <text:p text:style-name="Standard">123 <text:s text:c="2"/>150017 <text:s text:c="7"/>合润B <text:s text:c="12"/>163406 <text:s text:c="2"/>150016 <text:s text:c="7"/>合润A <text:s text:c="4"/>0.0 <text:s text:c="7"/>1.22 <text:s/>... <text:s text:c="19"/>-0.21 <text:s text:c="11"/>4 <text:s text:c="11"/>6 <text:s text:c="11"/>1.3424 <text:s text:c="7"/>4141.0 <text:s text:c="18"/>-2.0 <text:s text:c="4"/>4:6</text:p>
      <text:p text:style-name="Standard"/>
      <text:p text:style-name="Standard"/>
      <text:p text:style-name="Standard">[b](3)ratingFundM()[/b]</text:p>
      <text:p text:style-name="Standard">该方法用于获取分级基金母基金及其相关数据</text:p>
      <text:p text:style-name="Standard"/>
      <text:p text:style-name="Standard">返回值：</text:p>
      <text:p text:style-name="Standard">DataFrame or List: [{'base_fund_id':, 'base_fund_nm', ...}, ...]</text:p>
      <text:p text:style-name="Standard"><text:s text:c="3"/>base_fund_id: <text:s text:c="19"/>母基代码</text:p>
      <text:p text:style-name="Standard"><text:s text:c="3"/>base_fund_nm： <text:s text:c="18"/>母基名称</text:p>
      <text:p text:style-name="Standard"><text:s text:c="3"/>market： <text:s text:c="24"/>所属市场</text:p>
      <text:p text:style-name="Standard"><text:s text:c="3"/>issue_dt： <text:s text:c="22"/>创立日期</text:p>
      <text:p text:style-name="Standard"><text:s text:c="3"/>manage_fee： <text:s text:c="20"/>管理费</text:p>
      <text:p text:style-name="Standard"><text:s text:c="3"/>index_id： <text:s text:c="22"/>跟踪指数代码</text:p>
      <text:p text:style-name="Standard"><text:s text:c="3"/>index_nm： <text:s text:c="22"/>跟踪指数名称</text:p>
      <text:p text:style-name="Standard"><text:s text:c="3"/>lower_recalc_price： <text:s text:c="12"/>下折</text:p>
      <text:p text:style-name="Standard"><text:s text:c="3"/>a_ratio： <text:s text:c="23"/>A占比</text:p>
      <text:p text:style-name="Standard"><text:s text:c="3"/>b_ratio： <text:s text:c="23"/>B占比</text:p>
      <text:p text:style-name="Standard"><text:s text:c="3"/>next_recalc_dt： <text:s text:c="16"/>下次定折</text:p>
      <text:p text:style-name="Standard"><text:s text:c="3"/>fundA_id： <text:s text:c="22"/>A基代码</text:p>
      <text:p text:style-name="Standard"><text:s text:c="3"/>fundA_nm： <text:s text:c="22"/>A基名称</text:p>
      <text:p text:style-name="Standard"><text:s text:c="3"/>coupon： <text:s text:c="24"/>本期利率</text:p>
      <text:p text:style-name="Standard"><text:s text:c="3"/>coupon_next： <text:s text:c="19"/>下期利率</text:p>
      <text:p text:style-name="Standard"><text:s text:c="3"/>fundB_id： <text:s text:c="22"/>B基代码</text:p>
      <text:p text:style-name="Standard"><text:s text:c="3"/>fundB_nm: <text:s text:c="23"/>B基名称</text:p>
      <text:p text:style-name="Standard"><text:s text:c="3"/>price： <text:s text:c="25"/>母基净值</text:p>
      <text:p text:style-name="Standard"><text:s text:c="3"/>base_lower_recalc_rt： <text:s text:c="10"/>下折需跌（％）</text:p>
      <text:p text:style-name="Standard"><text:s text:c="3"/>abrate： <text:s text:c="24"/>A：B</text:p>
      <text:p text:style-name="Standard"/>
      <text:p text:style-name="Standard">示例：</text:p>
      <text:p text:style-name="Standard">[i]import gugu as gg[/i]</text:p>
      <text:p text:style-name="Standard">[i]obj = gg.LowRiskIntArb()[/i] <text:s text:c="2"/># 创建低风险及套利对象</text:p>
      <text:p text:style-name="Standard">[i]data = obj.ratingFundM()[/i] <text:s text:c="2"/># 获取分级基金母基金及其相关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4"/>base_fund_id base_fund_nm market <text:s/>... <text:s text:c="2"/>price <text:s/>base_lower_recalc_rt abrate</text:p>
      <text:p text:style-name="Standard">0 <text:s text:c="8"/>160127 <text:s text:c="8"/>南方消费 <text:s text:c="4"/>sz <text:s/>... <text:s/>0.8230 <text:s text:c="16"/>23.61 <text:s text:c="3"/>5:5</text:p>
      <text:p text:style-name="Standard">1 <text:s text:c="8"/>160135 <text:s text:c="8"/>高铁基金 <text:s text:c="4"/>sz <text:s/>... <text:s/>0.8525 <text:s text:c="16"/>25.83 <text:s text:c="3"/>5:5</text:p>
      <text:p text:style-name="Standard">2 <text:s text:c="8"/>160136 <text:s text:c="8"/>改革基金 <text:s text:c="4"/>sz <text:s/>... <text:s/>0.9197 <text:s text:c="16"/>30.79 <text:s text:c="3"/>5:5</text:p>
      <text:p text:style-name="Standard"><text:soft-page-break/>3 <text:s text:c="8"/>160137 <text:s text:c="8"/>互联基金 <text:s text:c="4"/>sz <text:s/>... <text:s/>1.2445 <text:s text:c="16"/>47.52 <text:s text:c="3"/>5:5</text:p>
      <text:p text:style-name="Standard">4 <text:s text:c="8"/>160217 <text:s text:c="8"/>国泰互利 <text:s text:c="4"/>sz <text:s/>... <text:s/>1.1261 <text:s text:c="16"/>26.83 <text:s text:c="3"/>7:3</text:p>
      <text:p text:style-name="Standard">5 <text:s text:c="8"/>160218 <text:s text:c="8"/>国泰地产 <text:s text:c="4"/>sz <text:s/>... <text:s/>1.0582 <text:s text:c="16"/>41.78 <text:s text:c="3"/>5:5</text:p>
      <text:p text:style-name="Standard">6 <text:s text:c="8"/>160219 <text:s text:c="8"/>国泰医药 <text:s text:c="4"/>sz <text:s/>... <text:s/>1.2096 <text:s text:c="16"/>47.87 <text:s text:c="3"/>5:5</text:p>
      <text:p text:style-name="Standard">7 <text:s text:c="8"/>160221 <text:s text:c="8"/>国泰有色 <text:s text:c="4"/>sz <text:s/>... <text:s/>0.8207 <text:s text:c="16"/>23.62 <text:s text:c="3"/>5:5</text:p>
      <text:p text:style-name="Standard">8 <text:s text:c="8"/>160222 <text:s text:c="8"/>国泰食品 <text:s text:c="4"/>sz <text:s/>... <text:s/>1.2691 <text:s text:c="16"/>50.00 <text:s text:c="3"/>5:5</text:p>
      <text:p text:style-name="Standard">9 <text:s text:c="8"/>160224 <text:s text:c="7"/>国泰TMT <text:s text:c="4"/>sz <text:s/>... <text:s/>1.0202 <text:s text:c="16"/>36.92 <text:s text:c="3"/>5:5</text:p>
      <text:p text:style-name="Standard">10 <text:s text:c="7"/>160417 <text:s text:c="7"/>华安300 <text:s text:c="4"/>sz <text:s/>... <text:s/>1.3119 <text:s text:c="16"/>49.83 <text:s text:c="3"/>5:5</text:p>
      <text:p text:style-name="Standard">11 <text:s text:c="7"/>160418 <text:s text:c="8"/>银行股基 <text:s text:c="4"/>sz <text:s/>... <text:s/>0.8482 <text:s text:c="16"/>25.20 <text:s text:c="3"/>5:5</text:p>
      <text:p text:style-name="Standard">12 <text:s text:c="7"/>160419 <text:s text:c="8"/>证券股基 <text:s text:c="4"/>sz <text:s/>... <text:s/>1.0386 <text:s text:c="16"/>38.01 <text:s text:c="3"/>5:5</text:p>
      <text:p text:style-name="Standard">13 <text:s text:c="7"/>160420 <text:s text:c="8"/>创业50 <text:s text:c="4"/>sz <text:s/>... <text:s/>1.1255 <text:s text:c="16"/>42.78 <text:s text:c="3"/>5:5</text:p>
      <text:p text:style-name="Standard">14 <text:s text:c="7"/>160516 <text:s text:c="8"/>博时证保 <text:s text:c="4"/>sz <text:s/>... <text:s/>1.2191 <text:s text:c="16"/>47.56 <text:s text:c="3"/>5:5</text:p>
      <text:p text:style-name="Standard">15 <text:s text:c="7"/>160517 <text:s text:c="8"/>博时银行 <text:s text:c="4"/>sz <text:s/>... <text:s/>0.9976 <text:s text:c="16"/>36.38 <text:s text:c="3"/>5:5</text:p>
      <text:p text:style-name="Standard">16 <text:s text:c="7"/>160620 <text:s text:c="8"/>资源分级 <text:s text:c="4"/>sz <text:s/>... <text:s/>1.0490 <text:s text:c="16"/>39.96 <text:s text:c="3"/>5:5</text:p>
      <text:p text:style-name="Standard">17 <text:s text:c="7"/>160625 <text:s text:c="8"/>证保分级 <text:s text:c="4"/>sz <text:s/>... <text:s/>1.2530 <text:s text:c="16"/>49.16 <text:s text:c="3"/>5:5</text:p>
      <text:p text:style-name="Standard">18 <text:s text:c="7"/>160626 <text:s text:c="8"/>信息分级 <text:s text:c="4"/>sz <text:s/>... <text:s/>1.1770 <text:s text:c="16"/>45.48 <text:s text:c="3"/>5:5</text:p>
      <text:p text:style-name="Standard">19 <text:s text:c="7"/>160628 <text:s text:c="9"/>房地产 <text:s text:c="4"/>sz <text:s/>... <text:s/>1.0250 <text:s text:c="16"/>39.99 <text:s text:c="3"/>5:5</text:p>
      <text:p text:style-name="Standard">20 <text:s text:c="7"/>160629 <text:s text:c="8"/>传媒分级 <text:s text:c="4"/>sz <text:s/>... <text:s/>1.1420 <text:s text:c="16"/>44.43 <text:s text:c="3"/>5:5</text:p>
      <text:p text:style-name="Standard">21 <text:s text:c="7"/>160630 <text:s text:c="8"/>国防分级 <text:s text:c="4"/>sz <text:s/>... <text:s/>0.8210 <text:s text:c="16"/>24.28 <text:s text:c="3"/>5:5</text:p>
      <text:p text:style-name="Standard">22 <text:s text:c="7"/>160631 <text:s text:c="8"/>银行指基 <text:s text:c="4"/>sz <text:s/>... <text:s/>0.9260 <text:s text:c="16"/>31.33 <text:s text:c="3"/>5:5</text:p>
      <text:p text:style-name="Standard">23 <text:s text:c="7"/>160632 <text:s text:c="9"/>酒分级 <text:s text:c="4"/>sz <text:s/>... <text:s/>1.3270 <text:s text:c="16"/>52.30 <text:s text:c="3"/>5:5</text:p>
      <text:p text:style-name="Standard">24 <text:s text:c="7"/>160633 <text:s text:c="8"/>券商指基 <text:s text:c="4"/>sz <text:s/>... <text:s/>1.0240 <text:s text:c="16"/>37.78 <text:s text:c="3"/>5:5</text:p>
      <text:p text:style-name="Standard">25 <text:s text:c="7"/>160634 <text:s text:c="8"/>环保分级 <text:s text:c="4"/>sz <text:s/>... <text:s/>0.8590 <text:s text:c="16"/>26.01 <text:s text:c="3"/>5:5</text:p>
      <text:p text:style-name="Standard">26 <text:s text:c="7"/>160636 <text:s text:c="9"/>互联网 <text:s text:c="4"/>sz <text:s/>... <text:s/>0.9890 <text:s text:c="16"/>34.67 <text:s text:c="3"/>5:5</text:p>
      <text:p text:style-name="Standard">27 <text:s text:c="7"/>160637 <text:s text:c="8"/>创业指基 <text:s text:c="4"/>sz <text:s/>... <text:s/>1.2000 <text:s text:c="16"/>45.92 <text:s text:c="3"/>5:5</text:p>
      <text:p text:style-name="Standard">28 <text:s text:c="7"/>160638 <text:s text:c="8"/>带路分级 <text:s text:c="4"/>sz <text:s/>... <text:s/>1.1670 <text:s text:c="16"/>44.74 <text:s text:c="3"/>5:5</text:p>
      <text:p text:style-name="Standard">29 <text:s text:c="7"/>160639 <text:s text:c="8"/>高铁分级 <text:s text:c="4"/>sz <text:s/>... <text:s/>0.9670 <text:s text:c="16"/>34.14 <text:s text:c="3"/>5:5</text:p>
      <text:p text:style-name="Standard">.. <text:s text:c="10"/>... <text:s text:c="9"/>... <text:s text:c="3"/>... <text:s/>... <text:s text:c="4"/>... <text:s text:c="18"/>... <text:s text:c="3"/>...</text:p>
      <text:p text:style-name="Standard">94 <text:s text:c="7"/>165312 <text:s text:c="8"/>建信50 <text:s text:c="4"/>sz <text:s/>... <text:s/>0.8638 <text:s text:c="16"/>26.13 <text:s text:c="3"/>5:5</text:p>
      <text:p text:style-name="Standard">95 <text:s text:c="7"/>165511 <text:s text:c="7"/>信诚500 <text:s text:c="4"/>sz <text:s/>... <text:s/>1.1130 <text:s text:c="16"/>50.22 <text:s text:c="3"/>4:6</text:p>
      <text:p text:style-name="Standard">96 <text:s text:c="7"/>165515 <text:s text:c="7"/>信诚300 <text:s text:c="4"/>sz <text:s/>... <text:s/>0.8510 <text:s text:c="16"/>25.53 <text:s text:c="3"/>5:5</text:p>
      <text:p text:style-name="Standard">97 <text:s text:c="7"/>165519 <text:s text:c="8"/>信诚医药 <text:s text:c="4"/>sz <text:s/>... <text:s/>0.8370 <text:s text:c="16"/>24.94 <text:s text:c="3"/>5:5</text:p>
      <text:p text:style-name="Standard">98 <text:s text:c="7"/>165520 <text:s text:c="8"/>信诚有色 <text:s text:c="4"/>sz <text:s/>... <text:s/>0.9210 <text:s text:c="16"/>32.04 <text:s text:c="3"/>5:5</text:p>
      <text:p text:style-name="Standard">99 <text:s text:c="7"/>165521 <text:s text:c="8"/>信诚金融 <text:s text:c="4"/>sz <text:s/>... <text:s/>1.0260 <text:s text:c="16"/>38.25 <text:s text:c="3"/>5:5</text:p>
      <text:p text:style-name="Standard">100 <text:s text:c="6"/>165522 <text:s text:c="7"/>信诚TMT <text:s text:c="4"/>sz <text:s/>... <text:s/>1.2010 <text:s text:c="16"/>46.71 <text:s text:c="3"/>5:5</text:p>
      <text:p text:style-name="Standard">101 <text:s text:c="6"/>165523 <text:s text:c="8"/>信息安全 <text:s text:c="4"/>sz <text:s/>... <text:s/>1.3930 <text:s text:c="16"/>53.75 <text:s text:c="3"/>5:5</text:p>
      <text:p text:style-name="Standard">102 <text:s text:c="6"/>165524 <text:s text:c="8"/>智能家居 <text:s text:c="4"/>sz <text:s/>... <text:s/>1.2480 <text:s text:c="16"/>48.72 <text:s text:c="3"/>5:5</text:p>
      <text:p text:style-name="Standard">103 <text:s text:c="6"/>165707 <text:s text:c="6"/>诺德S300 <text:s text:c="4"/>sz <text:s/>... <text:s/>0.8470 <text:s text:c="16"/>24.69 <text:s text:c="3"/>5:5</text:p>
      <text:p text:style-name="Standard">104 <text:s text:c="6"/>165809 <text:s text:c="8"/>东吴转债 <text:s text:c="4"/>sz <text:s/>... <text:s/>1.0660 <text:s text:c="16"/>20.61 <text:s text:c="3"/>7:3</text:p>
      <text:p text:style-name="Standard">105 <text:s text:c="6"/>167301 <text:s text:c="8"/>保险分级 <text:s text:c="4"/>sz <text:s/>... <text:s/>1.2260 <text:s text:c="16"/>48.74 <text:s text:c="3"/>5:5</text:p>
      <text:p text:style-name="Standard">106 <text:s text:c="6"/>167503 <text:s text:c="8"/>一带分级 <text:s text:c="4"/>sz <text:s/>... <text:s/>1.1420 <text:s text:c="16"/>44.45 <text:s text:c="3"/>5:5</text:p>
      <text:p text:style-name="Standard">107 <text:s text:c="6"/>168001 <text:s text:c="8"/>国寿养老 <text:s text:c="4"/>sz <text:s/>... <text:s/>1.0980 <text:s text:c="16"/>42.57 <text:s text:c="3"/>5:5</text:p>
      <text:p text:style-name="Standard">108 <text:s text:c="6"/>168201 <text:s text:c="8"/>一带一路 <text:s text:c="4"/>sz <text:s/>... <text:s/>1.0440 <text:s text:c="16"/>39.14 <text:s text:c="3"/>5:5</text:p>
      <text:p text:style-name="Standard">109 <text:s text:c="6"/>168203 <text:s text:c="8"/>钢铁母基 <text:s text:c="4"/>sz <text:s/>... <text:s/>1.0630 <text:s text:c="16"/>40.11 <text:s text:c="3"/>5:5</text:p>
      <text:p text:style-name="Standard">110 <text:s text:c="6"/>168204 <text:s text:c="8"/>煤炭母基 <text:s text:c="4"/>sz <text:s/>... <text:s/>0.9660 <text:s text:c="16"/>34.25 <text:s text:c="3"/>5:5</text:p>
      <text:p text:style-name="Standard">111 <text:s text:c="6"/>168205 <text:s text:c="8"/>银行母基 <text:s text:c="4"/>sz <text:s/>... <text:s/>0.8640 <text:s text:c="16"/>26.57 <text:s text:c="3"/>5:5</text:p>
      <text:p text:style-name="Standard">112 <text:s text:c="6"/>502000 <text:s text:c="7"/>500等权 <text:s text:c="4"/>sh <text:s/>... <text:s/>0.9444 <text:s text:c="16"/>33.17 <text:s text:c="3"/>5:5</text:p>
      <text:p text:style-name="Standard">113 <text:s text:c="6"/>502003 <text:s text:c="8"/>军工分级 <text:s text:c="4"/>sh <text:s/>... <text:s/>1.3054 <text:s text:c="16"/>51.83 <text:s text:c="3"/>5:5</text:p>
      <text:p text:style-name="Standard">114 <text:s text:c="6"/>502006 <text:s text:c="8"/>国企改革 <text:s text:c="4"/>sh <text:s/>... <text:s/>0.9943 <text:s text:c="16"/>34.98 <text:s text:c="3"/>5:5</text:p>
      <text:p text:style-name="Standard">115 <text:s text:c="6"/>502010 <text:s text:c="8"/>证券分级 <text:s text:c="4"/>sh <text:s/>... <text:s/>1.1554 <text:s text:c="16"/>43.50 <text:s text:c="3"/>5:5</text:p>
      <text:p text:style-name="Standard">116 <text:s text:c="6"/>502013 <text:s text:c="8"/>一带一路 <text:s text:c="4"/>sh <text:s/>... <text:s/>1.1990 <text:s text:c="16"/>47.03 <text:s text:c="3"/>5:5</text:p>
      <text:p text:style-name="Standard">117 <text:s text:c="6"/>502020 <text:s text:c="8"/>国金50 <text:s text:c="4"/>sh <text:s/>... <text:s/>0.9310 <text:s text:c="16"/>32.13 <text:s text:c="3"/>5:5</text:p>
      <text:p text:style-name="Standard"><text:soft-page-break/>118 <text:s text:c="6"/>502023 <text:s text:c="8"/>钢铁分级 <text:s text:c="4"/>sh <text:s/>... <text:s/>0.8810 <text:s text:c="16"/>27.11 <text:s text:c="3"/>5:5</text:p>
      <text:p text:style-name="Standard">119 <text:s text:c="6"/>502036 <text:s text:c="8"/>互联金融 <text:s text:c="4"/>sh <text:s/>... <text:s/>0.9533 <text:s text:c="16"/>33.03 <text:s text:c="3"/>5:5</text:p>
      <text:p text:style-name="Standard">120 <text:s text:c="6"/>502040 <text:s text:c="7"/>上50分级 <text:s text:c="4"/>sh <text:s/>... <text:s/>1.1100 <text:s text:c="16"/>42.99 <text:s text:c="3"/>5:5</text:p>
      <text:p text:style-name="Standard">121 <text:s text:c="6"/>502048 <text:s text:c="8"/>50分级 <text:s text:c="4"/>sh <text:s/>... <text:s/>0.9095 <text:s text:c="16"/>28.34 <text:s text:c="3"/>5:5</text:p>
      <text:p text:style-name="Standard">122 <text:s text:c="6"/>502053 <text:s text:c="8"/>券商分级 <text:s text:c="4"/>sh <text:s/>... <text:s/>0.9530 <text:s text:c="16"/>32.40 <text:s text:c="3"/>5:5</text:p>
      <text:p text:style-name="Standard">123 <text:s text:c="6"/>502056 <text:s text:c="8"/>医疗分级 <text:s text:c="4"/>sh <text:s/>... <text:s/>1.0415 <text:s text:c="16"/>39.03 <text:s text:c="3"/>5:5</text:p>
      <text:p text:style-name="Standard"/>
      <text:p text:style-name="Standard"/>
      <text:p text:style-name="Standard">[b](4)conBonds()[/b]</text:p>
      <text:p text:style-name="Standard">该方法用于获取可转债及其相关数据</text:p>
      <text:p text:style-name="Standard"/>
      <text:p text:style-name="Standard">返回值：</text:p>
      <text:p text:style-name="Standard">DataFrame or List: [{'bond_id':, 'bond_nm':, ...}, ...]</text:p>
      <text:p text:style-name="Standard"><text:s text:c="3"/>bond_id: <text:s text:c="23"/>代码</text:p>
      <text:p text:style-name="Standard"><text:s text:c="3"/>bond_nm: <text:s text:c="23"/>名称</text:p>
      <text:p text:style-name="Standard"><text:s text:c="3"/>stock_id: <text:s text:c="22"/>正股全代码</text:p>
      <text:p text:style-name="Standard"><text:s text:c="3"/>stock_nm: <text:s text:c="22"/>正股名称</text:p>
      <text:p text:style-name="Standard"><text:s text:c="3"/>market: <text:s text:c="24"/>所属市场</text:p>
      <text:p text:style-name="Standard"><text:s text:c="3"/>convert_price: <text:s text:c="17"/>转股价</text:p>
      <text:p text:style-name="Standard"><text:s text:c="3"/>convert_dt: <text:s text:c="20"/>转股起始日</text:p>
      <text:p text:style-name="Standard"><text:s text:c="3"/>issue_dt： <text:s text:c="21"/>创立日期</text:p>
      <text:p text:style-name="Standard"><text:s text:c="3"/>maturity_dt： <text:s text:c="18"/>到期日</text:p>
      <text:p text:style-name="Standard"><text:s text:c="3"/>next_put_dt： <text:s text:c="18"/>回售起始日</text:p>
      <text:p text:style-name="Standard"><text:s text:c="3"/>put_price： <text:s text:c="20"/>回售价</text:p>
      <text:p text:style-name="Standard"><text:s text:c="3"/>put_count_days： <text:s text:c="15"/>回售计算天数</text:p>
      <text:p text:style-name="Standard"><text:s text:c="3"/>put_total_days： <text:s text:c="15"/>回售总天数</text:p>
      <text:p text:style-name="Standard"><text:s text:c="3"/>redeem_price： <text:s text:c="17"/>赎回价</text:p>
      <text:p text:style-name="Standard"><text:s text:c="3"/>redeem_price_ratio： <text:s text:c="11"/>赎回率</text:p>
      <text:p text:style-name="Standard"><text:s text:c="3"/>redeem_count_days： <text:s text:c="12"/>赎回计算天数</text:p>
      <text:p text:style-name="Standard"><text:s text:c="3"/>redeem_total_days： <text:s text:c="12"/>赎回总天数</text:p>
      <text:p text:style-name="Standard"><text:s text:c="3"/>orig_iss_amt： <text:s text:c="17"/>发行规模（亿）</text:p>
      <text:p text:style-name="Standard"><text:s text:c="3"/>curr_iss_amt： <text:s text:c="17"/>剩余规模（亿）</text:p>
      <text:p text:style-name="Standard"><text:s text:c="3"/>rating_cd： <text:s text:c="20"/>债券评级</text:p>
      <text:p text:style-name="Standard"><text:s text:c="3"/>issuer_rating_cd： <text:s text:c="13"/>主体评级</text:p>
      <text:p text:style-name="Standard"><text:s text:c="3"/>guarantor： <text:s text:c="20"/>担保</text:p>
      <text:p text:style-name="Standard"><text:s text:c="3"/>active_fl： <text:s text:c="20"/>活跃标志</text:p>
      <text:p text:style-name="Standard"><text:s text:c="3"/>ration_rt： <text:s text:c="20"/>股东配售率（％）</text:p>
      <text:p text:style-name="Standard"><text:s text:c="3"/>pb： <text:s text:c="27"/>市净率</text:p>
      <text:p text:style-name="Standard"><text:s text:c="3"/>sprice： <text:s text:c="23"/>正股价</text:p>
      <text:p text:style-name="Standard"><text:s text:c="3"/>sincrease_rt： <text:s text:c="17"/>正股涨跌（％）</text:p>
      <text:p text:style-name="Standard"><text:s text:c="3"/>last_time： <text:s text:c="20"/>最后时间</text:p>
      <text:p text:style-name="Standard"><text:s text:c="3"/>convert_value： <text:s text:c="16"/>转股价值</text:p>
      <text:p text:style-name="Standard"><text:s text:c="3"/>premium_rt： <text:s text:c="19"/>溢价率（％）</text:p>
      <text:p text:style-name="Standard"><text:s text:c="3"/>year_left： <text:s text:c="20"/>剩余年限</text:p>
      <text:p text:style-name="Standard"><text:s text:c="3"/>ytm_rt： <text:s text:c="23"/>到期税前收益（％）</text:p>
      <text:p text:style-name="Standard"><text:s text:c="3"/>ytm_rt_tax： <text:s text:c="19"/>到期税后收益（％）</text:p>
      <text:p text:style-name="Standard"><text:s text:c="3"/>price： <text:s text:c="24"/>现价</text:p>
      <text:p text:style-name="Standard"><text:s text:c="3"/>increase_rt： <text:s text:c="18"/>涨跌幅（％）</text:p>
      <text:p text:style-name="Standard"><text:s text:c="3"/>volume： <text:s text:c="23"/>成交额（万元）</text:p>
      <text:p text:style-name="Standard"><text:s text:c="3"/>force_redeem_price： <text:s text:c="11"/>强赎触发价</text:p>
      <text:p text:style-name="Standard"><text:s text:c="3"/>put_convert_price： <text:s text:c="12"/>回售触发价</text:p>
      <text:p text:style-name="Standard"><text:s text:c="3"/>convert_amt_ratio： <text:s text:c="12"/>转债占比</text:p>
      <text:p text:style-name="Standard"><text:s text:c="3"/>stock_cd： <text:s text:c="21"/>正股简码</text:p>
      <text:p text:style-name="Standard"><text:soft-page-break/><text:s text:c="3"/>pre_bond_id： <text:s text:c="18"/>转债全码</text:p>
      <text:p text:style-name="Standard"/>
      <text:p text:style-name="Standard">示例：</text:p>
      <text:p text:style-name="Standard">[i]import gugu as gg[/i]</text:p>
      <text:p text:style-name="Standard">[i]obj = gg.LowRiskIntArb()[/i] <text:s text:c="2"/># 创建低风险及套利对象</text:p>
      <text:p text:style-name="Standard">[i]data = obj.conBonds()[/i] <text:s text:c="2"/># 获取可转债及其相关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4"/>bond_id bond_nm <text:s/>stock_id stock_nm market <text:s/>convert_price <text:s/>convert_dt <text:s text:c="3"/>issue_dt <text:s/>... <text:s text:c="3"/>price increase_rt <text:s text:c="3"/>volume <text:s/>force_redeem_price <text:s/>put_convert_price <text:s/>convert_amt_ratio <text:s/>stock_cd <text:s/>pre_bond_id</text:p>
      <text:p text:style-name="Standard">0 <text:s text:c="3"/>110052 <text:s text:c="3"/>贵广转债 <text:s/>sh600996 <text:s text:c="4"/>贵广网络 <text:s text:c="4"/>sh <text:s text:c="10"/>8.13 <text:s/>2019-09-11 <text:s/>2019-03-05 <text:s/>... <text:s/>100.000 <text:s text:c="7"/>0.00 <text:s text:c="5"/>0.00 <text:s text:c="14"/>10.57 <text:s text:c="14"/>5.69 <text:s text:c="14"/>14.0 <text:s text:c="3"/>600996 <text:s text:c="4"/>sh110052</text:p>
      <text:p text:style-name="Standard">1 <text:s text:c="3"/>127008 <text:s text:c="3"/>特发转债 <text:s/>sz000070 <text:s text:c="4"/>特发信息 <text:s text:c="4"/>sz <text:s text:c="10"/>6.78 <text:s/>2019-05-22 <text:s/>2018-11-16 <text:s/>... <text:s/>189.700 <text:s text:c="7"/>4.12 <text:s/>78633.58 <text:s text:c="15"/>8.81 <text:s text:c="14"/>4.75 <text:s text:c="15"/>4.0 <text:s text:c="3"/>000070 <text:s text:c="4"/>sz127008</text:p>
      <text:p text:style-name="Standard">2 <text:s text:c="3"/>128055 <text:s text:c="3"/>长青转2 <text:s/>sz002391 <text:s text:c="4"/>长青股份 <text:s text:c="4"/>sz <text:s text:c="9"/>11.41 <text:s/>2019-09-05 <text:s/>2019-02-27 <text:s/>... <text:s/>100.000 <text:s text:c="7"/>0.00 <text:s text:c="5"/>0.00 <text:s text:c="14"/>14.83 <text:s text:c="14"/>7.99 <text:s text:c="14"/>18.4 <text:s text:c="3"/>002391 <text:s text:c="4"/>sz128055</text:p>
      <text:p text:style-name="Standard">3 <text:s text:c="3"/>128057 <text:s text:c="3"/>博彦转债 <text:s/>sz002649 <text:s text:c="4"/>博彦科技 <text:s text:c="4"/>sz <text:s text:c="10"/>8.90 <text:s/>2019-09-11 <text:s/>2019-03-05 <text:s/>... <text:s/>100.000 <text:s text:c="7"/>0.00 <text:s text:c="5"/>0.00 <text:s text:c="14"/>11.57 <text:s text:c="14"/>6.23 <text:s text:c="14"/>10.4 <text:s text:c="3"/>002649 <text:s text:c="4"/>sz128057</text:p>
      <text:p text:style-name="Standard">4 <text:s text:c="3"/>123019 <text:s text:c="3"/>中来转债 <text:s/>sz300393 <text:s text:c="4"/>中来股份 <text:s text:c="4"/>sz <text:s text:c="9"/>20.41 <text:s/>2019-09-01 <text:s/>2019-02-25 <text:s/>... <text:s/>100.000 <text:s text:c="7"/>0.00 <text:s text:c="5"/>0.00 <text:s text:c="14"/>26.53 <text:s text:c="13"/>14.29 <text:s text:c="14"/>17.4 <text:s text:c="3"/>300393 <text:s text:c="4"/>sz123019</text:p>
      <text:p text:style-name="Standard">5 <text:s text:c="3"/>123021 <text:s text:c="3"/>万信转2 <text:s/>sz300168 <text:s text:c="4"/>万达信息 <text:s text:c="4"/>sz <text:s text:c="9"/>13.62 <text:s/>2019-09-09 <text:s/>2019-03-04 <text:s/>... <text:s/>100.000 <text:s text:c="7"/>0.00 <text:s text:c="5"/>0.00 <text:s text:c="14"/>17.71 <text:s text:c="14"/>9.53 <text:s text:c="15"/>6.9 <text:s text:c="3"/>300168 <text:s text:c="4"/>sz123021</text:p>
      <text:p text:style-name="Standard">6 <text:s text:c="3"/>110050 <text:s text:c="3"/>佳都转债 <text:s/>sh600728 <text:s text:c="4"/>佳都科技 <text:s text:c="4"/>sh <text:s text:c="10"/>7.95 <text:s/>2019-06-25 <text:s/>2018-12-19 <text:s/>... <text:s/>142.290 <text:s text:c="7"/>1.88 <text:s/>31947.83 <text:s text:c="14"/>10.34 <text:s text:c="14"/>5.57 <text:s text:c="15"/>4.2 <text:s text:c="3"/>600728 <text:s text:c="4"/>sh110050</text:p>
      <text:p text:style-name="Standard">7 <text:s text:c="3"/>127011 <text:s text:c="3"/>中鼎转2 <text:s/>sz000887 <text:s text:c="4"/>中鼎股份 <text:s text:c="4"/>sz <text:s text:c="9"/>11.99 <text:s/>2019-09-16 <text:s/>2019-03-08 <text:s/>... <text:s/>100.000 <text:s text:c="7"/>0.00 <text:s text:c="5"/>0.00 <text:s text:c="14"/>15.59 <text:s text:c="14"/>8.39 <text:s text:c="15"/>7.4 <text:s text:c="3"/>000887 <text:s text:c="4"/>sz127011</text:p>
      <text:p text:style-name="Standard">8 <text:s text:c="3"/>128054 <text:s text:c="3"/>中宠转债 <text:s/>sz002891 <text:s text:c="4"/>中宠股份 <text:s text:c="4"/>sz <text:s text:c="9"/>37.97 <text:s/>2019-08-22 <text:s/>2019-02-15 <text:s/>... <text:s/>100.000 <text:s text:c="7"/>0.00 <text:s text:c="5"/>0.00 <text:s text:c="14"/>49.36 <text:s text:c="13"/>26.58 <text:s text:c="15"/>4.6 <text:s text:c="3"/>002891 <text:s text:c="4"/>sz128054</text:p>
      <text:p text:style-name="Standard">9 <text:s text:c="3"/>128053 <text:s text:c="3"/>尚荣转债 <text:s/>sz002551 <text:s text:c="4"/>尚荣医疗 <text:s text:c="4"/>sz <text:s text:c="10"/>4.94 <text:s/>2019-08-20 <text:s/>2019-02-14 <text:s/>... <text:s/>122.110 <text:s text:c="7"/>0.07 <text:s/>10880.84 <text:s text:c="15"/>6.42 <text:s text:c="14"/>3.46 <text:s text:c="14"/>16.0 <text:s text:c="3"/>002551 <text:s text:c="4"/>sz128053</text:p>
      <text:p text:style-name="Standard">10 <text:s text:c="2"/>128058 <text:s text:c="3"/>拓邦转债 <text:s/>sz002139 <text:s text:c="4"/>拓邦股份 <text:s text:c="4"/>sz <text:s text:c="10"/>5.64 <text:s/>2019-09-16 <text:s/>2019-03-07 <text:s/>... <text:s/>100.000 <text:s text:c="7"/>0.00 <text:s text:c="5"/>0.00 <text:s text:c="15"/>7.33 <text:s text:c="14"/>3.95 <text:s text:c="15"/>9.2 <text:s text:c="3"/>002139 <text:s text:c="4"/>sz128058</text:p>
      <text:p text:style-name="Standard">11 <text:s text:c="2"/>113528 <text:s text:c="3"/>长城转债 <text:s/>sh603897 <text:s text:c="4"/>长城科技 <text:s text:c="4"/>sh <text:s text:c="9"/>24.18 <text:s/>2019-09-09 <text:s/>2019-03-01 <text:s/>... <text:s/>100.000 <text:s text:c="7"/>0.00 <text:s text:c="5"/>0.00 <text:s text:c="14"/>31.43 <text:s text:c="13"/>16.93 <text:s text:c="14"/>13.6 <text:s text:c="3"/>603897 <text:s text:c="4"/>sh113528</text:p>
      <text:p text:style-name="Standard">12 <text:s text:c="2"/>113529 <text:s text:c="3"/>绝味转债 <text:s/>sh603517 <text:s text:c="4"/>绝味食品 <text:s text:c="4"/>sh <text:s text:c="9"/>40.52 <text:s/>2019-09-16 <text:s/>2019-03-11 <text:s/>... <text:s/>100.000 <text:s text:c="7"/>0.00 <text:s text:c="5"/>0.00 <text:s text:c="14"/>52.68 <text:s text:c="13"/>28.36 <text:s text:c="15"/>5.6 <text:s text:c="3"/>603517 <text:s text:c="4"/>sh113529</text:p>
      <text:p text:style-name="Standard">13 <text:s text:c="2"/>128056 <text:s text:c="3"/>今飞转债 <text:s/>sz002863 <text:s text:c="4"/>今飞凯达 <text:s text:c="4"/>sz <text:s text:c="10"/>6.80 <text:s/>2019-09-06 <text:s/>2019-02-28 <text:s/>... <text:s/>100.000 <text:s text:c="7"/>0.00 <text:s text:c="5"/>0.00 <text:s text:c="15"/>8.84 <text:s text:c="14"/>4.76 <text:s text:c="14"/>13.4 <text:s text:c="3"/>002863 <text:s text:c="4"/>sz128056</text:p>
      <text:p text:style-name="Standard">14 <text:s text:c="2"/>128052 <text:s text:c="3"/>凯龙转债 <text:s/>sz002783 <text:s text:c="4"/>凯龙股份 <text:s text:c="4"/>sz <text:s text:c="10"/>6.97 <text:s/>2019-06-27 <text:s/>2018-12-21 <text:s/>... <text:s/>121.100 <text:s text:c="7"/>2.05 <text:s text:c="3"/>934.48 <text:s text:c="15"/>9.06 <text:s text:c="14"/>4.88 <text:s text:c="14"/>10.9 <text:s text:c="3"/>002783 <text:s text:c="4"/>sz128052</text:p>
      <text:p text:style-name="Standard">15 <text:s text:c="2"/>127009 <text:s text:c="3"/>冰轮转债 <text:s/>sz000811 <text:s text:c="4"/>冰轮环境 <text:s text:c="4"/>sz <text:s text:c="10"/>5.52 <text:s/>2019-07-18 <text:s/>2019-01-14 <text:s/>... <text:s/>126.251 <text:s text:c="7"/>1.82 <text:s text:c="2"/>1317.18 <text:s text:c="15"/>7.18 <text:s text:c="14"/>3.86 <text:s text:c="14"/>10.5 <text:s text:c="3"/>000811 <text:s text:c="4"/>sz127009</text:p>
      <text:p text:style-name="Standard">16 <text:s text:c="2"/>123016 <text:s text:c="3"/>洲明转债 <text:s/>sz300232 <text:s text:c="4"/>洲明科技 <text:s text:c="4"/>sz <text:s text:c="10"/>9.45 <text:s/>2019-05-13 <text:s/>2018-11-07 <text:s/>... <text:s/>138.800 <text:s text:c="7"/>0.02 <text:s text:c="2"/>1408.42 <text:s text:c="14"/>12.29 <text:s text:c="14"/>6.62 <text:s text:c="15"/>5.2 <text:s text:c="3"/>300232 <text:s text:c="4"/>sz123016</text:p>
      <text:p text:style-name="Standard">17 <text:s text:c="2"/>113522 <text:s text:c="3"/>旭升转债 <text:s/>sh603305 <text:s text:c="4"/>旭升股份 <text:s text:c="4"/>sh <text:s text:c="9"/>29.86 <text:s/>2019-05-28 <text:s/>2018-11-22 <text:s/>... <text:s/>124.730 <text:s text:c="7"/>0.78 <text:s text:c="2"/>2109.96 <text:s text:c="14"/>38.82 <text:s text:c="13"/>20.90 <text:s text:c="15"/>2.6 <text:s text:c="3"/>603305 <text:s text:c="4"/>sh113522</text:p>
      <text:p text:style-name="Standard">18 <text:s text:c="2"/>123018 <text:s text:c="3"/>溢利转债 <text:s/>sz300381 <text:s text:c="5"/>溢多利 <text:s text:c="4"/>sz <text:s text:c="10"/>8.41 <text:s/>2019-06-26 <text:s/>2018-12-20 <text:s/>... <text:s/>115.998 <text:s text:c="7"/>0.00 <text:s text:c="3"/>627.25 <text:s text:c="14"/>10.93 <text:s text:c="14"/>5.89 <text:s text:c="14"/>15.9 <text:s text:c="3"/>300381 <text:s text:c="4"/>sz123018</text:p>
      <text:p text:style-name="Standard">19 <text:s text:c="2"/>113520 <text:s text:c="3"/>百合转债 <text:s/>sh603313 <text:s text:c="5"/>梦百合 <text:s text:c="4"/>sh <text:s text:c="9"/>19.03 <text:s/>2019-05-14 <text:s/>2018-11-08 <text:s/>... <text:s/>128.490 <text:s text:c="7"/>3.39 <text:s text:c="2"/>1060.33 <text:s text:c="14"/>24.74 <text:s text:c="13"/>13.32 <text:s text:c="15"/>8.3 <text:s text:c="3"/>603313 <text:s text:c="4"/>sh113520</text:p>
      <text:p text:style-name="Standard"><text:soft-page-break/>20 <text:s text:c="2"/>128059 <text:s text:c="3"/>视源转债 <text:s/>sz002841 <text:s text:c="4"/>视源股份 <text:s text:c="4"/>sz <text:s text:c="9"/>76.25 <text:s/>2019-09-16 <text:s/>2019-03-11 <text:s/>... <text:s/>100.000 <text:s text:c="7"/>0.00 <text:s text:c="5"/>0.00 <text:s text:c="14"/>99.12 <text:s text:c="13"/>53.38 <text:s text:c="15"/>1.8 <text:s text:c="3"/>002841 <text:s text:c="4"/>sz128059</text:p>
      <text:p text:style-name="Standard">21 <text:s text:c="2"/>113012 <text:s text:c="3"/>骆驼转债 <text:s/>sh601311 <text:s text:c="4"/>骆驼股份 <text:s text:c="4"/>sh <text:s text:c="9"/>13.44 <text:s/>2017-10-09 <text:s/>2017-03-23 <text:s/>... <text:s/>124.400 <text:s text:c="7"/>2.15 <text:s/>31460.14 <text:s text:c="14"/>17.47 <text:s text:c="14"/>9.41 <text:s text:c="15"/>4.8 <text:s text:c="3"/>601311 <text:s text:c="4"/>sh113012</text:p>
      <text:p text:style-name="Standard">22 <text:s text:c="2"/>110042 <text:s text:c="3"/>航电转债 <text:s/>sh600372 <text:s text:c="4"/>中航电子 <text:s text:c="4"/>sh <text:s text:c="9"/>14.23 <text:s/>2018-06-29 <text:s/>2017-12-25 <text:s/>... <text:s/>126.210 <text:s text:c="7"/>0.06 <text:s text:c="2"/>9101.22 <text:s text:c="14"/>18.50 <text:s text:c="14"/>9.96 <text:s text:c="15"/>7.4 <text:s text:c="3"/>600372 <text:s text:c="4"/>sh110042</text:p>
      <text:p text:style-name="Standard">23 <text:s text:c="2"/>113521 <text:s text:c="3"/>科森转债 <text:s/>sh603626 <text:s text:c="4"/>科森科技 <text:s text:c="4"/>sh <text:s text:c="10"/>8.95 <text:s/>2019-05-22 <text:s/>2018-11-16 <text:s/>... <text:s/>119.320 <text:s text:c="6"/>-0.63 <text:s text:c="2"/>1037.01 <text:s text:c="14"/>11.63 <text:s text:c="14"/>6.26 <text:s text:c="14"/>13.4 <text:s text:c="3"/>603626 <text:s text:c="4"/>sh113521</text:p>
      <text:p text:style-name="Standard">24 <text:s text:c="2"/>123020 <text:s text:c="3"/>富祥转债 <text:s/>sz300497 <text:s text:c="4"/>富祥股份 <text:s text:c="4"/>sz <text:s text:c="9"/>18.05 <text:s/>2019-09-09 <text:s/>2019-03-01 <text:s/>... <text:s/>100.000 <text:s text:c="7"/>0.00 <text:s text:c="5"/>0.00 <text:s text:c="14"/>23.46 <text:s text:c="13"/>12.63 <text:s text:c="14"/>10.1 <text:s text:c="3"/>300497 <text:s text:c="4"/>sz123020</text:p>
      <text:p text:style-name="Standard">25 <text:s text:c="2"/>128038 <text:s text:c="3"/>利欧转债 <text:s/>sz002131 <text:s text:c="4"/>利欧股份 <text:s text:c="4"/>sz <text:s text:c="10"/>1.72 <text:s/>2018-09-28 <text:s/>2018-03-22 <text:s/>... <text:s/>153.003 <text:s text:c="7"/>3.73 <text:s/>77061.85 <text:s text:c="15"/>2.24 <text:s text:c="14"/>1.20 <text:s text:c="15"/>2.7 <text:s text:c="3"/>002131 <text:s text:c="4"/>sz128038</text:p>
      <text:p text:style-name="Standard">26 <text:s text:c="2"/>123007 <text:s text:c="3"/>道氏转债 <text:s/>sz300409 <text:s text:c="4"/>道氏技术 <text:s text:c="4"/>sz <text:s text:c="9"/>15.20 <text:s/>2018-07-04 <text:s/>2017-12-28 <text:s/>... <text:s/>129.000 <text:s text:c="7"/>0.86 <text:s text:c="3"/>720.77 <text:s text:c="14"/>19.76 <text:s text:c="13"/>10.64 <text:s text:c="15"/>4.9 <text:s text:c="3"/>300409 <text:s text:c="4"/>sz123007</text:p>
      <text:p text:style-name="Standard">27 <text:s text:c="2"/>110047 <text:s text:c="3"/>山鹰转债 <text:s/>sh600567 <text:s text:c="4"/>山鹰纸业 <text:s text:c="4"/>sh <text:s text:c="10"/>3.34 <text:s/>2019-05-27 <text:s/>2018-11-21 <text:s/>... <text:s/>118.110 <text:s text:c="7"/>0.29 <text:s text:c="2"/>2316.86 <text:s text:c="15"/>4.34 <text:s text:c="14"/>2.34 <text:s text:c="14"/>12.5 <text:s text:c="3"/>600567 <text:s text:c="4"/>sh110047</text:p>
      <text:p text:style-name="Standard">28 <text:s text:c="2"/>123013 <text:s text:c="3"/>横河转债 <text:s/>sz300539 <text:s text:c="4"/>横河模具 <text:s text:c="4"/>sz <text:s text:c="10"/>9.26 <text:s/>2019-02-01 <text:s/>2018-07-26 <text:s/>... <text:s/>157.052 <text:s text:c="7"/>0.03 <text:s text:c="2"/>7308.72 <text:s text:c="14"/>12.04 <text:s text:c="14"/>6.48 <text:s text:c="15"/>2.3 <text:s text:c="3"/>300539 <text:s text:c="4"/>sz123013</text:p>
      <text:p text:style-name="Standard">29 <text:s text:c="2"/>123001 <text:s text:c="3"/>蓝标转债 <text:s/>sz300058 <text:s text:c="4"/>蓝色光标 <text:s text:c="4"/>sz <text:s text:c="10"/>4.31 <text:s/>2016-06-27 <text:s/>2015-12-18 <text:s/>... <text:s/>138.111 <text:s text:c="7"/>0.88 <text:s text:c="2"/>5746.92 <text:s text:c="15"/>5.60 <text:s text:c="14"/>3.02 <text:s text:c="15"/>5.3 <text:s text:c="3"/>300058 <text:s text:c="4"/>sz123001</text:p>
      <text:p text:style-name="Standard">.. <text:s text:c="5"/>... <text:s text:c="4"/>... <text:s text:c="6"/>... <text:s text:c="5"/>... <text:s text:c="3"/>... <text:s text:c="11"/>... <text:s text:c="8"/>... <text:s text:c="8"/>... <text:s/>... <text:s text:c="5"/>... <text:s text:c="8"/>... <text:s text:c="6"/>... <text:s text:c="16"/>... <text:s text:c="15"/>... <text:s text:c="15"/>... <text:s text:c="6"/>... <text:s text:c="9"/>...</text:p>
      <text:p text:style-name="Standard">116 <text:s/>128016 <text:s text:c="3"/>雨虹转债 <text:s/>sz002271 <text:s text:c="4"/>东方雨虹 <text:s text:c="4"/>sz <text:s text:c="9"/>22.63 <text:s/>2018-03-29 <text:s/>2017-09-25 <text:s/>... <text:s/>110.409 <text:s text:c="6"/>-0.62 <text:s text:c="2"/>1220.45 <text:s text:c="14"/>29.42 <text:s text:c="13"/>15.84 <text:s text:c="15"/>6.5 <text:s text:c="3"/>002271 <text:s text:c="4"/>sz128016</text:p>
      <text:p text:style-name="Standard">117 <text:s/>132005 <text:s/>15国资EB <text:s/>sh601601 <text:s text:c="4"/>中国太保 <text:s text:c="4"/>sh <text:s text:c="9"/>36.65 <text:s/>2016-12-08 <text:s/>2015-12-08 <text:s/>... <text:s/>116.700 <text:s text:c="7"/>0.17 <text:s text:c="3"/>542.79 <text:s text:c="16"/>NaN <text:s text:c="15"/>NaN <text:s text:c="15"/>0.7 <text:s text:c="3"/>601601 <text:s text:c="4"/>sh132005</text:p>
      <text:p text:style-name="Standard">118 <text:s/>132013 <text:s/>17宝武EB <text:s/>sh600019 <text:s text:c="4"/>宝钢股份 <text:s text:c="4"/>sh <text:s text:c="10"/>9.55 <text:s/>2018-11-29 <text:s/>2017-11-24 <text:s/>... <text:s/>102.200 <text:s text:c="6"/>-0.20 <text:s text:c="2"/>1775.23 <text:s text:c="16"/>NaN <text:s text:c="15"/>NaN <text:s text:c="15"/>9.1 <text:s text:c="3"/>600019 <text:s text:c="4"/>sh132013</text:p>
      <text:p text:style-name="Standard">119 <text:s/>128032 <text:s text:c="3"/>双环转债 <text:s/>sz002472 <text:s text:c="4"/>双环传动 <text:s text:c="4"/>sz <text:s text:c="10"/>9.99 <text:s/>2018-06-29 <text:s/>2017-12-25 <text:s/>... <text:s/>106.870 <text:s text:c="6"/>-0.03 <text:s text:c="3"/>283.49 <text:s text:c="14"/>12.99 <text:s text:c="14"/>6.99 <text:s text:c="14"/>18.3 <text:s text:c="3"/>002472 <text:s text:c="4"/>sz128032</text:p>
      <text:p text:style-name="Standard">120 <text:s/>128037 <text:s text:c="3"/>岩土转债 <text:s/>sz002542 <text:s text:c="4"/>中化岩土 <text:s text:c="4"/>sz <text:s text:c="10"/>8.03 <text:s/>2018-09-21 <text:s/>2018-03-15 <text:s/>... <text:s/>102.870 <text:s text:c="7"/>0.36 <text:s text:c="2"/>6254.17 <text:s text:c="14"/>10.44 <text:s text:c="14"/>5.62 <text:s text:c="15"/>5.4 <text:s text:c="3"/>002542 <text:s text:c="4"/>sz128037</text:p>
      <text:p text:style-name="Standard">121 <text:s/>110045 <text:s text:c="3"/>海澜转债 <text:s/>sh600398 <text:s text:c="4"/>海澜之家 <text:s text:c="4"/>sh <text:s text:c="9"/>12.40 <text:s/>2019-01-19 <text:s/>2018-07-13 <text:s/>... <text:s/>106.350 <text:s text:c="6"/>-0.14 <text:s text:c="3"/>519.79 <text:s text:c="14"/>16.12 <text:s text:c="14"/>8.68 <text:s text:c="15"/>6.9 <text:s text:c="3"/>600398 <text:s text:c="4"/>sh110045</text:p>
      <text:p text:style-name="Standard">122 <text:s/>113511 <text:s text:c="3"/>千禾转债 <text:s/>sh603027 <text:s text:c="4"/>千禾味业 <text:s text:c="4"/>sh <text:s text:c="9"/>25.85 <text:s/>2018-12-26 <text:s/>2018-06-20 <text:s/>... <text:s/>104.350 <text:s text:c="7"/>1.12 <text:s text:c="3"/>619.84 <text:s text:c="14"/>33.60 <text:s text:c="13"/>18.09 <text:s text:c="15"/>5.5 <text:s text:c="3"/>603027 <text:s text:c="4"/>sh113511</text:p>
      <text:p text:style-name="Standard">123 <text:s/>128029 <text:s text:c="3"/>太阳转债 <text:s/>sz002078 <text:s text:c="4"/>太阳纸业 <text:s text:c="4"/>sz <text:s text:c="10"/>8.75 <text:s/>2018-06-28 <text:s/>2017-12-22 <text:s/>... <text:s/>109.168 <text:s text:c="6"/>-0.21 <text:s text:c="3"/>259.91 <text:s text:c="14"/>11.38 <text:s text:c="14"/>6.12 <text:s text:c="15"/>6.6 <text:s text:c="3"/>002078 <text:s text:c="4"/>sz128029</text:p>
      <text:p text:style-name="Standard">124 <text:s/>113009 <text:s text:c="3"/>广汽转债 <text:s/>sh601238 <text:s text:c="4"/>广汽集团 <text:s text:c="4"/>sh <text:s text:c="9"/>14.74 <text:s/>2016-07-22 <text:s/>2016-01-22 <text:s/>... <text:s/>110.220 <text:s text:c="6"/>-0.88 <text:s text:c="3"/>146.36 <text:s text:c="14"/>19.16 <text:s text:c="13"/>10.32 <text:s text:c="15"/>2.1 <text:s text:c="3"/>601238 <text:s text:c="4"/>sh113009</text:p>
      <text:p text:style-name="Standard">125 <text:s/>128035 <text:s text:c="3"/>大族转债 <text:s/>sz002008 <text:s text:c="4"/>大族激光 <text:s text:c="4"/>sz <text:s text:c="9"/>52.50 <text:s/>2018-08-13 <text:s/>2018-02-06 <text:s/>... <text:s/>113.711 <text:s text:c="6"/>-0.52 <text:s text:c="3"/>362.08 <text:s text:c="14"/>68.25 <text:s text:c="13"/>36.75 <text:s text:c="15"/>5.1 <text:s text:c="3"/>002008 <text:s text:c="4"/>sz128035</text:p>
      <text:p text:style-name="Standard">126 <text:s/>128017 <text:s text:c="3"/>金禾转债 <text:s/>sz002597 <text:s text:c="4"/>金禾实业 <text:s text:c="4"/>sz <text:s text:c="9"/>23.32 <text:s/>2018-08-07 <text:s/>2017-11-01 <text:s/>... <text:s/>109.001 <text:s text:c="6"/>-0.14 <text:s text:c="3"/>197.63 <text:s text:c="14"/>30.32 <text:s text:c="13"/>16.32 <text:s text:c="15"/>5.9 <text:s text:c="3"/>002597 <text:s text:c="4"/>sz128017</text:p>
      <text:p text:style-name="Standard">127 <text:s/>128026 <text:s text:c="3"/>众兴转债 <text:s/>sz002772 <text:s text:c="4"/>众兴菌业 <text:s text:c="4"/>sz <text:s text:c="9"/>11.64 <text:s/>2018-06-19 <text:s/>2017-12-13 <text:s/>... <text:s text:c="2"/>98.810 <text:s text:c="7"/>0.20 <text:s text:c="3"/>460.90 <text:s text:c="14"/>15.13 <text:s text:c="14"/>8.15 <text:s text:c="14"/>30.8 <text:s text:c="3"/>002772 <text:s text:c="4"/>sz128026</text:p>
      <text:p text:style-name="Standard">128 <text:s/>128015 <text:s text:c="3"/>久其转债 <text:s/>sz002279 <text:s text:c="4"/>久其软件 <text:s text:c="4"/>sz <text:s text:c="9"/>12.86 <text:s/>2017-12-15 <text:s/>2017-06-08 <text:s/>... <text:s/>109.890 <text:s text:c="6"/>-1.53 <text:s text:c="3"/>265.38 <text:s text:c="14"/>16.72 <text:s text:c="14"/>9.00 <text:s text:c="14"/>11.2 <text:s text:c="3"/>002279 <text:s text:c="4"/>sz128015</text:p>
      <text:p text:style-name="Standard">129 <text:s/>110030 <text:s text:c="3"/>格力转债 <text:s/>sh600185 <text:s text:c="4"/>格力地产 <text:s text:c="4"/>sh <text:s text:c="10"/>6.94 <text:s/>2015-06-30 <text:s/>2014-12-25 <text:s/>... <text:s/>104.650 <text:s text:c="6"/>-0.07 <text:s text:c="3"/>488.12 <text:s text:c="15"/>9.02 <text:s text:c="14"/>4.86 <text:s text:c="15"/>4.1 <text:s text:c="3"/>600185 <text:s text:c="4"/>sh110030</text:p>
      <text:p text:style-name="Standard">130 <text:s/>113502 <text:s text:c="3"/>嘉澳转债 <text:s/>sh603822 <text:s text:c="4"/>嘉澳环保 <text:s text:c="4"/>sh <text:s text:c="9"/>45.27 <text:s/>2018-05-17 <text:s/>2017-11-10 <text:s/>... <text:s/>100.220 <text:s text:c="7"/>0.11 <text:s text:c="3"/>256.97 <text:s text:c="14"/>58.85 <text:s text:c="13"/>31.69 <text:s text:c="15"/>8.1 <text:s text:c="3"/>603822 <text:s text:c="4"/>sh113502</text:p>
      <text:p text:style-name="Standard"><text:soft-page-break/>131 <text:s/>113014 <text:s text:c="3"/>林洋转债 <text:s/>sh601222 <text:s text:c="4"/>林洋能源 <text:s text:c="4"/>sh <text:s text:c="10"/>8.76 <text:s/>2018-05-03 <text:s/>2017-10-27 <text:s/>... <text:s/>107.050 <text:s text:c="6"/>-0.05 <text:s text:c="3"/>722.06 <text:s text:c="14"/>11.39 <text:s text:c="14"/>6.13 <text:s text:c="14"/>27.1 <text:s text:c="3"/>601222 <text:s text:c="4"/>sh113014</text:p>
      <text:p text:style-name="Standard">132 <text:s/>128022 <text:s text:c="3"/>众信转债 <text:s/>sz002707 <text:s text:c="4"/>众信旅游 <text:s text:c="4"/>sz <text:s text:c="9"/>10.99 <text:s/>2018-06-07 <text:s/>2017-12-01 <text:s/>... <text:s/>107.400 <text:s text:c="7"/>0.37 <text:s text:c="3"/>298.12 <text:s text:c="14"/>14.29 <text:s text:c="14"/>7.69 <text:s text:c="14"/>10.3 <text:s text:c="3"/>002707 <text:s text:c="4"/>sz128022</text:p>
      <text:p text:style-name="Standard">133 <text:s/>132007 <text:s/>16凤凰EB <text:s/>sh601928 <text:s text:c="4"/>凤凰传媒 <text:s text:c="4"/>sh <text:s text:c="9"/>15.36 <text:s/>2017-10-31 <text:s/>2016-10-31 <text:s/>... <text:s text:c="2"/>98.700 <text:s text:c="6"/>-0.17 <text:s text:c="3"/>493.30 <text:s text:c="14"/>19.97 <text:s text:c="13"/>12.29 <text:s text:c="14"/>20.3 <text:s text:c="3"/>601928 <text:s text:c="4"/>sh132007</text:p>
      <text:p text:style-name="Standard">134 <text:s/>128028 <text:s text:c="3"/>赣锋转债 <text:s/>sz002460 <text:s text:c="4"/>赣锋锂业 <text:s text:c="4"/>sz <text:s text:c="9"/>42.58 <text:s/>2018-06-27 <text:s/>2017-12-21 <text:s/>... <text:s/>107.490 <text:s text:c="7"/>1.87 <text:s text:c="2"/>1459.74 <text:s text:c="14"/>55.35 <text:s text:c="13"/>29.81 <text:s text:c="15"/>2.4 <text:s text:c="3"/>002460 <text:s text:c="4"/>sz128028</text:p>
      <text:p text:style-name="Standard">135 <text:s/>132004 <text:s/>15国盛EB <text:s/>sh600170 <text:s text:c="4"/>上海建工 <text:s text:c="4"/>sh <text:s text:c="10"/>6.48 <text:s/>2016-11-05 <text:s/>2015-11-05 <text:s/>... <text:s text:c="2"/>98.120 <text:s text:c="6"/>-0.02 <text:s text:c="3"/>375.55 <text:s text:c="15"/>8.42 <text:s text:c="14"/>4.54 <text:s text:c="14"/>14.3 <text:s text:c="3"/>600170 <text:s text:c="4"/>sh132004</text:p>
      <text:p text:style-name="Standard">136 <text:s/>128023 <text:s text:c="3"/>亚太转债 <text:s/>sz002284 <text:s text:c="4"/>亚太股份 <text:s text:c="4"/>sz <text:s text:c="9"/>10.34 <text:s/>2018-06-08 <text:s/>2017-12-08 <text:s/>... <text:s text:c="2"/>98.500 <text:s text:c="7"/>0.18 <text:s text:c="3"/>879.85 <text:s text:c="14"/>13.44 <text:s text:c="14"/>7.24 <text:s text:c="14"/>21.7 <text:s text:c="3"/>002284 <text:s text:c="4"/>sz128023</text:p>
      <text:p text:style-name="Standard">137 <text:s/>128018 <text:s text:c="3"/>时达转债 <text:s/>sz002527 <text:s text:c="5"/>新时达 <text:s text:c="4"/>sz <text:s text:c="9"/>11.83 <text:s/>2018-05-10 <text:s/>2017-11-06 <text:s/>... <text:s/>100.990 <text:s text:c="7"/>0.19 <text:s text:c="3"/>904.74 <text:s text:c="14"/>15.38 <text:s text:c="14"/>8.28 <text:s text:c="14"/>19.6 <text:s text:c="3"/>002527 <text:s text:c="4"/>sz128018</text:p>
      <text:p text:style-name="Standard">138 <text:s/>110031 <text:s text:c="3"/>航信转债 <text:s/>sh600271 <text:s text:c="4"/>航天信息 <text:s text:c="4"/>sh <text:s text:c="9"/>42.38 <text:s/>2015-12-14 <text:s/>2015-06-12 <text:s/>... <text:s/>116.500 <text:s text:c="6"/>-1.10 <text:s text:c="3"/>318.17 <text:s text:c="14"/>55.09 <text:s text:c="13"/>29.67 <text:s text:c="15"/>4.3 <text:s text:c="3"/>600271 <text:s text:c="4"/>sh110031</text:p>
      <text:p text:style-name="Standard">139 <text:s/>128010 <text:s text:c="3"/>顺昌转债 <text:s/>sz002245 <text:s text:c="4"/>澳洋顺昌 <text:s text:c="4"/>sz <text:s text:c="10"/>9.28 <text:s/>2016-07-29 <text:s/>2016-01-22 <text:s/>... <text:s/>104.399 <text:s text:c="7"/>0.38 <text:s text:c="3"/>597.90 <text:s text:c="14"/>12.06 <text:s text:c="14"/>6.50 <text:s text:c="15"/>9.4 <text:s text:c="3"/>002245 <text:s text:c="4"/>sz128010</text:p>
      <text:p text:style-name="Standard">140 <text:s/>123003 <text:s text:c="3"/>蓝思转债 <text:s/>sz300433 <text:s text:c="4"/>蓝思科技 <text:s text:c="4"/>sz <text:s text:c="9"/>16.08 <text:s/>2018-06-14 <text:s/>2017-12-08 <text:s/>... <text:s/>105.120 <text:s text:c="7"/>0.22 <text:s text:c="2"/>5832.08 <text:s text:c="14"/>20.90 <text:s text:c="13"/>11.26 <text:s text:c="14"/>13.4 <text:s text:c="3"/>300433 <text:s text:c="4"/>sz123003</text:p>
      <text:p text:style-name="Standard">141 <text:s/>127004 <text:s text:c="3"/>模塑转债 <text:s/>sz000700 <text:s text:c="4"/>模塑科技 <text:s text:c="4"/>sz <text:s text:c="10"/>7.72 <text:s/>2017-12-08 <text:s/>2017-06-02 <text:s/>... <text:s text:c="2"/>96.960 <text:s text:c="7"/>0.57 <text:s text:c="3"/>726.23 <text:s text:c="14"/>10.04 <text:s text:c="14"/>5.40 <text:s text:c="14"/>24.5 <text:s text:c="3"/>000700 <text:s text:c="4"/>sz127004</text:p>
      <text:p text:style-name="Standard">142 <text:s/>132008 <text:s/>17山高EB <text:s/>sh600350 <text:s text:c="4"/>山东高速 <text:s text:c="4"/>sh <text:s text:c="10"/>9.62 <text:s/>2018-04-26 <text:s/>2017-04-24 <text:s/>... <text:s text:c="2"/>99.800 <text:s text:c="6"/>-0.01 <text:s text:c="3"/>140.13 <text:s text:c="14"/>12.51 <text:s text:c="14"/>6.73 <text:s text:c="14"/>10.4 <text:s text:c="3"/>600350 <text:s text:c="4"/>sh132008</text:p>
      <text:p text:style-name="Standard">143 <text:s/>132011 <text:s/>17浙报EB <text:s/>sh600633 <text:s text:c="4"/>浙数文化 <text:s text:c="4"/>sh <text:s text:c="9"/>24.39 <text:s/>2018-08-17 <text:s/>2017-08-17 <text:s/>... <text:s text:c="2"/>94.000 <text:s text:c="7"/>0.00 <text:s text:c="5"/>0.00 <text:s text:c="14"/>31.71 <text:s text:c="13"/>17.07 <text:s text:c="14"/>15.8 <text:s text:c="3"/>600633 <text:s text:c="4"/>sh132011</text:p>
      <text:p text:style-name="Standard">144 <text:s/>128013 <text:s text:c="3"/>洪涛转债 <text:s/>sz002325 <text:s text:c="4"/>洪涛股份 <text:s text:c="4"/>sz <text:s text:c="10"/>9.98 <text:s/>2017-02-06 <text:s/>2016-07-29 <text:s/>... <text:s text:c="2"/>97.170 <text:s text:c="7"/>0.00 <text:s text:c="3"/>979.56 <text:s text:c="14"/>12.97 <text:s text:c="14"/>6.99 <text:s text:c="14"/>24.4 <text:s text:c="3"/>002325 <text:s text:c="4"/>sz128013</text:p>
      <text:p text:style-name="Standard">145 <text:s/>128012 <text:s text:c="3"/>辉丰转债 <text:s/>sz002496 <text:s text:c="4"/>辉丰股份 <text:s text:c="4"/>sz <text:s text:c="10"/>7.71 <text:s/>2016-10-28 <text:s/>2016-04-21 <text:s/>... <text:s text:c="2"/>95.674 <text:s text:c="6"/>-0.11 <text:s text:c="3"/>662.95 <text:s text:c="14"/>10.02 <text:s text:c="14"/>5.40 <text:s text:c="14"/>18.9 <text:s text:c="3"/>002496 <text:s text:c="4"/>sz128012</text:p>
      <text:p text:style-name="Standard"/>
      <text:p text:style-name="Standard"/>
      <text:p text:style-name="Standard">[b](5)closedStockFund()[/b]</text:p>
      <text:p text:style-name="Standard">该方法用于获取封闭股基及其相关数据</text:p>
      <text:p text:style-name="Standard"/>
      <text:p text:style-name="Standard">返回值：</text:p>
      <text:p text:style-name="Standard">DataFrame or List: [{'fund_id':, 'fund_nm':, ...}, ...]</text:p>
      <text:p text:style-name="Standard"><text:s text:c="3"/>fund_id: <text:s text:c="19"/>代码</text:p>
      <text:p text:style-name="Standard"><text:s text:c="3"/>fund_nm: <text:s text:c="19"/>名称</text:p>
      <text:p text:style-name="Standard"><text:s text:c="3"/>issue_dt: <text:s text:c="18"/>创立日期</text:p>
      <text:p text:style-name="Standard"><text:s text:c="3"/>duration: <text:s text:c="18"/>持续时间</text:p>
      <text:p text:style-name="Standard"><text:s text:c="3"/>last_time: <text:s text:c="17"/>最后时间</text:p>
      <text:p text:style-name="Standard"><text:s text:c="3"/>price: <text:s text:c="21"/>现价</text:p>
      <text:p text:style-name="Standard"><text:s text:c="3"/>increase_rt： <text:s text:c="14"/>涨幅（％）</text:p>
      <text:p text:style-name="Standard"><text:s text:c="3"/>volume： <text:s text:c="19"/>成交金额（万）</text:p>
      <text:p text:style-name="Standard"><text:s text:c="3"/>net_value： <text:s text:c="16"/>净值</text:p>
      <text:p text:style-name="Standard"><text:s text:c="3"/>nav_dt： <text:s text:c="19"/>净值日期</text:p>
      <text:p text:style-name="Standard"><text:s text:c="3"/>realtime_estimate_value： <text:s text:c="2"/>最近估值</text:p>
      <text:p text:style-name="Standard"><text:s text:c="3"/>discount_rt： <text:s text:c="14"/>折价率（％）</text:p>
      <text:p text:style-name="Standard"><text:s text:c="3"/>left_year： <text:s text:c="16"/>剩余年限</text:p>
      <text:p text:style-name="Standard"><text:s text:c="3"/>annualize_dscnt_rt： <text:s text:c="7"/>年化折价率（％）</text:p>
      <text:p text:style-name="Standard"><text:s text:c="3"/>quote_incr_rt： <text:s text:c="12"/>周价增（％）</text:p>
      <text:p text:style-name="Standard"><text:s text:c="3"/>nav_incr_rt： <text:s text:c="14"/>周净增（％）</text:p>
      <text:p text:style-name="Standard"><text:soft-page-break/><text:s text:c="3"/>spread： <text:s text:c="19"/>净价差（％）</text:p>
      <text:p text:style-name="Standard"><text:s text:c="3"/>stock_ratio： <text:s text:c="14"/>股票占比（％）</text:p>
      <text:p text:style-name="Standard"><text:s text:c="3"/>report_dt： <text:s text:c="16"/>报告日期</text:p>
      <text:p text:style-name="Standard"><text:s text:c="3"/>daily_nav_incr_rt： <text:s text:c="8"/>当日净增（％）</text:p>
      <text:p text:style-name="Standard"><text:s text:c="3"/>daily_spread： <text:s text:c="13"/>日净价差（％）</text:p>
      <text:p text:style-name="Standard"/>
      <text:p text:style-name="Standard">示例：</text:p>
      <text:p text:style-name="Standard">[i]import gugu as gg[/i]</text:p>
      <text:p text:style-name="Standard">[i]obj = gg.LowRiskIntArb()[/i] <text:s text:c="2"/># 创建低风险及套利对象</text:p>
      <text:p text:style-name="Standard">[i]data = obj.closedStockFund()[/i] <text:s text:c="2"/># 获取封闭股基及其相关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3"/>fund_id fund_nm <text:s text:c="3"/>issue_dt <text:s/>duration last_time <text:s/>price <text:s/>increase_rt <text:s text:c="2"/>volume <text:s/>... <text:s/>annualize_dscnt_rt quote_incr_rt <text:s/>nav_incr_rt <text:s/>spread <text:s/>stock_ratio <text:s text:c="2"/>report_dt <text:s/>daily_nav_incr_rt <text:s/>daily_spread</text:p>
      <text:p text:style-name="Standard">0 <text:s text:c="2"/>160520 <text:s text:c="4"/>弘盈A <text:s/>2016-08-01 <text:s text:c="7"/>18 <text:s/>11:30:03 <text:s/>1.008 <text:s text:c="8"/>0.30 <text:s text:c="4"/>3.27 <text:s/>... <text:s text:c="14"/>8.454 <text:s text:c="9"/>0.20 <text:s text:c="8"/>1.98 <text:s text:c="3"/>1.79 <text:s text:c="7"/>14.77 <text:s/>2018-12-31 <text:s text:c="14"/>0.22 <text:s text:c="8"/>-0.08</text:p>
      <text:p text:style-name="Standard">1 <text:s text:c="2"/>161132 <text:s text:c="3"/>易基科顺 <text:s/>2018-10-26 <text:s text:c="7"/>36 <text:s/>11:30:03 <text:s/>0.927 <text:s text:c="7"/>-0.54 <text:s text:c="3"/>11.21 <text:s/>... <text:s text:c="14"/>3.851 <text:s text:c="9"/>0.11 <text:s text:c="8"/>0.81 <text:s text:c="3"/>0.70 <text:s text:c="7"/>11.72 <text:s/>2019-01-21 <text:s text:c="13"/>-0.06 <text:s text:c="9"/>0.48</text:p>
      <text:p text:style-name="Standard">2 <text:s text:c="2"/>161835 <text:s text:c="3"/>银华惠丰 <text:s/>2017-05-12 <text:s text:c="7"/>18 <text:s/>11:30:03 <text:s/>1.034 <text:s text:c="7"/>-0.10 <text:s text:c="4"/>6.81 <text:s/>... <text:s text:c="14"/>4.411 <text:s text:c="8"/>-0.29 <text:s text:c="7"/>-0.87 <text:s text:c="2"/>-0.59 <text:s text:c="8"/>5.20 <text:s/>2018-12-31 <text:s text:c="13"/>-0.20 <text:s text:c="8"/>-0.10</text:p>
      <text:p text:style-name="Standard">3 <text:s text:c="2"/>163417 <text:s text:c="3"/>兴全合宜 <text:s/>2018-01-23 <text:s text:c="7"/>24 <text:s/>11:30:03 <text:s/>0.891 <text:s text:c="7"/>-0.34 <text:s/>1877.78 <text:s/>... <text:s text:c="14"/>8.845 <text:s text:c="9"/>1.83 <text:s text:c="8"/>2.80 <text:s text:c="3"/>0.97 <text:s text:c="7"/>48.82 <text:s/>2018-12-31 <text:s text:c="13"/>-0.32 <text:s text:c="9"/>0.02</text:p>
      <text:p text:style-name="Standard">4 <text:s text:c="2"/>166024 <text:s text:c="3"/>中欧恒利 <text:s/>2017-11-01 <text:s text:c="7"/>36 <text:s/>11:30:03 <text:s/>0.898 <text:s text:c="8"/>0.00 <text:s text:c="2"/>135.71 <text:s/>... <text:s text:c="14"/>5.131 <text:s text:c="9"/>2.51 <text:s text:c="8"/>3.91 <text:s text:c="3"/>1.39 <text:s text:c="7"/>99.86 <text:s/>2018-12-31 <text:s text:c="13"/>-0.06 <text:s text:c="8"/>-0.06</text:p>
      <text:p text:style-name="Standard">5 <text:s text:c="2"/>169102 <text:s text:c="3"/>东证睿阳 <text:s/>2015-01-19 <text:s text:c="7"/>36 <text:s/>11:30:03 <text:s/>1.072 <text:s text:c="7"/>-0.74 <text:s text:c="3"/>14.26 <text:s/>... <text:s text:c="14"/>3.124 <text:s text:c="9"/>2.19 <text:s text:c="8"/>3.07 <text:s text:c="3"/>0.88 <text:s text:c="7"/>93.62 <text:s/>2018-12-31 <text:s text:c="13"/>-0.80 <text:s text:c="8"/>-0.06</text:p>
      <text:p text:style-name="Standard">6 <text:s text:c="2"/>169104 <text:s text:c="3"/>东证睿满 <text:s/>2016-06-28 <text:s text:c="7"/>36 <text:s/>11:30:03 <text:s/>1.210 <text:s text:c="7"/>-0.17 <text:s text:c="3"/>13.45 <text:s/>... <text:s text:c="13"/>11.006 <text:s text:c="9"/>2.11 <text:s text:c="8"/>2.49 <text:s text:c="3"/>0.38 <text:s text:c="7"/>93.09 <text:s/>2018-12-31 <text:s text:c="13"/>-1.08 <text:s text:c="8"/>-0.91</text:p>
      <text:p text:style-name="Standard">7 <text:s text:c="2"/>169105 <text:s text:c="3"/>东证睿华 <text:s/>2016-08-04 <text:s text:c="7"/>36 <text:s/>11:30:03 <text:s/>1.178 <text:s text:c="7"/>-0.93 <text:s text:c="2"/>344.98 <text:s/>... <text:s text:c="13"/>11.237 <text:s text:c="9"/>2.52 <text:s text:c="8"/>1.84 <text:s text:c="2"/>-0.69 <text:s text:c="7"/>86.58 <text:s/>2018-12-31 <text:s text:c="13"/>-1.39 <text:s text:c="8"/>-0.46</text:p>
      <text:p text:style-name="Standard">8 <text:s text:c="2"/>501038 <text:s text:c="3"/>银华明择 <text:s/>2017-08-11 <text:s text:c="7"/>18 <text:s/>11:30:00 <text:s/>0.994 <text:s text:c="7"/>-1.49 <text:s text:c="3"/>16.92 <text:s/>... <text:s text:c="14"/>4.874 <text:s text:c="9"/>2.37 <text:s text:c="8"/>2.58 <text:s text:c="3"/>0.22 <text:s text:c="7"/>80.53 <text:s/>2018-12-31 <text:s text:c="13"/>-0.91 <text:s text:c="9"/>0.58</text:p>
      <text:p text:style-name="Standard">9 <text:s text:c="2"/>501046 <text:s text:c="3"/>财通福鑫 <text:s/>2017-10-23 <text:s text:c="7"/>18 <text:s/>11:30:00 <text:s/>1.163 <text:s text:c="7"/>-0.94 <text:s text:c="3"/>34.76 <text:s/>... <text:s text:c="13"/>33.031 <text:s text:c="9"/>5.06 <text:s text:c="8"/>4.74 <text:s text:c="2"/>-0.31 <text:s text:c="7"/>84.96 <text:s/>2018-12-31 <text:s text:c="13"/>-1.24 <text:s text:c="8"/>-0.30</text:p>
      <text:p text:style-name="Standard">10 <text:s/>501049 <text:s text:c="3"/>东证睿玺 <text:s/>2017-11-17 <text:s text:c="7"/>36 <text:s/>11:30:00 <text:s/>0.888 <text:s text:c="7"/>-0.78 <text:s text:c="3"/>34.58 <text:s/>... <text:s text:c="14"/>4.885 <text:s text:c="9"/>1.72 <text:s text:c="8"/>2.54 <text:s text:c="3"/>0.82 <text:s text:c="7"/>86.89 <text:s/>2018-12-31 <text:s text:c="13"/>-0.95 <text:s text:c="8"/>-0.17</text:p>
      <text:p text:style-name="Standard">11 <text:s/>501054 <text:s text:c="3"/>东证睿泽 <text:s/>2018-01-31 <text:s text:c="7"/>36 <text:s/>11:30:00 <text:s/>0.844 <text:s text:c="7"/>-0.94 <text:s text:c="2"/>515.06 <text:s/>... <text:s text:c="14"/>5.582 <text:s text:c="9"/>1.08 <text:s text:c="8"/>2.02 <text:s text:c="3"/>0.94 <text:s text:c="7"/>76.46 <text:s/>2018-12-31 <text:s text:c="13"/>-0.62 <text:s text:c="9"/>0.32</text:p>
      <text:p text:style-name="Standard">12 <text:s/>501062 <text:s text:c="3"/>南方瑞合 <text:s/>2018-09-06 <text:s text:c="7"/>36 <text:s/>11:30:00 <text:s/>0.923 <text:s text:c="7"/>-0.11 <text:s text:c="2"/>118.72 <text:s/>... <text:s text:c="14"/>5.319 <text:s text:c="9"/>1.76 <text:s text:c="8"/>2.98 <text:s text:c="3"/>1.21 <text:s text:c="7"/>29.30 <text:s/>2018-12-31 <text:s text:c="13"/>-0.29 <text:s text:c="8"/>-0.18</text:p>
      <text:p text:style-name="Standard">13 <text:s/>505888 <text:s text:c="3"/>嘉实元和 <text:s/>2014-09-29 <text:s text:c="7"/>60 <text:s/>11:30:00 <text:s/>0.985 <text:s text:c="7"/>-0.51 <text:s/>2948.42 <text:s/>... <text:s text:c="13"/>27.358 <text:s text:c="8"/>-0.30 <text:s text:c="8"/>0.00 <text:s text:c="3"/>0.30 <text:s text:c="7"/>55.11 <text:s/>2018-12-31 <text:s text:c="14"/>0.00 <text:s text:c="9"/>0.51</text:p>
      <text:p text:style-name="Standard"/>
      <text:p text:style-name="Standard"/>
      <text:p text:style-name="Standard">[b](6)closedBondFund()[/b]</text:p>
      <text:p text:style-name="Standard">该方法用于获取封闭债基及其相关数据</text:p>
      <text:p text:style-name="Standard"/>
      <text:p text:style-name="Standard">返回值：</text:p>
      <text:p text:style-name="Standard">DataFrame or List: [{'fund_id':, 'fund_nm':, ...}, ...]</text:p>
      <text:p text:style-name="Standard"><text:s text:c="3"/>fund_id: <text:s text:c="19"/>代码</text:p>
      <text:p text:style-name="Standard"><text:s text:c="3"/>fund_nm: <text:s text:c="19"/>名称</text:p>
      <text:p text:style-name="Standard"><text:soft-page-break/><text:s text:c="3"/>maturity_dt: <text:s text:c="15"/>到期日期</text:p>
      <text:p text:style-name="Standard"><text:s text:c="3"/>left_year: <text:s text:c="17"/>剩余年限</text:p>
      <text:p text:style-name="Standard"><text:s text:c="3"/>est_val： <text:s text:c="18"/>最近估值</text:p>
      <text:p text:style-name="Standard"><text:s text:c="3"/>discount_rt： <text:s text:c="14"/>折价率（％）</text:p>
      <text:p text:style-name="Standard"><text:s text:c="3"/>annual_discount_rt： <text:s text:c="7"/>年化折价率（％）</text:p>
      <text:p text:style-name="Standard"><text:s text:c="3"/>trade_price： <text:s text:c="14"/>现价</text:p>
      <text:p text:style-name="Standard"><text:s text:c="3"/>increase_rt： <text:s text:c="14"/>涨幅（％）</text:p>
      <text:p text:style-name="Standard"><text:s text:c="3"/>volume： <text:s text:c="19"/>成交金额</text:p>
      <text:p text:style-name="Standard"><text:s text:c="3"/>last_time: <text:s text:c="17"/>最后时间</text:p>
      <text:p text:style-name="Standard"><text:s text:c="3"/>fund_nav： <text:s text:c="17"/>最近净值</text:p>
      <text:p text:style-name="Standard"><text:s text:c="3"/>last_chg_dt： <text:s text:c="14"/>净值日期</text:p>
      <text:p text:style-name="Standard"><text:s text:c="3"/>price_incr_rt： <text:s text:c="12"/>净值日增（％）</text:p>
      <text:p text:style-name="Standard"><text:s text:c="3"/>stock_ratio： <text:s text:c="14"/>股票比例</text:p>
      <text:p text:style-name="Standard"><text:s text:c="3"/>bond_ratio： <text:s text:c="15"/>债券比例</text:p>
      <text:p text:style-name="Standard"><text:s text:c="3"/>report_dt： <text:s text:c="16"/>报告日期</text:p>
      <text:p text:style-name="Standard"><text:s text:c="3"/>is_outdate： <text:s text:c="15"/>是否超期</text:p>
      <text:p text:style-name="Standard"/>
      <text:p text:style-name="Standard"/>
      <text:p text:style-name="Standard">示例：</text:p>
      <text:p text:style-name="Standard">[i]import gugu as gg[/i]</text:p>
      <text:p text:style-name="Standard">[i]obj = gg.LowRiskIntArb()[/i] <text:s text:c="2"/># 创建低风险及套利对象</text:p>
      <text:p text:style-name="Standard">[i]data = obj.closedBondFund()[/i] <text:s text:c="2"/># 获取封闭债基及其相关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3"/>fund_id fund_nm maturity_dt <text:s/>left_year <text:s/>est_val <text:s/>discount_rt <text:s/>annual_discount_rt <text:s/>trade_price <text:s/>... <text:s/>last_time <text:s/>fund_nav last_chg_dt <text:s/>price_incr_rt stock_ratio <text:s/>bond_ratio <text:s text:c="2"/>report_dt <text:s/>is_outdate</text:p>
      <text:p text:style-name="Standard">0 <text:s text:c="2"/>160128 <text:s text:c="3"/>南方金利 <text:s/>2021-06-18 <text:s text:c="6"/>2.27 <text:s text:c="2"/>1.0540 <text:s text:c="7"/>-1.23 <text:s text:c="14"/>-0.54 <text:s text:c="7"/>1.067 <text:s/>... <text:s text:c="2"/>11:30:03 <text:s text:c="3"/>1.0540 <text:s/>2019-03-12 <text:s text:c="10"/>0.00 <text:s text:c="7"/>0.10 <text:s text:c="5"/>178.91 <text:s/>2018-12-31 <text:s text:c="6"/>False</text:p>
      <text:p text:style-name="Standard">1 <text:s text:c="2"/>160130 <text:s text:c="3"/>南方永利 <text:s/>2019-07-28 <text:s text:c="6"/>0.38 <text:s text:c="2"/>1.0045 <text:s text:c="8"/>0.35 <text:s text:c="15"/>0.93 <text:s text:c="7"/>1.001 <text:s/>... <text:s text:c="2"/>11:30:03 <text:s text:c="3"/>1.0050 <text:s/>2019-03-12 <text:s text:c="10"/>0.20 <text:s text:c="7"/>1.03 <text:s text:c="5"/>157.19 <text:s/>2018-12-31 <text:s text:c="6"/>False</text:p>
      <text:p text:style-name="Standard">2 <text:s text:c="2"/>160131 <text:s text:c="3"/>南方聚利 <text:s text:c="8"/>开放期 <text:s text:c="7"/>NaN <text:s text:c="5"/>NaN <text:s text:c="9"/>NaN <text:s text:c="16"/>NaN <text:s text:c="7"/>1.052 <text:s/>... <text:s text:c="2"/>11:30:03 <text:s text:c="3"/>1.0670 <text:s/>2019-03-12 <text:s text:c="10"/>0.00 <text:s text:c="7"/>0.10 <text:s text:c="5"/>127.36 <text:s/>2018-12-31 <text:s text:c="7"/>True</text:p>
      <text:p text:style-name="Standard">3 <text:s text:c="2"/>160515 <text:s text:c="3"/>安丰18 <text:s/>2019-11-12 <text:s text:c="6"/>0.67 <text:s text:c="2"/>1.0720 <text:s text:c="8"/>1.49 <text:s text:c="15"/>2.23 <text:s text:c="7"/>1.056 <text:s/>... <text:s text:c="2"/>11:30:03 <text:s text:c="3"/>1.0720 <text:s/>2019-03-12 <text:s text:c="10"/>0.09 <text:s text:c="7"/>0.10 <text:s text:c="5"/>130.72 <text:s/>2018-12-31 <text:s text:c="6"/>False</text:p>
      <text:p text:style-name="Standard">4 <text:s text:c="2"/>161014 <text:s text:c="3"/>富国汇利 <text:s/>2019-12-11 <text:s text:c="6"/>0.75 <text:s text:c="2"/>1.1921 <text:s text:c="8"/>1.09 <text:s text:c="15"/>1.46 <text:s text:c="7"/>1.179 <text:s/>... <text:s text:c="2"/>11:30:03 <text:s text:c="3"/>1.1922 <text:s/>2019-03-12 <text:s text:c="10"/>0.13 <text:s text:c="7"/>0.10 <text:s text:c="5"/>124.93 <text:s/>2018-12-31 <text:s text:c="6"/>False</text:p>
      <text:p text:style-name="Standard">5 <text:s text:c="2"/>161019 <text:s text:c="3"/>富国天锋 <text:s/>2021-07-03 <text:s text:c="6"/>2.31 <text:s text:c="2"/>1.0530 <text:s text:c="8"/>0.10 <text:s text:c="15"/>0.04 <text:s text:c="7"/>1.052 <text:s/>... <text:s text:c="2"/>11:30:03 <text:s text:c="3"/>1.0533 <text:s/>2019-03-12 <text:s text:c="10"/>0.28 <text:s text:c="7"/>0.67 <text:s text:c="6"/>83.06 <text:s/>2018-12-31 <text:s text:c="6"/>False</text:p>
      <text:p text:style-name="Standard">6 <text:s text:c="2"/>161117 <text:s text:c="3"/>易基永旭 <text:s/>2020-09-08 <text:s text:c="6"/>1.49 <text:s text:c="2"/>1.0800 <text:s text:c="7"/>-0.09 <text:s text:c="14"/>-0.06 <text:s text:c="7"/>1.081 <text:s/>... <text:s text:c="2"/>11:30:03 <text:s text:c="3"/>1.0800 <text:s/>2019-03-12 <text:s text:c="10"/>0.00 <text:s text:c="7"/>0.10 <text:s text:c="5"/>173.94 <text:s/>2018-12-31 <text:s text:c="6"/>False</text:p>
      <text:p text:style-name="Standard">7 <text:s text:c="2"/>161911 <text:s text:c="3"/>万家强债 <text:s/>2019-05-07 <text:s text:c="6"/>0.15 <text:s text:c="2"/>1.0647 <text:s text:c="8"/>0.91 <text:s text:c="15"/>6.04 <text:s text:c="7"/>1.055 <text:s/>... <text:s text:c="2"/>11:30:03 <text:s text:c="3"/>1.0647 <text:s/>2019-03-12 <text:s text:c="10"/>0.01 <text:s text:c="7"/>0.10 <text:s text:c="5"/>156.39 <text:s/>2018-12-31 <text:s text:c="6"/>False</text:p>
      <text:p text:style-name="Standard">8 <text:s text:c="2"/>163210 <text:s text:c="3"/>诺安纯债 <text:s/>2019-04-23 <text:s text:c="6"/>0.11 <text:s text:c="2"/>1.1700 <text:s text:c="8"/>0.68 <text:s text:c="15"/>6.08 <text:s text:c="7"/>1.162 <text:s/>... <text:s text:c="2"/>11:30:03 <text:s text:c="3"/>1.1700 <text:s/>2019-03-12 <text:s text:c="10"/>0.00 <text:s text:c="7"/>0.10 <text:s text:c="5"/>149.13 <text:s/>2018-12-31 <text:s text:c="6"/>False</text:p>
      <text:p text:style-name="Standard">9 <text:s text:c="2"/>163824 <text:s text:c="3"/>中银盛利 <text:s/>2019-09-13 <text:s text:c="6"/>0.50 <text:s text:c="2"/>1.0627 <text:s text:c="8"/>0.82 <text:s text:c="15"/>1.62 <text:s text:c="7"/>1.054 <text:s/>... <text:s text:c="2"/>11:30:03 <text:s text:c="3"/>1.0630 <text:s/>2019-03-12 <text:s text:c="10"/>0.19 <text:s text:c="7"/>0.10 <text:s text:c="5"/>173.11 <text:s/>2018-12-31 <text:s text:c="6"/>False</text:p>
      <text:p text:style-name="Standard">10 <text:s/>163827 <text:s text:c="3"/>中银产债 <text:s/>2019-10-28 <text:s text:c="6"/>0.63 <text:s text:c="2"/>1.0773 <text:s text:c="7"/>-1.55 <text:s text:c="14"/>-2.47 <text:s text:c="7"/>1.094 <text:s/>... <text:s text:c="2"/>11:30:03 <text:s text:c="3"/>1.0790 <text:s/>2019-03-12 <text:s text:c="10"/>0.37 <text:s text:c="6"/>17.95 <text:s text:c="6"/>94.50 <text:s/>2018-12-31 <text:s text:c="6"/>False</text:p>
      <text:p text:style-name="Standard">11 <text:s/>164702 <text:s text:c="3"/>添富季红 <text:s/>2021-08-17 <text:s text:c="6"/>2.43 <text:s text:c="2"/>1.0590 <text:s text:c="8"/>0.94 <text:s text:c="15"/>0.39 <text:s text:c="7"/>1.049 <text:s/>... <text:s text:c="2"/>11:30:03 <text:s text:c="3"/>1.0590 <text:s/>2019-03-12 <text:s text:c="9"/>-0.09 <text:s text:c="7"/>0.10 <text:s text:c="5"/>169.39 <text:s/>2018-12-31 <text:s text:c="6"/>False</text:p>
      <text:p text:style-name="Standard">12 <text:s/>164810 <text:s text:c="3"/>工银纯债 <text:s/>2021-07-21 <text:s text:c="6"/>2.36 <text:s text:c="2"/>1.0180 <text:s text:c="8"/>1.77 <text:s text:c="15"/>0.75 <text:s text:c="7"/>1.000 <text:s/>... <text:s text:c="2"/>11:30:03 <text:s text:c="3"/>1.0180 <text:s/>2019-03-12 <text:s text:c="10"/>0.00 <text:s text:c="7"/>0.10 <text:s text:c="5"/>154.22 <text:s/>2018-12-31 <text:s text:c="6"/>False</text:p>
      <text:p text:style-name="Standard"><text:soft-page-break/>13 <text:s/>166902 <text:s text:c="3"/>民生增利 <text:s/>2020-02-22 <text:s text:c="6"/>0.95 <text:s text:c="2"/>1.0527 <text:s text:c="8"/>1.21 <text:s text:c="15"/>1.27 <text:s text:c="7"/>1.040 <text:s/>... <text:s text:c="2"/>11:30:03 <text:s text:c="3"/>1.0527 <text:s/>2019-03-12 <text:s text:c="10"/>0.01 <text:s text:c="7"/>0.10 <text:s text:c="5"/>124.55 <text:s/>2018-12-31 <text:s text:c="6"/>False</text:p>
      <text:p text:style-name="Standard">14 <text:s/>166904 <text:s text:c="3"/>民生添利 <text:s/>2019-10-27 <text:s text:c="6"/>0.62 <text:s text:c="2"/>1.0490 <text:s text:c="7"/>-0.57 <text:s text:c="14"/>-0.92 <text:s text:c="7"/>1.055 <text:s/>... <text:s text:c="2"/>11:30:03 <text:s text:c="3"/>1.0490 <text:s/>2019-03-12 <text:s text:c="10"/>0.00 <text:s text:c="7"/>0.10 <text:s text:c="5"/>139.34 <text:s/>2018-12-31 <text:s text:c="6"/>False</text:p>
      <text:p text:style-name="Standard">15 <text:s/>501040 <text:s text:c="3"/>添富睿C <text:s/>2019-03-29 <text:s text:c="6"/>0.04 <text:s text:c="2"/>1.0453 <text:s text:c="8"/>0.60 <text:s text:c="14"/>13.73 <text:s text:c="7"/>1.039 <text:s/>... <text:s text:c="2"/>11:30:00 <text:s text:c="3"/>1.0453 <text:s/>2019-03-12 <text:s text:c="10"/>0.10 <text:s text:c="7"/>0.04 <text:s text:c="5"/>157.59 <text:s/>2018-12-31 <text:s text:c="6"/>False</text:p>
      <text:p text:style-name="Standard"/>
      <text:p text:style-name="Standard"/>
      <text:p text:style-name="Standard">[b](7)AHRatio()[/b]</text:p>
      <text:p text:style-name="Standard">该方法用于获取A/H比价</text:p>
      <text:p text:style-name="Standard"/>
      <text:p text:style-name="Standard">返回值：</text:p>
      <text:p text:style-name="Standard">DataFrame or List: [{'a_code':, 'stock_name':, ...}, ...]</text:p>
      <text:p text:style-name="Standard"><text:s text:c="3"/>a_code: <text:s text:c="15"/>A股代码</text:p>
      <text:p text:style-name="Standard"><text:s text:c="3"/>stock_name: <text:s text:c="11"/>股票名称</text:p>
      <text:p text:style-name="Standard"><text:s text:c="3"/>a_price: <text:s text:c="14"/>A股价格</text:p>
      <text:p text:style-name="Standard"><text:s text:c="3"/>a_increase_rt： <text:s text:c="7"/>A股涨跌幅（％）</text:p>
      <text:p text:style-name="Standard"><text:s text:c="3"/>h_code: <text:s text:c="15"/>H股代码</text:p>
      <text:p text:style-name="Standard"><text:s text:c="3"/>h_price: <text:s text:c="14"/>H股价格（港元）</text:p>
      <text:p text:style-name="Standard"><text:s text:c="3"/>h_increase_rt： <text:s text:c="7"/>H股涨跌幅（％）</text:p>
      <text:p text:style-name="Standard"><text:s text:c="3"/>last_time: <text:s text:c="11"/>最后时间</text:p>
      <text:p text:style-name="Standard"><text:s text:c="3"/>rmb_price： <text:s text:c="11"/>H股价格（人民币）</text:p>
      <text:p text:style-name="Standard"><text:s text:c="3"/>hk_currency： <text:s text:c="9"/>港元汇率</text:p>
      <text:p text:style-name="Standard"><text:s text:c="3"/>ha_ratio： <text:s text:c="12"/>比价（H/A）</text:p>
      <text:p text:style-name="Standard"><text:s text:c="3"/>h_free_shares: <text:s text:c="7"/>H股自由流通市值（亿港元）</text:p>
      <text:p text:style-name="Standard"><text:s text:c="3"/>a_free_shares： <text:s text:c="7"/>A股自由流通市值（亿元）</text:p>
      <text:p text:style-name="Standard"/>
      <text:p text:style-name="Standard">示例：</text:p>
      <text:p text:style-name="Standard">[i]import gugu as gg[/i]</text:p>
      <text:p text:style-name="Standard">[i]obj = gg.LowRiskIntArb()[/i] <text:s text:c="2"/># 创建低风险及套利对象</text:p>
      <text:p text:style-name="Standard">[i]data = obj.AHRatio()[/i] <text:s text:c="2"/># 获取A/H比价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5"/>a_code stock_name <text:s/>a_price <text:s/>a_increase_rt h_code <text:s/>h_price <text:s/>h_increase_rt last_time <text:s/>rmb_price <text:s/>hk_currency <text:s/>ha_ratio <text:s/>h_free_shares <text:s/>a_free_shares</text:p>
      <text:p text:style-name="Standard">0 <text:s text:c="3"/>600585 <text:s text:c="6"/>海螺水泥 <text:s text:c="3"/>35.38 <text:s text:c="9"/>-0.81 <text:s text:c="2"/>0914 <text:s text:c="3"/>44.55 <text:s text:c="10"/>0.22 <text:s/>11:56:00 <text:s text:c="4"/>38.089 <text:s text:c="7"/>0.855 <text:s text:c="3"/>107.66 <text:s text:c="8"/>578.97 <text:s text:c="8"/>732.66</text:p>
      <text:p text:style-name="Standard">1 <text:s text:c="3"/>601318 <text:s text:c="6"/>中国平安 <text:s text:c="3"/>71.05 <text:s text:c="10"/>2.60 <text:s text:c="2"/>2318 <text:s text:c="3"/>83.85 <text:s text:c="10"/>1.39 <text:s/>11:57:33 <text:s text:c="4"/>71.690 <text:s text:c="7"/>0.855 <text:s text:c="3"/>100.90 <text:s text:c="7"/>5035.41 <text:s text:c="7"/>7012.60</text:p>
      <text:p text:style-name="Standard">2 <text:s text:c="3"/>600036 <text:s text:c="6"/>招商银行 <text:s text:c="3"/>30.71 <text:s text:c="10"/>0.16 <text:s text:c="2"/>3968 <text:s text:c="3"/>35.30 <text:s text:c="9"/>-1.67 <text:s/>11:57:18 <text:s text:c="4"/>30.181 <text:s text:c="7"/>0.855 <text:s text:c="4"/>98.28 <text:s text:c="7"/>1335.83 <text:s text:c="7"/>3541.37</text:p>
      <text:p text:style-name="Standard">3 <text:s text:c="3"/>600660 <text:s text:c="6"/>福耀玻璃 <text:s text:c="3"/>24.00 <text:s text:c="9"/>-0.91 <text:s text:c="2"/>3606 <text:s text:c="3"/>26.95 <text:s text:c="9"/>-2.18 <text:s/>11:57:24 <text:s text:c="4"/>23.042 <text:s text:c="7"/>0.855 <text:s text:c="4"/>96.01 <text:s text:c="8"/>136.27 <text:s text:c="8"/>309.15</text:p>
      <text:p text:style-name="Standard">4 <text:s text:c="3"/>600028 <text:s text:c="6"/>中国石化 <text:s text:c="4"/>5.90 <text:s text:c="9"/>-1.34 <text:s text:c="2"/>0386 <text:s text:c="4"/>6.61 <text:s text:c="10"/>0.30 <text:s/>11:57:31 <text:s text:c="5"/>5.651 <text:s text:c="7"/>0.855 <text:s text:c="4"/>95.79 <text:s text:c="7"/>1686.44 <text:s text:c="8"/>722.66</text:p>
      <text:p text:style-name="Standard">5 <text:s text:c="3"/>600377 <text:s text:c="6"/>宁沪高速 <text:s text:c="4"/>9.74 <text:s text:c="9"/>-0.71 <text:s text:c="2"/>0177 <text:s text:c="3"/>10.74 <text:s text:c="9"/>-0.19 <text:s/>11:56:40 <text:s text:c="5"/>9.182 <text:s text:c="7"/>0.855 <text:s text:c="4"/>94.28 <text:s text:c="8"/>131.24 <text:s text:c="9"/>45.42</text:p>
      <text:p text:style-name="Standard">6 <text:s text:c="3"/>000338 <text:s text:c="6"/>潍柴动力 <text:s text:c="3"/>10.30 <text:s text:c="9"/>-1.90 <text:s text:c="2"/>2338 <text:s text:c="3"/>11.22 <text:s text:c="9"/>-3.44 <text:s/>11:55:59 <text:s text:c="5"/>9.593 <text:s text:c="7"/>0.855 <text:s text:c="4"/>93.13 <text:s text:c="8"/>109.00 <text:s text:c="8"/>431.90</text:p>
      <text:p text:style-name="Standard">7 <text:s text:c="3"/>000002 <text:s text:c="7"/>万科A <text:s text:c="3"/>27.76 <text:s text:c="10"/>1.13 <text:s text:c="2"/>2202 <text:s text:c="3"/>30.10 <text:s text:c="9"/>-1.31 <text:s/>11:57:26 <text:s text:c="4"/>25.735 <text:s text:c="7"/>0.855 <text:s text:c="4"/>92.70 <text:s text:c="8"/>395.80 <text:s text:c="7"/>1539.65</text:p>
      <text:p text:style-name="Standard"><text:soft-page-break/>8 <text:s text:c="3"/>000898 <text:s text:c="6"/>鞍钢股份 <text:s text:c="4"/>5.80 <text:s text:c="9"/>-0.34 <text:s text:c="2"/>0347 <text:s text:c="4"/>6.23 <text:s text:c="9"/>-0.95 <text:s/>11:57:23 <text:s text:c="5"/>5.327 <text:s text:c="7"/>0.855 <text:s text:c="4"/>91.84 <text:s text:c="9"/>67.65 <text:s text:c="9"/>95.15</text:p>
      <text:p text:style-name="Standard">9 <text:s text:c="3"/>601398 <text:s text:c="6"/>工商银行 <text:s text:c="4"/>5.57 <text:s text:c="9"/>-0.89 <text:s text:c="2"/>1398 <text:s text:c="4"/>5.97 <text:s text:c="9"/>-0.67 <text:s/>11:57:24 <text:s text:c="5"/>5.104 <text:s text:c="7"/>0.855 <text:s text:c="4"/>91.64 <text:s text:c="7"/>5181.60 <text:s text:c="7"/>1201.11</text:p>
      <text:p text:style-name="Standard">10 <text:s text:c="2"/>601328 <text:s text:c="6"/>交通银行 <text:s text:c="4"/>6.33 <text:s text:c="9"/>-0.16 <text:s text:c="2"/>3328 <text:s text:c="4"/>6.56 <text:s text:c="9"/>-0.61 <text:s/>11:57:32 <text:s text:c="5"/>5.609 <text:s text:c="7"/>0.855 <text:s text:c="4"/>88.60 <text:s text:c="8"/>476.77 <text:s text:c="7"/>1525.67</text:p>
      <text:p text:style-name="Standard">11 <text:s text:c="2"/>601390 <text:s text:c="6"/>中国中铁 <text:s text:c="4"/>7.38 <text:s text:c="9"/>-0.54 <text:s text:c="2"/>0390 <text:s text:c="4"/>7.62 <text:s text:c="9"/>-0.65 <text:s/>11:57:02 <text:s text:c="5"/>6.515 <text:s text:c="7"/>0.855 <text:s text:c="4"/>88.28 <text:s text:c="8"/>308.08 <text:s text:c="8"/>520.58</text:p>
      <text:p text:style-name="Standard">12 <text:s text:c="2"/>601939 <text:s text:c="6"/>建设银行 <text:s text:c="4"/>6.91 <text:s text:c="9"/>-1.43 <text:s text:c="2"/>0939 <text:s text:c="4"/>6.98 <text:s text:c="9"/>-1.13 <text:s/>11:57:27 <text:s text:c="5"/>5.968 <text:s text:c="7"/>0.855 <text:s text:c="4"/>86.36 <text:s text:c="7"/>6828.31 <text:s text:c="8"/>615.06</text:p>
      <text:p text:style-name="Standard">13 <text:s text:c="2"/>601288 <text:s text:c="6"/>农业银行 <text:s text:c="4"/>3.71 <text:s text:c="9"/>-0.80 <text:s text:c="2"/>1288 <text:s text:c="4"/>3.72 <text:s text:c="9"/>-0.27 <text:s/>11:57:14 <text:s text:c="5"/>3.181 <text:s text:c="7"/>0.855 <text:s text:c="4"/>85.73 <text:s text:c="7"/>1143.48 <text:s text:c="7"/>1314.56</text:p>
      <text:p text:style-name="Standard">14 <text:s text:c="2"/>601186 <text:s text:c="6"/>中国铁建 <text:s text:c="3"/>11.20 <text:s text:c="9"/>-0.27 <text:s text:c="2"/>1186 <text:s text:c="3"/>10.94 <text:s text:c="9"/>-1.62 <text:s/>11:57:26 <text:s text:c="5"/>9.353 <text:s text:c="7"/>0.855 <text:s text:c="4"/>83.51 <text:s text:c="8"/>227.15 <text:s text:c="8"/>510.78</text:p>
      <text:p text:style-name="Standard">15 <text:s text:c="2"/>600808 <text:s text:c="6"/>马钢股份 <text:s text:c="4"/>3.98 <text:s text:c="10"/>0.00 <text:s text:c="2"/>0323 <text:s text:c="4"/>3.88 <text:s text:c="9"/>-1.02 <text:s/>11:57:07 <text:s text:c="5"/>3.317 <text:s text:c="7"/>0.855 <text:s text:c="4"/>83.35 <text:s text:c="9"/>67.24 <text:s text:c="9"/>97.96</text:p>
      <text:p text:style-name="Standard">16 <text:s text:c="2"/>601988 <text:s text:c="6"/>中国银行 <text:s text:c="4"/>3.80 <text:s text:c="9"/>-0.78 <text:s text:c="2"/>3988 <text:s text:c="4"/>3.67 <text:s text:c="9"/>-0.81 <text:s/>11:57:26 <text:s text:c="5"/>3.138 <text:s text:c="7"/>0.855 <text:s text:c="4"/>82.57 <text:s text:c="7"/>3068.94 <text:s text:c="8"/>778.77</text:p>
      <text:p text:style-name="Standard">17 <text:s text:c="2"/>000921 <text:s text:c="6"/>海信科龙 <text:s text:c="3"/>11.30 <text:s text:c="9"/>-1.82 <text:s text:c="2"/>0921 <text:s text:c="3"/>10.78 <text:s text:c="9"/>-0.19 <text:s/>11:57:31 <text:s text:c="5"/>9.217 <text:s text:c="7"/>0.855 <text:s text:c="4"/>81.56 <text:s text:c="9"/>37.71 <text:s text:c="9"/>43.54</text:p>
      <text:p text:style-name="Standard">18 <text:s text:c="2"/>601088 <text:s text:c="6"/>中国神华 <text:s text:c="3"/>19.93 <text:s text:c="9"/>-0.94 <text:s text:c="2"/>1088 <text:s text:c="3"/>18.78 <text:s text:c="9"/>-0.53 <text:s/>11:56:08 <text:s text:c="4"/>16.057 <text:s text:c="7"/>0.855 <text:s text:c="4"/>80.56 <text:s text:c="8"/>638.25 <text:s text:c="8"/>533.79</text:p>
      <text:p text:style-name="Standard">19 <text:s text:c="2"/>600196 <text:s text:c="6"/>复星医药 <text:s text:c="3"/>30.58 <text:s text:c="10"/>5.12 <text:s text:c="2"/>2196 <text:s text:c="3"/>28.70 <text:s text:c="10"/>3.05 <text:s/>11:55:06 <text:s text:c="4"/>24.538 <text:s text:c="7"/>0.855 <text:s text:c="4"/>80.24 <text:s text:c="8"/>155.54 <text:s text:c="8"/>297.83</text:p>
      <text:p text:style-name="Standard">20 <text:s text:c="2"/>600016 <text:s text:c="6"/>民生银行 <text:s text:c="4"/>6.44 <text:s text:c="9"/>-0.16 <text:s text:c="2"/>1988 <text:s text:c="4"/>6.03 <text:s text:c="9"/>-0.99 <text:s/>11:57:24 <text:s text:c="5"/>5.156 <text:s text:c="7"/>0.855 <text:s text:c="4"/>80.05 <text:s text:c="8"/>478.70 <text:s text:c="7"/>2283.76</text:p>
      <text:p text:style-name="Standard">21 <text:s text:c="2"/>601818 <text:s text:c="6"/>光大银行 <text:s text:c="4"/>4.16 <text:s text:c="9"/>-0.48 <text:s text:c="2"/>6818 <text:s text:c="4"/>3.89 <text:s text:c="9"/>-0.26 <text:s/>11:55:30 <text:s text:c="5"/>3.326 <text:s text:c="7"/>0.855 <text:s text:c="4"/>79.95 <text:s text:c="8"/>320.38 <text:s text:c="8"/>656.92</text:p>
      <text:p text:style-name="Standard">22 <text:s text:c="2"/>603259 <text:s text:c="6"/>药明康德 <text:s text:c="3"/>96.05 <text:s text:c="10"/>0.32 <text:s text:c="2"/>2359 <text:s text:c="3"/>88.50 <text:s text:c="9"/>-0.73 <text:s/>11:51:28 <text:s text:c="4"/>75.666 <text:s text:c="7"/>0.855 <text:s text:c="4"/>78.78 <text:s text:c="10"/>0.00 <text:s text:c="8"/>100.08</text:p>
      <text:p text:style-name="Standard">23 <text:s text:c="2"/>600548 <text:s text:c="7"/>深高速 <text:s text:c="4"/>9.62 <text:s text:c="10"/>1.37 <text:s text:c="2"/>0548 <text:s text:c="4"/>8.80 <text:s text:c="10"/>0.34 <text:s/>11:50:18 <text:s text:c="5"/>7.524 <text:s text:c="7"/>0.855 <text:s text:c="4"/>78.21 <text:s text:c="9"/>61.95 <text:s text:c="9"/>35.31</text:p>
      <text:p text:style-name="Standard">24 <text:s text:c="2"/>601899 <text:s text:c="6"/>紫金矿业 <text:s text:c="4"/>3.61 <text:s text:c="10"/>0.28 <text:s text:c="2"/>2899 <text:s text:c="4"/>3.28 <text:s text:c="9"/>-0.91 <text:s/>11:57:24 <text:s text:c="5"/>2.804 <text:s text:c="7"/>0.855 <text:s text:c="4"/>77.68 <text:s text:c="8"/>188.17 <text:s text:c="8"/>404.48</text:p>
      <text:p text:style-name="Standard">25 <text:s text:c="2"/>601607 <text:s text:c="6"/>上海医药 <text:s text:c="3"/>19.92 <text:s text:c="10"/>1.89 <text:s text:c="2"/>2607 <text:s text:c="3"/>17.96 <text:s text:c="9"/>-0.66 <text:s/>11:57:18 <text:s text:c="4"/>15.355 <text:s text:c="7"/>0.855 <text:s text:c="4"/>77.09 <text:s text:c="8"/>162.14 <text:s text:c="8"/>196.04</text:p>
      <text:p text:style-name="Standard">26 <text:s text:c="2"/>002594 <text:s text:c="7"/>比亚迪 <text:s text:c="3"/>52.26 <text:s text:c="10"/>0.52 <text:s text:c="2"/>1211 <text:s text:c="3"/>47.05 <text:s text:c="9"/>-1.47 <text:s/>11:56:55 <text:s text:c="4"/>40.227 <text:s text:c="7"/>0.855 <text:s text:c="4"/>76.97 <text:s text:c="8"/>324.17 <text:s text:c="8"/>413.46</text:p>
      <text:p text:style-name="Standard">27 <text:s text:c="2"/>601601 <text:s text:c="6"/>中国太保 <text:s text:c="3"/>32.40 <text:s text:c="9"/>-0.70 <text:s text:c="2"/>2601 <text:s text:c="3"/>29.05 <text:s text:c="9"/>-0.34 <text:s/>11:53:19 <text:s text:c="4"/>24.837 <text:s text:c="7"/>0.855 <text:s text:c="4"/>76.66 <text:s text:c="8"/>806.22 <text:s text:c="8"/>891.89</text:p>
      <text:p text:style-name="Standard">28 <text:s text:c="2"/>000157 <text:s text:c="6"/>中联重科 <text:s text:c="4"/>4.36 <text:s text:c="10"/>0.00 <text:s text:c="2"/>1157 <text:s text:c="4"/>3.84 <text:s text:c="9"/>-0.26 <text:s/>11:57:22 <text:s text:c="5"/>3.283 <text:s text:c="7"/>0.855 <text:s text:c="4"/>75.30 <text:s text:c="9"/>53.31 <text:s text:c="8"/>194.68</text:p>
      <text:p text:style-name="Standard">29 <text:s text:c="2"/>601211 <text:s text:c="6"/>国泰君安 <text:s text:c="3"/>19.99 <text:s text:c="9"/>-2.63 <text:s text:c="2"/>2611 <text:s text:c="3"/>17.44 <text:s text:c="10"/>0.35 <text:s/>11:57:02 <text:s text:c="4"/>14.911 <text:s text:c="7"/>0.855 <text:s text:c="4"/>74.59 <text:s text:c="8"/>164.36 <text:s text:c="8"/>864.27</text:p>
      <text:p text:style-name="Standard">.. <text:s text:c="5"/>... <text:s text:c="7"/>... <text:s text:c="5"/>... <text:s text:c="11"/>... <text:s text:c="3"/>... <text:s text:c="5"/>... <text:s text:c="11"/>... <text:s text:c="6"/>... <text:s text:c="7"/>... <text:s text:c="9"/>... <text:s text:c="6"/>... <text:s text:c="11"/>... <text:s text:c="11"/>...</text:p>
      <text:p text:style-name="Standard">76 <text:s text:c="2"/>601788 <text:s text:c="6"/>光大证券 <text:s text:c="3"/>14.20 <text:s text:c="9"/>-0.56 <text:s text:c="2"/>6178 <text:s text:c="4"/>8.47 <text:s text:c="9"/>-1.05 <text:s/>11:57:25 <text:s text:c="5"/>7.242 <text:s text:c="7"/>0.855 <text:s text:c="4"/>51.00 <text:s text:c="9"/>59.64 <text:s text:c="8"/>250.63</text:p>
      <text:p text:style-name="Standard">77 <text:s text:c="2"/>601005 <text:s text:c="6"/>重庆钢铁 <text:s text:c="4"/>2.30 <text:s text:c="10"/>0.00 <text:s text:c="2"/>1053 <text:s text:c="4"/>1.34 <text:s text:c="9"/>-0.74 <text:s/>11:54:25 <text:s text:c="5"/>1.146 <text:s text:c="7"/>0.855 <text:s text:c="4"/>49.81 <text:s text:c="10"/>7.21 <text:s text:c="8"/>144.52</text:p>
      <text:p text:style-name="Standard">78 <text:s text:c="2"/>601828 <text:s text:c="7"/>美凯龙 <text:s text:c="3"/>13.73 <text:s text:c="10"/>1.18 <text:s text:c="2"/>1528 <text:s text:c="4"/>7.81 <text:s text:c="9"/>-0.26 <text:s/>11:54:25 <text:s text:c="5"/>6.677 <text:s text:c="7"/>0.855 <text:s text:c="4"/>48.63 <text:s text:c="9"/>61.69 <text:s text:c="9"/>54.34</text:p>
      <text:p text:style-name="Standard"><text:soft-page-break/>79 <text:s text:c="2"/>600958 <text:s text:c="6"/>东方证券 <text:s text:c="3"/>12.06 <text:s text:c="9"/>-2.74 <text:s text:c="2"/>3958 <text:s text:c="4"/>6.46 <text:s text:c="9"/>-2.56 <text:s/>11:57:14 <text:s text:c="5"/>5.523 <text:s text:c="7"/>0.855 <text:s text:c="4"/>45.80 <text:s text:c="9"/>66.35 <text:s text:c="8"/>459.76</text:p>
      <text:p text:style-name="Standard">80 <text:s text:c="2"/>002460 <text:s text:c="6"/>赣锋锂业 <text:s text:c="3"/>28.80 <text:s text:c="10"/>6.86 <text:s text:c="2"/>1772 <text:s text:c="3"/>14.42 <text:s text:c="10"/>2.27 <text:s/>11:55:51 <text:s text:c="4"/>12.329 <text:s text:c="7"/>0.855 <text:s text:c="4"/>42.81 <text:s text:c="10"/>0.00 <text:s text:c="8"/>203.87</text:p>
      <text:p text:style-name="Standard">81 <text:s text:c="2"/>603157 <text:s text:c="6"/>拉夏贝尔 <text:s text:c="4"/>9.80 <text:s text:c="9"/>-2.20 <text:s text:c="2"/>6116 <text:s text:c="4"/>4.73 <text:s text:c="9"/>-0.42 <text:s/>11:57:08 <text:s text:c="5"/>4.044 <text:s text:c="7"/>0.855 <text:s text:c="4"/>41.27 <text:s text:c="9"/>10.16 <text:s text:c="9"/>10.08</text:p>
      <text:p text:style-name="Standard">82 <text:s text:c="2"/>601881 <text:s text:c="6"/>中国银河 <text:s text:c="3"/>11.14 <text:s text:c="9"/>-2.28 <text:s text:c="2"/>6881 <text:s text:c="4"/>5.32 <text:s text:c="9"/>-2.39 <text:s/>11:57:28 <text:s text:c="5"/>4.548 <text:s text:c="7"/>0.855 <text:s text:c="4"/>40.83 <text:s text:c="8"/>196.36 <text:s text:c="8"/>136.49</text:p>
      <text:p text:style-name="Standard">83 <text:s text:c="2"/>601727 <text:s text:c="6"/>上海电气 <text:s text:c="4"/>6.10 <text:s text:c="9"/>-1.13 <text:s text:c="2"/>2727 <text:s text:c="4"/>2.90 <text:s text:c="9"/>-1.69 <text:s/>11:57:15 <text:s text:c="5"/>2.479 <text:s text:c="7"/>0.855 <text:s text:c="4"/>40.65 <text:s text:c="9"/>77.41 <text:s text:c="8"/>184.23</text:p>
      <text:p text:style-name="Standard">84 <text:s text:c="2"/>002910 <text:s text:c="6"/>庄园牧场 <text:s text:c="3"/>14.07 <text:s text:c="9"/>-2.02 <text:s text:c="2"/>1533 <text:s text:c="4"/>6.63 <text:s text:c="10"/>0.61 <text:s/>15:34:54 <text:s text:c="5"/>5.669 <text:s text:c="7"/>0.855 <text:s text:c="4"/>40.29 <text:s text:c="10"/>0.87 <text:s text:c="9"/>10.43</text:p>
      <text:p text:style-name="Standard">85 <text:s text:c="2"/>601326 <text:s text:c="6"/>秦港股份 <text:s text:c="4"/>4.03 <text:s text:c="9"/>-2.66 <text:s text:c="2"/>3369 <text:s text:c="4"/>1.87 <text:s text:c="10"/>0.00 <text:s/>11:55:04 <text:s text:c="5"/>1.599 <text:s text:c="7"/>0.855 <text:s text:c="4"/>39.67 <text:s text:c="9"/>14.69 <text:s text:c="9"/>41.58</text:p>
      <text:p text:style-name="Standard">86 <text:s text:c="2"/>601880 <text:s text:c="7"/>大连港 <text:s text:c="4"/>2.35 <text:s text:c="9"/>-1.26 <text:s text:c="2"/>2880 <text:s text:c="4"/>1.07 <text:s text:c="10"/>0.00 <text:s/>11:53:16 <text:s text:c="5"/>0.915 <text:s text:c="7"/>0.855 <text:s text:c="4"/>38.93 <text:s text:c="9"/>18.35 <text:s text:c="9"/>55.40</text:p>
      <text:p text:style-name="Standard">87 <text:s text:c="2"/>600685 <text:s text:c="6"/>中船防务 <text:s text:c="3"/>16.95 <text:s text:c="10"/>2.60 <text:s text:c="2"/>0317 <text:s text:c="4"/>7.68 <text:s text:c="9"/>-2.78 <text:s/>11:56:07 <text:s text:c="5"/>6.566 <text:s text:c="7"/>0.855 <text:s text:c="4"/>38.74 <text:s text:c="9"/>18.90 <text:s text:c="9"/>54.19</text:p>
      <text:p text:style-name="Standard">88 <text:s text:c="2"/>601869 <text:s text:c="6"/>长飞光纤 <text:s text:c="3"/>50.14 <text:s text:c="9"/>-4.57 <text:s text:c="2"/>6869 <text:s text:c="3"/>22.40 <text:s text:c="9"/>-8.01 <text:s/>11:57:32 <text:s text:c="4"/>19.152 <text:s text:c="7"/>0.855 <text:s text:c="4"/>38.20 <text:s text:c="9"/>38.47 <text:s text:c="9"/>38.00</text:p>
      <text:p text:style-name="Standard">89 <text:s text:c="2"/>600635 <text:s text:c="6"/>大众公用 <text:s text:c="4"/>8.09 <text:s text:c="10"/>6.87 <text:s text:c="2"/>1635 <text:s text:c="4"/>3.44 <text:s text:c="10"/>1.18 <text:s/>11:55:48 <text:s text:c="5"/>2.941 <text:s text:c="7"/>0.855 <text:s text:c="4"/>36.36 <text:s text:c="9"/>17.04 <text:s text:c="8"/>143.18</text:p>
      <text:p text:style-name="Standard">90 <text:s text:c="2"/>601375 <text:s text:c="6"/>中原证券 <text:s text:c="4"/>6.18 <text:s text:c="9"/>-2.68 <text:s text:c="2"/>1375 <text:s text:c="4"/>2.53 <text:s text:c="9"/>-0.39 <text:s/>11:54:35 <text:s text:c="5"/>2.163 <text:s text:c="7"/>0.855 <text:s text:c="4"/>35.00 <text:s text:c="9"/>31.63 <text:s text:c="9"/>73.84</text:p>
      <text:p text:style-name="Standard">91 <text:s text:c="2"/>601038 <text:s text:c="6"/>一拖股份 <text:s text:c="4"/>5.53 <text:s text:c="10"/>0.00 <text:s text:c="2"/>0038 <text:s text:c="4"/>2.08 <text:s text:c="9"/>-1.42 <text:s/>11:55:43 <text:s text:c="5"/>1.778 <text:s text:c="7"/>0.855 <text:s text:c="4"/>32.16 <text:s text:c="10"/>8.36 <text:s text:c="9"/>10.13</text:p>
      <text:p text:style-name="Standard">92 <text:s text:c="2"/>600871 <text:s text:c="5"/>*ST油服 <text:s text:c="4"/>2.25 <text:s text:c="9"/>-0.88 <text:s text:c="2"/>1033 <text:s text:c="4"/>0.83 <text:s text:c="10"/>0.00 <text:s/>11:52:29 <text:s text:c="5"/>0.710 <text:s text:c="7"/>0.855 <text:s text:c="4"/>31.54 <text:s text:c="9"/>23.40 <text:s text:c="9"/>40.12</text:p>
      <text:p text:style-name="Standard">93 <text:s text:c="2"/>601811 <text:s text:c="6"/>新华文轩 <text:s text:c="3"/>16.66 <text:s text:c="10"/>4.52 <text:s text:c="2"/>0811 <text:s text:c="4"/>6.04 <text:s text:c="9"/>-0.17 <text:s/>11:56:20 <text:s text:c="5"/>5.164 <text:s text:c="7"/>0.855 <text:s text:c="4"/>31.00 <text:s text:c="9"/>26.69 <text:s text:c="9"/>30.98</text:p>
      <text:p text:style-name="Standard">94 <text:s text:c="2"/>000585 <text:s text:c="5"/>*ST东电 <text:s text:c="4"/>2.71 <text:s text:c="9"/>-1.09 <text:s text:c="2"/>0042 <text:s text:c="4"/>0.96 <text:s text:c="10"/>1.05 <text:s/>10:52:57 <text:s text:c="5"/>0.821 <text:s text:c="7"/>0.855 <text:s text:c="4"/>30.29 <text:s text:c="10"/>2.48 <text:s text:c="9"/>14.31</text:p>
      <text:p text:style-name="Standard">95 <text:s text:c="2"/>601319 <text:s text:c="6"/>中国人保 <text:s text:c="3"/>10.12 <text:s text:c="9"/>-4.98 <text:s text:c="2"/>1339 <text:s text:c="4"/>3.52 <text:s text:c="9"/>-1.12 <text:s/>11:56:54 <text:s text:c="5"/>3.010 <text:s text:c="7"/>0.855 <text:s text:c="4"/>29.74 <text:s text:c="8"/>288.70 <text:s text:c="8"/>102.34</text:p>
      <text:p text:style-name="Standard">96 <text:s text:c="2"/>600874 <text:s text:c="6"/>创业环保 <text:s text:c="3"/>10.17 <text:s text:c="10"/>4.09 <text:s text:c="2"/>1065 <text:s text:c="4"/>3.44 <text:s text:c="10"/>0.88 <text:s/>11:44:24 <text:s text:c="5"/>2.941 <text:s text:c="7"/>0.855 <text:s text:c="4"/>28.92 <text:s text:c="9"/>11.70 <text:s text:c="9"/>37.80</text:p>
      <text:p text:style-name="Standard">97 <text:s text:c="2"/>601866 <text:s text:c="6"/>中远海发 <text:s text:c="4"/>3.07 <text:s text:c="9"/>-2.23 <text:s text:c="2"/>2866 <text:s text:c="4"/>1.02 <text:s text:c="9"/>-0.97 <text:s/>11:55:14 <text:s text:c="5"/>0.872 <text:s text:c="7"/>0.855 <text:s text:c="4"/>28.41 <text:s text:c="9"/>37.23 <text:s text:c="8"/>108.11</text:p>
      <text:p text:style-name="Standard">98 <text:s text:c="2"/>601068 <text:s text:c="6"/>中铝国际 <text:s text:c="4"/>7.80 <text:s text:c="9"/>-2.50 <text:s text:c="2"/>2068 <text:s text:c="4"/>2.59 <text:s text:c="10"/>1.17 <text:s/>11:44:53 <text:s text:c="5"/>2.214 <text:s text:c="7"/>0.855 <text:s text:c="4"/>28.39 <text:s text:c="9"/>10.35 <text:s text:c="9"/>23.08</text:p>
      <text:p text:style-name="Standard">99 <text:s text:c="2"/>600775 <text:s text:c="6"/>南京熊猫 <text:s text:c="3"/>11.48 <text:s text:c="9"/>-4.09 <text:s text:c="2"/>0553 <text:s text:c="4"/>3.50 <text:s text:c="9"/>-0.85 <text:s/>11:56:28 <text:s text:c="5"/>2.992 <text:s text:c="7"/>0.855 <text:s text:c="4"/>26.07 <text:s text:c="10"/>7.99 <text:s text:c="9"/>37.80</text:p>
      <text:p text:style-name="Standard">100 <text:s/>002490 <text:s text:c="6"/>山东墨龙 <text:s text:c="4"/>5.22 <text:s text:c="10"/>3.37 <text:s text:c="2"/>0568 <text:s text:c="4"/>1.54 <text:s text:c="10"/>1.32 <text:s/>11:55:22 <text:s text:c="5"/>1.317 <text:s text:c="7"/>0.855 <text:s text:c="4"/>25.22 <text:s text:c="10"/>3.80 <text:s text:c="9"/>14.30</text:p>
      <text:p text:style-name="Standard">101 <text:s/>601066 <text:s text:c="6"/>中信建投 <text:s text:c="3"/>25.91 <text:s text:c="9"/>-3.75 <text:s text:c="2"/>6066 <text:s text:c="4"/>7.14 <text:s text:c="9"/>-0.83 <text:s/>11:57:02 <text:s text:c="5"/>6.105 <text:s text:c="7"/>0.855 <text:s text:c="4"/>23.56 <text:s text:c="9"/>84.55 <text:s text:c="8"/>103.64</text:p>
      <text:p text:style-name="Standard">102 <text:s/>601330 <text:s text:c="6"/>绿色动力 <text:s text:c="3"/>13.97 <text:s text:c="9"/>-1.69 <text:s text:c="2"/>1330 <text:s text:c="4"/>3.81 <text:s text:c="9"/>-0.52 <text:s/>11:37:34 <text:s text:c="5"/>3.257 <text:s text:c="7"/>0.855 <text:s text:c="4"/>23.32 <text:s text:c="9"/>14.46 <text:s text:c="9"/>16.23</text:p>
      <text:p text:style-name="Standard">103 <text:s/>600860 <text:s text:c="6"/>京城股份 <text:s text:c="4"/>5.72 <text:s text:c="9"/>-1.38 <text:s text:c="2"/>0187 <text:s text:c="4"/>1.55 <text:s text:c="9"/>-4.32 <text:s/>10:48:10 <text:s text:c="5"/>1.325 <text:s text:c="7"/>0.855 <text:s text:c="4"/>23.17 <text:s text:c="10"/>1.55 <text:s text:c="10"/>7.97</text:p>
      <text:p text:style-name="Standard">104 <text:s/>002703 <text:s text:c="6"/>浙江世宝 <text:s text:c="4"/>5.70 <text:s text:c="9"/>-1.38 <text:s text:c="2"/>1057 <text:s text:c="4"/>1.30 <text:s text:c="10"/>1.56 <text:s/>11:43:58 <text:s text:c="5"/>1.111 <text:s text:c="7"/>0.855 <text:s text:c="4"/>19.50 <text:s text:c="10"/>1.13 <text:s text:c="9"/>11.67</text:p>
      <text:p text:style-name="Standard"><text:soft-page-break/>105 <text:s/>600876 <text:s text:c="6"/>洛阳玻璃 <text:s text:c="3"/>13.57 <text:s text:c="9"/>-1.17 <text:s text:c="2"/>1108 <text:s text:c="4"/>2.70 <text:s text:c="9"/>-1.10 <text:s/>11:26:33 <text:s text:c="5"/>2.308 <text:s text:c="7"/>0.855 <text:s text:c="4"/>17.01 <text:s text:c="10"/>6.75 <text:s text:c="9"/>13.94</text:p>
      <text:p text:style-name="Standard"/>
      <text:p text:style-name="Standard"/>
      <text:p text:style-name="Standard">[b](8)dividendRate()[/b]</text:p>
      <text:p text:style-name="Standard">该方法用于获取A股股息率</text:p>
      <text:p text:style-name="Standard"/>
      <text:p text:style-name="Standard">返回值：</text:p>
      <text:p text:style-name="Standard">DataFrame or List: [{'stock_id':, 'stock_nm':, ...}, ...]</text:p>
      <text:p text:style-name="Standard"><text:s text:c="3"/>stock_id: <text:s text:c="27"/>股票代码</text:p>
      <text:p text:style-name="Standard"><text:s text:c="3"/>stock_nm: <text:s text:c="27"/>股票名称</text:p>
      <text:p text:style-name="Standard"><text:s text:c="3"/>dividend_rate: <text:s text:c="22"/>股息率（TTM）</text:p>
      <text:p text:style-name="Standard"><text:s text:c="3"/>dividend_rate2： <text:s text:c="20"/>静态股息率</text:p>
      <text:p text:style-name="Standard"><text:s text:c="3"/>ipo_date： <text:s text:c="26"/>ipo日期</text:p>
      <text:p text:style-name="Standard"><text:s text:c="3"/>price： <text:s text:c="29"/>价格</text:p>
      <text:p text:style-name="Standard"><text:s text:c="3"/>volume： <text:s text:c="28"/>成交额（万元）</text:p>
      <text:p text:style-name="Standard"><text:s text:c="3"/>increase_rt： <text:s text:c="23"/>涨幅（％）</text:p>
      <text:p text:style-name="Standard"><text:s text:c="3"/>pe: <text:s text:c="33"/>市盈率（TTM）</text:p>
      <text:p text:style-name="Standard"><text:s text:c="3"/>pb: <text:s text:c="33"/>市净率</text:p>
      <text:p text:style-name="Standard"><text:s text:c="3"/>total_value： <text:s text:c="23"/>市值（亿元）</text:p>
      <text:p text:style-name="Standard"><text:s text:c="3"/>eps_growth_ttm： <text:s text:c="20"/>净利同比增长（％）</text:p>
      <text:p text:style-name="Standard"><text:s text:c="3"/>roe: <text:s text:c="32"/>最新年报ROE（％）</text:p>
      <text:p text:style-name="Standard"><text:s text:c="3"/>revenue_average： <text:s text:c="19"/>5年营收复合增长（％）</text:p>
      <text:p text:style-name="Standard"><text:s text:c="3"/>profit_average： <text:s text:c="20"/>5年利润复合增长（％）</text:p>
      <text:p text:style-name="Standard"><text:s text:c="3"/>roe_average： <text:s text:c="23"/>5年平均ROE（％）</text:p>
      <text:p text:style-name="Standard"><text:s text:c="3"/>pb_temperature： <text:s text:c="20"/>PB温度（℃）</text:p>
      <text:p text:style-name="Standard"><text:s text:c="3"/>pe_temperature： <text:s text:c="20"/>PE温度（℃）</text:p>
      <text:p text:style-name="Standard"><text:s text:c="3"/>int_debt_rate： <text:s text:c="21"/>有息负债率（％）</text:p>
      <text:p text:style-name="Standard"><text:s text:c="3"/>cashflow_average： <text:s text:c="19"/>5年现金流复合增长（％）</text:p>
      <text:p text:style-name="Standard"><text:s text:c="3"/>dividend_rate_average： <text:s text:c="14"/>5年分红率复合增长（％）</text:p>
      <text:p text:style-name="Standard"><text:s text:c="3"/>dividend_rate5： <text:s text:c="21"/>5年平均股息率（％）</text:p>
      <text:p text:style-name="Standard"><text:s text:c="3"/>industry_nm： <text:s text:c="24"/>所属行业</text:p>
      <text:p text:style-name="Standard"><text:s text:c="3"/>active_flg: <text:s text:c="25"/>活跃标志</text:p>
      <text:p text:style-name="Standard"><text:s text:c="3"/>last_time: <text:s text:c="26"/>最后时间</text:p>
      <text:p text:style-name="Standard"/>
      <text:p text:style-name="Standard">示例：</text:p>
      <text:p text:style-name="Standard">[i]import gugu as gg[/i]</text:p>
      <text:p text:style-name="Standard">[i]obj = gg.LowRiskIntArb()[/i] <text:s text:c="2"/># 创建低风险及套利对象</text:p>
      <text:p text:style-name="Standard">[i]data = obj.dividendRate()[/i] <text:s text:c="2"/># 获取A股股息率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3"/>stock_id stock_nm <text:s/>dividend_rate <text:s/>dividend_rate2 <text:s text:c="3"/>ipo_date <text:s/>price <text:s text:c="4"/>volume <text:s/>... <text:s/>int_debt_rate <text:s/>cashflow_average <text:s/>dividend_rate_average <text:s/>dividend_rate5 <text:s text:c="6"/>industry_nm <text:s/>active_flg <text:s/>last_time</text:p>
      <text:p text:style-name="Standard">0 <text:s text:c="3"/>600664 <text:s text:c="4"/>哈药股份 <text:s text:c="8"/>10.478 <text:s text:c="9"/>10.478 <text:s/>1993-06-29 <text:s text:c="2"/>4.81 <text:s text:c="3"/>9485.03 <text:s/>... <text:s text:c="10"/>3.81 <text:s text:c="13"/>1.05 <text:s text:c="17"/>33.04 <text:s text:c="10"/>7.568 <text:s text:c="12"/>医药制造业 <text:s text:c="10"/>Y <text:s text:c="2"/>11:30:00</text:p>
      <text:p text:style-name="Standard">1 <text:s text:c="3"/>601566 <text:s text:c="5"/>九牧王 <text:s text:c="9"/>7.305 <text:s text:c="10"/>7.305 <text:s/>2011-05-30 <text:s/>13.69 <text:s text:c="3"/>3447.89 <text:s/>... <text:s text:c="10"/>4.21 <text:s text:c="12"/>-2.34 <text:s text:c="18"/>9.07 <text:s text:c="10"/>6.136 <text:s text:c="9"/>纺织服装、服饰业 <text:s text:c="10"/>Y <text:s text:c="2"/>11:30:00</text:p>
      <text:p text:style-name="Standard">2 <text:s text:c="3"/>601088 <text:s text:c="4"/>中国神华 <text:s text:c="9"/>4.566 <text:s text:c="10"/>4.566 <text:s/>2007-10-09 <text:s/>19.93 <text:s text:c="2"/>15744.96 <text:s/>... <text:s text:c="9"/>22.03 <text:s text:c="12"/>11.88 <text:s text:c="18"/>0.28 <text:s text:c="10"/>5.871 <text:s text:c="9"/>煤炭开采和洗选业 <text:s text:c="10"/>Y <text:s text:c="2"/>11:30:00</text:p>
      <text:p text:style-name="Standard">3 <text:s text:c="3"/>600066 <text:s text:c="4"/>宇通客车 <text:s text:c="9"/>3.679 <text:s text:c="10"/>3.679 <text:s/>1997-05-08 <text:s/>13.59 <text:s text:c="2"/>24614.83 <text:s/>... <text:s text:c="9"/>21.73 <text:s text:c="14"/>NaN <text:s text:c="18"/>0.25 <text:s text:c="10"/>5.813 <text:s text:c="12"/>汽车制造业 <text:s text:c="10"/>Y <text:s text:c="2"/>11:30:00</text:p>
      <text:p text:style-name="Standard"><text:soft-page-break/>4 <text:s text:c="3"/>000895 <text:s text:c="4"/>双汇发展 <text:s text:c="9"/>7.940 <text:s text:c="10"/>7.940 <text:s/>1998-12-10 <text:s/>25.19 <text:s text:c="2"/>60858.39 <text:s/>... <text:s text:c="9"/>19.12 <text:s text:c="13"/>7.87 <text:s text:c="18"/>0.32 <text:s text:c="10"/>5.764 <text:s text:c="10"/>农副食品加工业 <text:s text:c="10"/>Y <text:s text:c="2"/>11:30:00</text:p>
      <text:p text:style-name="Standard">5 <text:s text:c="3"/>000550 <text:s text:c="4"/>江铃汽车 <text:s text:c="8"/>12.509 <text:s text:c="9"/>12.509 <text:s/>1993-12-01 <text:s/>21.08 <text:s text:c="3"/>3201.99 <text:s/>... <text:s text:c="10"/>0.04 <text:s text:c="11"/>-26.50 <text:s text:c="17"/>52.34 <text:s text:c="10"/>5.731 <text:s text:c="12"/>汽车制造业 <text:s text:c="10"/>Y <text:s text:c="2"/>11:30:00</text:p>
      <text:p text:style-name="Standard">6 <text:s text:c="3"/>600104 <text:s text:c="4"/>上汽集团 <text:s text:c="9"/>7.123 <text:s text:c="10"/>7.123 <text:s/>1997-11-25 <text:s/>25.69 <text:s/>137880.75 <text:s/>... <text:s text:c="9"/>37.41 <text:s text:c="13"/>3.36 <text:s text:c="18"/>3.10 <text:s text:c="10"/>5.543 <text:s text:c="12"/>汽车制造业 <text:s text:c="10"/>Y <text:s text:c="2"/>11:30:00</text:p>
      <text:p text:style-name="Standard">7 <text:s text:c="3"/>000625 <text:s text:c="4"/>长安汽车 <text:s text:c="9"/>5.696 <text:s text:c="10"/>5.696 <text:s/>1997-06-10 <text:s text:c="2"/>7.83 <text:s text:c="2"/>22569.75 <text:s/>... <text:s text:c="10"/>0.41 <text:s text:c="14"/>NaN <text:s text:c="17"/>17.67 <text:s text:c="10"/>5.236 <text:s text:c="12"/>汽车制造业 <text:s text:c="10"/>Y <text:s text:c="2"/>11:30:00</text:p>
      <text:p text:style-name="Standard">8 <text:s text:c="3"/>603555 <text:s text:c="5"/>贵人鸟 <text:s text:c="9"/>3.434 <text:s text:c="10"/>3.434 <text:s/>2014-01-24 <text:s text:c="2"/>7.28 <text:s text:c="3"/>4319.47 <text:s/>... <text:s text:c="9"/>51.77 <text:s text:c="14"/>NaN <text:s text:c="19"/>NaN <text:s text:c="10"/>5.137 <text:s text:c="9"/>纺织服装、服饰业 <text:s text:c="10"/>Y <text:s text:c="2"/>11:30:00</text:p>
      <text:p text:style-name="Standard">9 <text:s text:c="3"/>601006 <text:s text:c="4"/>大秦铁路 <text:s text:c="9"/>5.556 <text:s text:c="10"/>5.556 <text:s/>2006-08-01 <text:s text:c="2"/>8.46 <text:s text:c="2"/>18252.43 <text:s/>... <text:s text:c="10"/>6.82 <text:s text:c="13"/>3.46 <text:s text:c="18"/>0.77 <text:s text:c="10"/>4.917 <text:s text:c="12"/>铁路运输业 <text:s text:c="10"/>Y <text:s text:c="2"/>11:30:00</text:p>
      <text:p text:style-name="Standard">10 <text:s text:c="2"/>600738 <text:s text:c="4"/>兰州民百 <text:s text:c="8"/>23.486 <text:s text:c="10"/>2.621 <text:s/>1996-08-02 <text:s text:c="2"/>7.63 <text:s text:c="2"/>17613.91 <text:s/>... <text:s text:c="9"/>16.61 <text:s text:c="12"/>46.11 <text:s text:c="17"/>10.32 <text:s text:c="10"/>4.902 <text:s text:c="14"/>零售业 <text:s text:c="10"/>Y <text:s text:c="2"/>11:30:00</text:p>
      <text:p text:style-name="Standard">11 <text:s text:c="2"/>600028 <text:s text:c="4"/>中国石化 <text:s text:c="9"/>9.492 <text:s text:c="10"/>9.492 <text:s/>2001-08-08 <text:s text:c="2"/>5.90 <text:s text:c="2"/>39959.89 <text:s/>... <text:s text:c="9"/>28.00 <text:s text:c="13"/>4.68 <text:s text:c="17"/>23.22 <text:s text:c="10"/>4.746 <text:s text:c="8"/>石油和天然气开采业 <text:s text:c="10"/>Y <text:s text:c="2"/>11:30:00</text:p>
      <text:p text:style-name="Standard">12 <text:s text:c="2"/>000726 <text:s text:c="4"/>鲁 泰Ａ <text:s text:c="9"/>4.776 <text:s text:c="10"/>4.776 <text:s/>2000-12-25 <text:s/>10.28 <text:s text:c="3"/>2825.19 <text:s/>... <text:s text:c="9"/>19.21 <text:s text:c="12"/>-6.52 <text:s text:c="18"/>8.20 <text:s text:c="10"/>4.689 <text:s text:c="14"/>纺织业 <text:s text:c="10"/>Y <text:s text:c="2"/>11:30:00</text:p>
      <text:p text:style-name="Standard">13 <text:s text:c="2"/>601988 <text:s text:c="4"/>中国银行 <text:s text:c="9"/>4.632 <text:s text:c="10"/>4.632 <text:s/>2006-07-05 <text:s text:c="2"/>3.80 <text:s text:c="2"/>29845.18 <text:s/>... <text:s text:c="9"/>91.93 <text:s text:c="12"/>12.76 <text:s text:c="17"/>-2.94 <text:s text:c="10"/>4.684 <text:s text:c="11"/>货币金融服务 <text:s text:c="10"/>Y <text:s text:c="2"/>11:30:00</text:p>
      <text:p text:style-name="Standard">14 <text:s text:c="2"/>600177 <text:s text:c="5"/>雅戈尔 <text:s text:c="9"/>4.684 <text:s text:c="10"/>4.684 <text:s/>1998-11-19 <text:s text:c="2"/>8.54 <text:s text:c="3"/>7262.16 <text:s/>... <text:s text:c="9"/>55.68 <text:s text:c="12"/>-8.12 <text:s text:c="17"/>42.60 <text:s text:c="10"/>4.567 <text:s text:c="13"/>房地产业 <text:s text:c="10"/>Y <text:s text:c="2"/>11:30:00</text:p>
      <text:p text:style-name="Standard">15 <text:s text:c="2"/>002394 <text:s text:c="4"/>联发股份 <text:s text:c="9"/>6.330 <text:s text:c="10"/>6.330 <text:s/>2010-04-23 <text:s/>11.39 <text:s text:c="3"/>3547.60 <text:s/>... <text:s text:c="9"/>16.66 <text:s text:c="12"/>-2.79 <text:s text:c="17"/>15.37 <text:s text:c="10"/>4.530 <text:s text:c="14"/>纺织业 <text:s text:c="10"/>Y <text:s text:c="2"/>11:30:00</text:p>
      <text:p text:style-name="Standard">16 <text:s text:c="2"/>600011 <text:s text:c="4"/>华能国际 <text:s text:c="9"/>1.404 <text:s text:c="10"/>1.404 <text:s/>2001-12-06 <text:s text:c="2"/>6.91 <text:s text:c="2"/>12312.63 <text:s/>... <text:s text:c="9"/>69.94 <text:s text:c="12"/>-6.21 <text:s text:c="17"/>10.80 <text:s text:c="10"/>4.399 <text:s text:c="6"/>电力、热力生产和供应业 <text:s text:c="10"/>Y <text:s text:c="2"/>11:30:00</text:p>
      <text:p text:style-name="Standard">17 <text:s text:c="2"/>601398 <text:s text:c="4"/>工商银行 <text:s text:c="9"/>4.327 <text:s text:c="10"/>4.327 <text:s/>2006-10-27 <text:s text:c="2"/>5.57 <text:s/>106524.86 <text:s/>... <text:s text:c="9"/>91.91 <text:s text:c="14"/>NaN <text:s text:c="17"/>-3.04 <text:s text:c="10"/>4.381 <text:s text:c="11"/>货币金融服务 <text:s text:c="10"/>Y <text:s text:c="2"/>11:30:00</text:p>
      <text:p text:style-name="Standard">18 <text:s text:c="2"/>601158 <text:s text:c="4"/>重庆水务 <text:s text:c="9"/>4.823 <text:s text:c="10"/>4.823 <text:s/>2010-03-29 <text:s text:c="2"/>6.22 <text:s text:c="3"/>2281.02 <text:s/>... <text:s text:c="10"/>7.87 <text:s text:c="12"/>-2.56 <text:s text:c="18"/>0.18 <text:s text:c="10"/>4.373 <text:s text:c="9"/>水的生产和供应业 <text:s text:c="10"/>Y <text:s text:c="2"/>11:30:00</text:p>
      <text:p text:style-name="Standard">19 <text:s text:c="2"/>601288 <text:s text:c="4"/>农业银行 <text:s text:c="9"/>4.447 <text:s text:c="10"/>4.447 <text:s/>2010-07-15 <text:s text:c="2"/>3.71 <text:s text:c="2"/>76413.01 <text:s/>... <text:s text:c="9"/>92.80 <text:s text:c="12"/>80.70 <text:s text:c="17"/>-2.79 <text:s text:c="10"/>4.367 <text:s text:c="11"/>货币金融服务 <text:s text:c="10"/>Y <text:s text:c="2"/>11:30:00</text:p>
      <text:p text:style-name="Standard">20 <text:s text:c="2"/>600023 <text:s text:c="4"/>浙能电力 <text:s text:c="9"/>3.498 <text:s text:c="10"/>3.498 <text:s/>2013-12-19 <text:s text:c="2"/>4.86 <text:s text:c="3"/>8231.97 <text:s/>... <text:s text:c="9"/>30.85 <text:s text:c="12"/>-5.52 <text:s text:c="17"/>11.02 <text:s text:c="10"/>4.321 <text:s text:c="6"/>电力、热力生产和供应业 <text:s text:c="10"/>Y <text:s text:c="2"/>11:30:00</text:p>
      <text:p text:style-name="Standard">21 <text:s text:c="2"/>601328 <text:s text:c="4"/>交通银行 <text:s text:c="9"/>4.518 <text:s text:c="10"/>4.518 <text:s/>2007-05-15 <text:s text:c="2"/>6.33 <text:s text:c="2"/>36608.97 <text:s/>... <text:s text:c="9"/>92.66 <text:s text:c="11"/>-40.11 <text:s text:c="17"/>-0.52 <text:s text:c="10"/>4.297 <text:s text:c="11"/>货币金融服务 <text:s text:c="10"/>Y <text:s text:c="2"/>11:30:00</text:p>
      <text:p text:style-name="Standard">22 <text:s text:c="2"/>603001 <text:s text:c="4"/>奥康国际 <text:s text:c="9"/>4.160 <text:s text:c="10"/>4.160 <text:s/>2012-04-26 <text:s/>12.02 <text:s text:c="3"/>1598.65 <text:s/>... <text:s text:c="10"/>0.00 <text:s text:c="12"/>36.56 <text:s text:c="17"/>22.44 <text:s text:c="10"/>4.276 <text:s/>皮革、毛皮、羽毛及其制品和制鞋业 <text:s text:c="10"/>Y <text:s text:c="2"/>11:30:00</text:p>
      <text:p text:style-name="Standard">23 <text:s text:c="2"/>601939 <text:s text:c="4"/>建设银行 <text:s text:c="9"/>4.211 <text:s text:c="10"/>4.211 <text:s/>2007-09-25 <text:s text:c="2"/>6.91 <text:s text:c="2"/>48773.39 <text:s/>... <text:s text:c="9"/>91.70 <text:s text:c="12"/>11.48 <text:s text:c="17"/>-2.98 <text:s text:c="10"/>4.168 <text:s text:c="11"/>货币金融服务 <text:s text:c="10"/>Y <text:s text:c="2"/>11:30:00</text:p>
      <text:p text:style-name="Standard">24 <text:s text:c="2"/>600377 <text:s text:c="4"/>宁沪高速 <text:s text:c="9"/>4.517 <text:s text:c="10"/>4.517 <text:s/>2001-01-16 <text:s text:c="2"/>9.74 <text:s text:c="3"/>4382.64 <text:s/>... <text:s text:c="9"/>31.95 <text:s text:c="12"/>11.15 <text:s text:c="17"/>-2.66 <text:s text:c="10"/>4.148 <text:s text:c="12"/>道路运输业 <text:s text:c="10"/>Y <text:s text:c="2"/>11:30:00</text:p>
      <text:p text:style-name="Standard">25 <text:s text:c="2"/>600795 <text:s text:c="4"/>国电电力 <text:s text:c="9"/>2.857 <text:s text:c="10"/>2.857 <text:s/>1997-03-18 <text:s text:c="2"/>2.80 <text:s text:c="2"/>29375.41 <text:s/>... <text:s text:c="9"/>68.29 <text:s text:c="12"/>-3.14 <text:s text:c="17"/>14.66 <text:s text:c="10"/>4.000 <text:s text:c="6"/>电力、热力生产和供应业 <text:s text:c="10"/>Y <text:s text:c="2"/>11:30:00</text:p>
      <text:p text:style-name="Standard">26 <text:s text:c="2"/>002003 <text:s text:c="4"/>伟星股份 <text:s text:c="9"/>5.099 <text:s text:c="10"/>5.099 <text:s/>2004-06-25 <text:s text:c="2"/>7.55 <text:s text:c="3"/>3459.68 <text:s/>... <text:s text:c="9"/>14.29 <text:s text:c="13"/>7.91 <text:s text:c="17"/>-4.18 <text:s text:c="10"/>3.947 <text:s text:c="9"/>纺织服装、服饰业 <text:s text:c="10"/>Y <text:s text:c="2"/>11:30:00</text:p>
      <text:p text:style-name="Standard">27 <text:s text:c="2"/>000402 <text:s text:c="3"/>金 融 街 <text:s text:c="9"/>3.659 <text:s text:c="10"/>3.659 <text:s/>1996-06-26 <text:s text:c="2"/>8.20 <text:s text:c="3"/>9192.39 <text:s/>... <text:s text:c="9"/>70.03 <text:s text:c="14"/>NaN <text:s text:c="18"/>2.65 <text:s text:c="10"/>3.902 <text:s text:c="13"/>房地产业 <text:s text:c="10"/>Y <text:s text:c="2"/>11:30:00</text:p>
      <text:p text:style-name="Standard">28 <text:s text:c="2"/>600469 <text:s text:c="4"/>风神股份 <text:s text:c="9"/>0.000 <text:s text:c="10"/>0.000 <text:s/>2003-10-21 <text:s text:c="2"/>4.78 <text:s text:c="3"/>1446.73 <text:s/>... <text:s text:c="9"/>57.63 <text:s text:c="14"/>NaN <text:s text:c="19"/>NaN <text:s text:c="10"/>3.891 <text:s text:c="9"/>橡胶和塑料制品业 <text:s text:c="10"/>Y <text:s text:c="2"/>11:30:00</text:p>
      <text:p text:style-name="Standard">29 <text:s text:c="2"/>000600 <text:s text:c="4"/>建投能源 <text:s text:c="9"/>1.138 <text:s text:c="10"/>1.138 <text:s/>1996-06-06 <text:s text:c="2"/>7.03 <text:s text:c="3"/>7412.49 <text:s/>... <text:s text:c="9"/>50.55 <text:s text:c="11"/>-16.16 <text:s text:c="17"/>13.51 <text:s text:c="10"/>3.869 <text:s text:c="6"/>电力、热力生产和供应业 <text:s text:c="10"/>Y <text:s text:c="2"/>11:30:00</text:p>
      <text:p text:style-name="Standard"><text:soft-page-break/>.. <text:s text:c="5"/>... <text:s text:c="5"/>... <text:s text:c="11"/>... <text:s text:c="12"/>... <text:s text:c="8"/>... <text:s text:c="3"/>... <text:s text:c="7"/>... <text:s/>... <text:s text:c="11"/>... <text:s text:c="14"/>... <text:s text:c="19"/>... <text:s text:c="12"/>... <text:s text:c="14"/>... <text:s text:c="8"/>... <text:s text:c="7"/>...</text:p>
      <text:p text:style-name="Standard">70 <text:s text:c="2"/>600660 <text:s text:c="4"/>福耀玻璃 <text:s text:c="9"/>4.792 <text:s text:c="10"/>4.792 <text:s/>1993-06-10 <text:s/>24.00 <text:s text:c="2"/>30550.91 <text:s/>... <text:s text:c="9"/>33.84 <text:s text:c="12"/>11.06 <text:s text:c="18"/>2.73 <text:s text:c="10"/>3.042 <text:s text:c="9"/>非金属矿物制品业 <text:s text:c="10"/>Y <text:s text:c="2"/>11:30:00</text:p>
      <text:p text:style-name="Standard">71 <text:s text:c="2"/>603366 <text:s text:c="4"/>日出东方 <text:s text:c="9"/>0.741 <text:s text:c="10"/>0.741 <text:s/>2012-05-21 <text:s text:c="2"/>5.40 <text:s text:c="2"/>13267.39 <text:s/>... <text:s text:c="9"/>13.83 <text:s text:c="11"/>-20.26 <text:s text:c="17"/>-3.23 <text:s text:c="10"/>3.037 <text:s text:c="7"/>电气机械及器材制造业 <text:s text:c="10"/>Y <text:s text:c="2"/>11:30:00</text:p>
      <text:p text:style-name="Standard">72 <text:s text:c="2"/>600694 <text:s text:c="4"/>大商股份 <text:s text:c="9"/>2.981 <text:s text:c="10"/>2.981 <text:s/>1993-11-22 <text:s/>30.19 <text:s text:c="3"/>6019.65 <text:s/>... <text:s text:c="10"/>7.15 <text:s text:c="11"/>-35.61 <text:s text:c="17"/>-0.16 <text:s text:c="10"/>3.021 <text:s text:c="14"/>零售业 <text:s text:c="10"/>Y <text:s text:c="2"/>11:30:00</text:p>
      <text:p text:style-name="Standard">73 <text:s text:c="2"/>000899 <text:s text:c="4"/>赣能股份 <text:s text:c="9"/>0.000 <text:s text:c="10"/>0.000 <text:s/>1997-11-26 <text:s text:c="2"/>5.53 <text:s text:c="3"/>2367.27 <text:s/>... <text:s text:c="9"/>34.69 <text:s text:c="11"/>-13.01 <text:s text:c="19"/>NaN <text:s text:c="10"/>3.002 <text:s text:c="6"/>电力、热力生产和供应业 <text:s text:c="10"/>Y <text:s text:c="2"/>11:30:00</text:p>
      <text:p text:style-name="Standard">74 <text:s text:c="2"/>000631 <text:s text:c="4"/>顺发恒业 <text:s text:c="9"/>8.564 <text:s text:c="10"/>8.564 <text:s/>1996-11-22 <text:s text:c="2"/>3.62 <text:s text:c="3"/>2424.92 <text:s/>... <text:s text:c="9"/>30.52 <text:s text:c="14"/>NaN <text:s text:c="17"/>57.14 <text:s text:c="10"/>2.983 <text:s text:c="13"/>房地产业 <text:s text:c="10"/>Y <text:s text:c="2"/>11:30:00</text:p>
      <text:p text:style-name="Standard">75 <text:s text:c="2"/>002242 <text:s text:c="4"/>九阳股份 <text:s text:c="9"/>6.235 <text:s text:c="10"/>3.346 <text:s/>2008-05-28 <text:s/>20.77 <text:s text:c="2"/>10138.18 <text:s/>... <text:s text:c="10"/>0.04 <text:s text:c="11"/>-27.58 <text:s text:c="17"/>12.24 <text:s text:c="10"/>2.975 <text:s text:c="7"/>电气机械及器材制造业 <text:s text:c="10"/>Y <text:s text:c="2"/>11:30:00</text:p>
      <text:p text:style-name="Standard">76 <text:s text:c="2"/>600743 <text:s text:c="4"/>华远地产 <text:s text:c="9"/>3.300 <text:s text:c="10"/>3.300 <text:s/>1996-09-09 <text:s text:c="2"/>3.03 <text:s text:c="3"/>6954.22 <text:s/>... <text:s text:c="9"/>68.39 <text:s text:c="14"/>NaN <text:s text:c="17"/>-2.93 <text:s text:c="10"/>2.970 <text:s text:c="13"/>房地产业 <text:s text:c="10"/>Y <text:s text:c="2"/>11:30:00</text:p>
      <text:p text:style-name="Standard">77 <text:s text:c="2"/>600481 <text:s text:c="4"/>双良节能 <text:s text:c="9"/>0.963 <text:s text:c="10"/>0.963 <text:s/>2003-04-22 <text:s text:c="2"/>5.19 <text:s text:c="2"/>32102.62 <text:s/>... <text:s text:c="9"/>16.88 <text:s text:c="11"/>-11.24 <text:s text:c="17"/>-3.37 <text:s text:c="10"/>2.967 <text:s text:c="7"/>电气机械及器材制造业 <text:s text:c="10"/>Y <text:s text:c="2"/>11:30:00</text:p>
      <text:p text:style-name="Standard">78 <text:s text:c="2"/>000539 <text:s text:c="4"/>粤电力Ａ <text:s text:c="9"/>1.643 <text:s text:c="10"/>1.643 <text:s/>1993-11-26 <text:s text:c="2"/>4.87 <text:s text:c="2"/>17202.39 <text:s/>... <text:s text:c="9"/>50.61 <text:s text:c="11"/>-17.66 <text:s text:c="17"/>14.79 <text:s text:c="10"/>2.957 <text:s text:c="6"/>电力、热力生产和供应业 <text:s text:c="10"/>Y <text:s text:c="2"/>11:30:00</text:p>
      <text:p text:style-name="Standard">79 <text:s text:c="2"/>000417 <text:s text:c="4"/>合肥百货 <text:s text:c="9"/>2.836 <text:s text:c="10"/>2.836 <text:s/>1996-08-12 <text:s text:c="2"/>5.29 <text:s text:c="3"/>3408.84 <text:s/>... <text:s text:c="9"/>10.86 <text:s text:c="12"/>11.05 <text:s text:c="17"/>11.34 <text:s text:c="10"/>2.949 <text:s text:c="14"/>零售业 <text:s text:c="10"/>Y <text:s text:c="2"/>11:30:00</text:p>
      <text:p text:style-name="Standard">80 <text:s text:c="2"/>601998 <text:s text:c="4"/>中信银行 <text:s text:c="9"/>4.130 <text:s text:c="10"/>4.130 <text:s/>2007-04-27 <text:s text:c="2"/>6.32 <text:s text:c="2"/>15197.74 <text:s/>... <text:s text:c="9"/>92.55 <text:s text:c="14"/>NaN <text:s text:c="17"/>-0.06 <text:s text:c="10"/>2.943 <text:s text:c="11"/>货币金融服务 <text:s text:c="10"/>Y <text:s text:c="2"/>11:30:00</text:p>
      <text:p text:style-name="Standard">81 <text:s text:c="2"/>002601 <text:s text:c="4"/>龙蟒佰利 <text:s text:c="9"/>7.813 <text:s text:c="10"/>7.813 <text:s/>2011-07-15 <text:s/>15.36 <text:s text:c="2"/>16059.51 <text:s/>... <text:s text:c="9"/>27.74 <text:s text:c="14"/>NaN <text:s text:c="17"/>15.80 <text:s text:c="10"/>2.917 <text:s text:c="5"/>化学原料及化学制品制造业 <text:s text:c="10"/>Y <text:s text:c="2"/>11:30:00</text:p>
      <text:p text:style-name="Standard">82 <text:s text:c="2"/>600236 <text:s text:c="4"/>桂冠电力 <text:s text:c="9"/>5.739 <text:s text:c="10"/>5.739 <text:s/>2000-03-23 <text:s text:c="2"/>5.75 <text:s text:c="3"/>2724.90 <text:s/>... <text:s text:c="9"/>62.59 <text:s text:c="12"/>19.98 <text:s text:c="18"/>9.51 <text:s text:c="10"/>2.887 <text:s text:c="6"/>电力、热力生产和供应业 <text:s text:c="10"/>Y <text:s text:c="2"/>11:30:00</text:p>
      <text:p text:style-name="Standard">83 <text:s text:c="2"/>600060 <text:s text:c="4"/>海信电器 <text:s text:c="9"/>1.886 <text:s text:c="10"/>1.886 <text:s/>1997-04-22 <text:s/>11.45 <text:s text:c="2"/>30644.72 <text:s/>... <text:s text:c="9"/>14.96 <text:s text:c="12"/>12.49 <text:s text:c="17"/>-0.11 <text:s text:c="10"/>2.882 <text:s/>计算机、通信和其他电子设备制造业 <text:s text:c="10"/>Y <text:s text:c="2"/>11:30:00</text:p>
      <text:p text:style-name="Standard">84 <text:s text:c="2"/>600252 <text:s text:c="4"/>中恒集团 <text:s text:c="9"/>1.796 <text:s text:c="10"/>1.796 <text:s/>2000-11-30 <text:s text:c="2"/>3.34 <text:s text:c="3"/>6120.83 <text:s/>... <text:s text:c="10"/>0.00 <text:s text:c="12"/>-1.12 <text:s text:c="18"/>3.23 <text:s text:c="10"/>2.874 <text:s text:c="12"/>医药制造业 <text:s text:c="10"/>Y <text:s text:c="2"/>11:30:00</text:p>
      <text:p text:style-name="Standard">85 <text:s text:c="2"/>600897 <text:s text:c="4"/>厦门空港 <text:s text:c="9"/>4.418 <text:s text:c="10"/>4.418 <text:s/>1996-05-31 <text:s/>23.54 <text:s text:c="3"/>2786.43 <text:s/>... <text:s text:c="10"/>0.02 <text:s text:c="13"/>0.19 <text:s text:c="17"/>19.88 <text:s text:c="10"/>2.846 <text:s text:c="12"/>航空运输业 <text:s text:c="10"/>Y <text:s text:c="2"/>11:30:00</text:p>
      <text:p text:style-name="Standard">86 <text:s text:c="2"/>600269 <text:s text:c="4"/>赣粤高速 <text:s text:c="9"/>3.656 <text:s text:c="10"/>3.656 <text:s/>2000-05-18 <text:s text:c="2"/>4.65 <text:s text:c="3"/>8557.90 <text:s/>... <text:s text:c="9"/>42.49 <text:s text:c="13"/>3.67 <text:s text:c="18"/>5.88 <text:s text:c="10"/>2.839 <text:s text:c="12"/>道路运输业 <text:s text:c="10"/>Y <text:s text:c="2"/>11:30:00</text:p>
      <text:p text:style-name="Standard">87 <text:s text:c="2"/>002300 <text:s text:c="4"/>太阳电缆 <text:s text:c="9"/>2.503 <text:s text:c="10"/>2.503 <text:s/>2009-10-21 <text:s text:c="2"/>7.19 <text:s text:c="3"/>6560.33 <text:s/>... <text:s text:c="9"/>61.15 <text:s text:c="12"/>-9.37 <text:s text:c="18"/>1.97 <text:s text:c="10"/>2.809 <text:s text:c="7"/>电气机械及器材制造业 <text:s text:c="10"/>Y <text:s text:c="2"/>11:30:00</text:p>
      <text:p text:style-name="Standard">88 <text:s text:c="2"/>000848 <text:s text:c="4"/>承德露露 <text:s text:c="9"/>5.400 <text:s text:c="10"/>5.400 <text:s/>1997-11-13 <text:s text:c="2"/>9.26 <text:s text:c="3"/>5709.42 <text:s/>... <text:s text:c="10"/>0.00 <text:s text:c="11"/>-13.86 <text:s text:c="17"/>22.97 <text:s text:c="10"/>2.808 <text:s text:c="6"/>酒、饮料和精制茶制造业 <text:s text:c="10"/>Y <text:s text:c="2"/>11:30:00</text:p>
      <text:p text:style-name="Standard">89 <text:s text:c="2"/>600182 <text:s text:c="5"/>S佳通 <text:s text:c="9"/>0.626 <text:s text:c="10"/>0.626 <text:s/>1999-05-07 <text:s/>17.24 <text:s text:c="3"/>3948.46 <text:s/>... <text:s text:c="9"/>37.76 <text:s text:c="11"/>-23.12 <text:s text:c="17"/>12.27 <text:s text:c="10"/>2.773 <text:s text:c="9"/>橡胶和塑料制品业 <text:s text:c="10"/>Y <text:s text:c="2"/>11:30:00</text:p>
      <text:p text:style-name="Standard">90 <text:s text:c="2"/>002367 <text:s text:c="4"/>康力电梯 <text:s text:c="9"/>7.303 <text:s text:c="10"/>7.303 <text:s/>2010-03-12 <text:s/>10.27 <text:s text:c="2"/>36687.04 <text:s/>... <text:s text:c="10"/>0.00 <text:s text:c="12"/>-2.52 <text:s text:c="18"/>8.90 <text:s text:c="10"/>2.765 <text:s text:c="10"/>通用设备制造业 <text:s text:c="10"/>Y <text:s text:c="2"/>11:30:00</text:p>
      <text:p text:style-name="Standard">91 <text:s text:c="2"/>000651 <text:s text:c="4"/>格力电器 <text:s text:c="9"/>0.000 <text:s text:c="10"/>0.000 <text:s/>1996-11-18 <text:s/>44.95 <text:s text:c="2"/>99786.12 <text:s/>... <text:s text:c="9"/>23.30 <text:s text:c="13"/>4.75 <text:s text:c="19"/>NaN <text:s text:c="10"/>2.736 <text:s text:c="7"/>电气机械及器材制造业 <text:s text:c="10"/>Y <text:s text:c="2"/>11:30:00</text:p>
      <text:p text:style-name="Standard">92 <text:s text:c="2"/>600598 <text:s text:c="5"/>北大荒 <text:s text:c="9"/>2.818 <text:s text:c="10"/>2.818 <text:s/>2002-03-29 <text:s text:c="2"/>9.58 <text:s text:c="2"/>28302.78 <text:s/>... <text:s text:c="10"/>0.07 <text:s text:c="11"/>-14.27 <text:s text:c="19"/>NaN <text:s text:c="10"/>2.714 <text:s text:c="15"/>农业 <text:s text:c="10"/>Y <text:s text:c="2"/>11:30:00</text:p>
      <text:p text:style-name="Standard">93 <text:s text:c="2"/>601009 <text:s text:c="4"/>南京银行 <text:s text:c="9"/>4.457 <text:s text:c="10"/>4.457 <text:s/>2007-07-19 <text:s text:c="2"/>7.74 <text:s text:c="2"/>32186.76 <text:s/>... <text:s text:c="9"/>93.79 <text:s text:c="11"/>-64.31 <text:s text:c="17"/>-0.07 <text:s text:c="10"/>2.713 <text:s text:c="11"/>货币金融服务 <text:s text:c="10"/>Y <text:s text:c="2"/>11:30:00</text:p>
      <text:p text:style-name="Standard">94 <text:s text:c="2"/>000581 <text:s text:c="4"/>威孚高科 <text:s text:c="9"/>5.398 <text:s text:c="10"/>5.398 <text:s/>1998-09-24 <text:s/>22.23 <text:s text:c="3"/>9663.03 <text:s/>... <text:s text:c="10"/>2.41 <text:s text:c="13"/>3.56 <text:s text:c="17"/>11.26 <text:s text:c="10"/>2.708 <text:s text:c="12"/>汽车制造业 <text:s text:c="10"/>Y <text:s text:c="2"/>11:30:00</text:p>
      <text:p text:style-name="Standard"><text:soft-page-break/>95 <text:s text:c="2"/>002478 <text:s text:c="4"/>常宝股份 <text:s text:c="9"/>1.775 <text:s text:c="10"/>1.775 <text:s/>2010-09-21 <text:s text:c="2"/>5.69 <text:s text:c="3"/>4884.44 <text:s/>... <text:s text:c="10"/>1.89 <text:s text:c="12"/>21.21 <text:s text:c="17"/>13.77 <text:s text:c="10"/>2.707 <text:s text:c="12"/>金属制品业 <text:s text:c="10"/>Y <text:s text:c="2"/>11:30:00</text:p>
      <text:p text:style-name="Standard">96 <text:s text:c="2"/>002004 <text:s text:c="4"/>华邦健康 <text:s text:c="9"/>3.541 <text:s text:c="10"/>3.541 <text:s/>2004-06-25 <text:s text:c="2"/>5.62 <text:s text:c="3"/>6985.61 <text:s/>... <text:s text:c="9"/>44.40 <text:s text:c="12"/>11.09 <text:s text:c="19"/>NaN <text:s text:c="10"/>2.705 <text:s text:c="5"/>化学原料及化学制品制造业 <text:s text:c="10"/>Y <text:s text:c="2"/>11:30:00</text:p>
      <text:p text:style-name="Standard">97 <text:s text:c="2"/>601098 <text:s text:c="4"/>中南传媒 <text:s text:c="9"/>4.354 <text:s text:c="10"/>4.354 <text:s/>2010-10-28 <text:s/>13.78 <text:s text:c="3"/>8950.75 <text:s/>... <text:s text:c="10"/>0.00 <text:s text:c="13"/>9.03 <text:s text:c="17"/>17.10 <text:s text:c="10"/>2.700 <text:s text:c="11"/>新闻和出版业 <text:s text:c="10"/>Y <text:s text:c="2"/>11:30:00</text:p>
      <text:p text:style-name="Standard">98 <text:s text:c="2"/>000635 <text:s text:c="3"/>英 力 特 <text:s text:c="8"/>11.834 <text:s text:c="9"/>11.834 <text:s/>1996-11-20 <text:s/>10.14 <text:s text:c="3"/>4393.41 <text:s/>... <text:s text:c="10"/>0.00 <text:s text:c="13"/>6.56 <text:s text:c="19"/>NaN <text:s text:c="10"/>2.663 <text:s text:c="5"/>化学原料及化学制品制造业 <text:s text:c="10"/>Y <text:s text:c="2"/>11:30:00</text:p>
      <text:p text:style-name="Standard">99 <text:s text:c="2"/>600266 <text:s text:c="4"/>北京城建 <text:s text:c="9"/>2.724 <text:s text:c="10"/>2.724 <text:s/>1999-02-03 <text:s/>10.28 <text:s text:c="2"/>19417.30 <text:s/>... <text:s text:c="9"/>62.89 <text:s text:c="14"/>NaN <text:s text:c="17"/>-0.22 <text:s text:c="10"/>2.646 <text:s text:c="13"/>房地产业 <text:s text:c="10"/>Y <text:s text:c="2"/>11:30:00</text:p>
      <text:p text:style-name="Standard"/>
      <text:p text:style-name="Standard"/>
      <text:p text:style-name="Standard">[b](9)stockLof()[/b]</text:p>
      <text:p text:style-name="Standard">该方法用于获取股票LOF基金及基相关数据</text:p>
      <text:p text:style-name="Standard"/>
      <text:p text:style-name="Standard">返回值：</text:p>
      <text:p text:style-name="Standard">DataFrame or List: [{'fund_id':, 'fund_nm':, ...}, ...]</text:p>
      <text:p text:style-name="Standard"><text:s text:c="3"/>fund_id: <text:s text:c="15"/>基金代码</text:p>
      <text:p text:style-name="Standard"><text:s text:c="3"/>fund_nm: <text:s text:c="15"/>基金名称</text:p>
      <text:p text:style-name="Standard"><text:s text:c="3"/>price: <text:s text:c="17"/>现价 <text:s/></text:p>
      <text:p text:style-name="Standard"><text:s text:c="3"/>increase_rt: <text:s text:c="11"/>涨幅（％）</text:p>
      <text:p text:style-name="Standard"><text:s text:c="3"/>volume: <text:s text:c="16"/>成交（万元）</text:p>
      <text:p text:style-name="Standard"><text:s text:c="3"/>amount: <text:s text:c="16"/>场内份额（万份）</text:p>
      <text:p text:style-name="Standard"><text:s text:c="3"/>fund_nav: <text:s text:c="14"/>基金净值</text:p>
      <text:p text:style-name="Standard"><text:s text:c="3"/>nav_dt: <text:s text:c="16"/>净值日期</text:p>
      <text:p text:style-name="Standard"><text:s text:c="3"/>estimate_value: <text:s text:c="8"/>实时估值</text:p>
      <text:p text:style-name="Standard"><text:s text:c="3"/>discount_rt: <text:s text:c="11"/>溢价率（％）</text:p>
      <text:p text:style-name="Standard"><text:s text:c="3"/>stock_ratio: <text:s text:c="11"/>股票占比（％）</text:p>
      <text:p text:style-name="Standard"><text:s text:c="3"/>stock_increase_rt: <text:s text:c="5"/>重仓涨幅（％）</text:p>
      <text:p text:style-name="Standard"><text:s text:c="3"/>apply_fee: <text:s text:c="13"/>申购费（％）</text:p>
      <text:p text:style-name="Standard"><text:s text:c="3"/>redeem_fee: <text:s text:c="12"/>赎回费（％）</text:p>
      <text:p text:style-name="Standard"><text:s text:c="3"/>apply_redeem_status: <text:s text:c="3"/>申赎状态</text:p>
      <text:p text:style-name="Standard"/>
      <text:p text:style-name="Standard">示例：</text:p>
      <text:p text:style-name="Standard">[i]import gugu as gg[/i]</text:p>
      <text:p text:style-name="Standard">[i]obj = gg.LowRiskIntArb()[/i] <text:s text:c="2"/># 创建低风险及套利对象</text:p>
      <text:p text:style-name="Standard">[i]data = obj.stockLof()[/i] <text:s text:c="2"/># 获取股票LOF基金及基相关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3"/>fund_id fund_nm <text:s/>price <text:s/>increase_rt <text:s/>volume <text:s text:c="2"/>amount <text:s/>fund_nav <text:s text:c="5"/>nav_dt <text:s/>estimate_value <text:s/>discount_rt <text:s/>stock_ratio <text:s/>stock_increase_rt <text:s/>apply_fee <text:s/>redeem_fee apply_redeem_status</text:p>
      <text:p text:style-name="Standard">0 <text:s text:c="2"/>160105 <text:s text:c="3"/>南方积配 <text:s/>0.901 <text:s text:c="7"/>-0.99 <text:s text:c="3"/>7.57 <text:s text:c="2"/>2196.0 <text:s text:c="3"/>0.9234 <text:s/>2019-03-12 <text:s text:c="9"/>0.9191 <text:s text:c="7"/>-1.97 <text:s text:c="7"/>50.10 <text:s text:c="13"/>-0.46 <text:s text:c="7"/>1.5 <text:s text:c="8"/>1.5 <text:s text:c="14"/>开放/开放</text:p>
      <text:p text:style-name="Standard">1 <text:s text:c="2"/>160106 <text:s text:c="3"/>南方高增 <text:s/>1.036 <text:s text:c="7"/>-1.15 <text:s text:c="3"/>5.25 <text:s text:c="2"/>6767.0 <text:s text:c="3"/>1.0583 <text:s/>2019-03-12 <text:s text:c="9"/>1.0443 <text:s text:c="7"/>-0.79 <text:s text:c="7"/>91.62 <text:s text:c="13"/>-1.32 <text:s text:c="7"/>1.5 <text:s text:c="8"/>1.5 <text:s text:c="14"/>开放/开放</text:p>
      <text:p text:style-name="Standard">2 <text:s text:c="2"/>160133 <text:s text:c="3"/>南方天元 <text:s/>2.317 <text:s text:c="7"/>-0.30 <text:s text:c="2"/>38.23 <text:s/>21911.0 <text:s text:c="3"/>2.3580 <text:s/>2019-03-12 <text:s text:c="9"/>2.3581 <text:s text:c="7"/>-1.74 <text:s text:c="7"/>80.30 <text:s text:c="14"/>0.01 <text:s text:c="7"/>1.5 <text:s text:c="8"/>1.5 <text:s text:c="14"/>开放/开放</text:p>
      <text:p text:style-name="Standard">3 <text:s text:c="2"/>160211 <text:s text:c="3"/>国泰小盘 <text:s/>1.987 <text:s text:c="7"/>-1.49 <text:s text:c="2"/>55.09 <text:s text:c="2"/>4911.0 <text:s text:c="3"/>2.0370 <text:s/>2019-03-12 <text:s text:c="9"/>2.0255 <text:s text:c="7"/>-1.90 <text:s text:c="7"/>82.60 <text:s text:c="13"/>-0.57 <text:s text:c="7"/>1.5 <text:s text:c="8"/>1.5 <text:s text:c="14"/>开放/开放</text:p>
      <text:p text:style-name="Standard">4 <text:s text:c="2"/>160212 <text:s text:c="3"/>国泰估值 <text:s/>1.996 <text:s text:c="7"/>-1.43 <text:s/>156.11 <text:s text:c="2"/>7816.0 <text:s text:c="3"/>2.0480 <text:s/>2019-03-12 <text:s text:c="9"/>2.0365 <text:s text:c="7"/>-1.99 <text:s text:c="7"/>85.31 <text:s text:c="13"/>-0.56 <text:s text:c="7"/>1.5 <text:s text:c="8"/>1.5 <text:s text:c="14"/>开放/开放</text:p>
      <text:p text:style-name="Standard"><text:soft-page-break/>5 <text:s text:c="2"/>160215 <text:s text:c="3"/>国泰价值 <text:s/>1.381 <text:s text:c="8"/>0.15 <text:s text:c="3"/>6.59 <text:s text:c="2"/>2216.0 <text:s text:c="3"/>1.3910 <text:s/>2019-03-12 <text:s text:c="9"/>1.3978 <text:s text:c="7"/>-1.20 <text:s text:c="7"/>88.00 <text:s text:c="14"/>0.49 <text:s text:c="7"/>1.5 <text:s text:c="8"/>1.5 <text:s text:c="14"/>开放/开放</text:p>
      <text:p text:style-name="Standard">6 <text:s text:c="2"/>160220 <text:s text:c="3"/>国泰民益 <text:s/>1.204 <text:s text:c="8"/>2.91 <text:s text:c="3"/>3.08 <text:s text:c="2"/>3220.0 <text:s text:c="3"/>1.2100 <text:s/>2019-03-12 <text:s text:c="9"/>1.2089 <text:s text:c="7"/>-0.41 <text:s text:c="7"/>37.79 <text:s text:c="13"/>-0.09 <text:s text:c="7"/>1.5 <text:s text:c="8"/>1.5 <text:s text:c="14"/>开放/开放</text:p>
      <text:p text:style-name="Standard">7 <text:s text:c="2"/>160311 <text:s text:c="3"/>华夏蓝筹 <text:s/>1.431 <text:s text:c="8"/>0.07 <text:s text:c="3"/>5.93 <text:s/>10326.0 <text:s text:c="3"/>1.4480 <text:s/>2019-03-12 <text:s text:c="9"/>1.4463 <text:s text:c="7"/>-1.06 <text:s text:c="7"/>76.94 <text:s text:c="13"/>-0.12 <text:s text:c="7"/>1.5 <text:s text:c="8"/>1.5 <text:s text:c="14"/>开放/开放</text:p>
      <text:p text:style-name="Standard">8 <text:s text:c="2"/>160314 <text:s text:c="3"/>华夏行业 <text:s/>0.975 <text:s text:c="8"/>0.00 <text:s text:c="3"/>8.29 <text:s/>12958.0 <text:s text:c="3"/>0.9890 <text:s/>2019-03-12 <text:s text:c="9"/>0.9867 <text:s text:c="7"/>-1.19 <text:s text:c="7"/>76.92 <text:s text:c="13"/>-0.23 <text:s text:c="7"/>1.5 <text:s text:c="8"/>1.5 <text:s text:c="14"/>开放/开放</text:p>
      <text:p text:style-name="Standard">9 <text:s text:c="2"/>160323 <text:s text:c="3"/>华夏磐泰 <text:s/>0.973 <text:s text:c="8"/>0.00 <text:s text:c="3"/>0.00 <text:s text:c="3"/>133.0 <text:s text:c="3"/>0.9822 <text:s/>2019-03-12 <text:s text:c="9"/>0.9819 <text:s text:c="7"/>-0.91 <text:s text:c="8"/>6.08 <text:s text:c="13"/>-0.03 <text:s text:c="7"/>1.5 <text:s text:c="8"/>1.5 <text:s text:c="14"/>开放/开放</text:p>
      <text:p text:style-name="Standard">10 <text:s/>160505 <text:s text:c="3"/>博时主题 <text:s/>1.624 <text:s text:c="8"/>0.31 <text:s/>708.28 <text:s/>44271.0 <text:s text:c="3"/>1.6570 <text:s/>2019-03-12 <text:s text:c="9"/>1.6522 <text:s text:c="7"/>-1.71 <text:s text:c="7"/>76.72 <text:s text:c="13"/>-0.29 <text:s text:c="7"/>1.5 <text:s text:c="8"/>1.5 <text:s text:c="14"/>开放/开放</text:p>
      <text:p text:style-name="Standard">11 <text:s/>160512 <text:s text:c="3"/>博时卓越 <text:s/>1.658 <text:s text:c="8"/>0.18 <text:s text:c="3"/>1.68 <text:s text:c="2"/>2523.0 <text:s text:c="3"/>1.6940 <text:s/>2019-03-12 <text:s text:c="9"/>1.6906 <text:s text:c="7"/>-1.93 <text:s text:c="7"/>88.49 <text:s text:c="13"/>-0.20 <text:s text:c="7"/>1.5 <text:s text:c="8"/>1.5 <text:s text:c="14"/>开放/开放</text:p>
      <text:p text:style-name="Standard">12 <text:s/>160518 <text:s text:c="3"/>博时睿远 <text:s/>1.148 <text:s text:c="7"/>-0.86 <text:s/>133.87 <text:s/>16176.0 <text:s text:c="3"/>1.1790 <text:s/>2019-03-12 <text:s text:c="9"/>1.1633 <text:s text:c="7"/>-1.32 <text:s text:c="7"/>83.34 <text:s text:c="13"/>-1.33 <text:s text:c="7"/>1.5 <text:s text:c="8"/>1.5 <text:s text:c="14"/>开放/开放</text:p>
      <text:p text:style-name="Standard">13 <text:s/>160519 <text:s text:c="3"/>博时睿利 <text:s/>1.078 <text:s text:c="8"/>0.28 <text:s/>149.51 <text:s text:c="2"/>4655.0 <text:s text:c="3"/>1.1060 <text:s/>2019-03-12 <text:s text:c="9"/>1.1069 <text:s text:c="7"/>-2.61 <text:s text:c="7"/>23.34 <text:s text:c="14"/>0.08 <text:s text:c="7"/>1.5 <text:s text:c="8"/>1.5 <text:s text:c="14"/>开放/开放</text:p>
      <text:p text:style-name="Standard">14 <text:s/>160607 <text:s text:c="3"/>鹏华价值 <text:s/>0.690 <text:s text:c="7"/>-0.29 <text:s text:c="2"/>42.97 <text:s/>11962.0 <text:s text:c="3"/>0.7050 <text:s/>2019-03-12 <text:s text:c="9"/>0.7027 <text:s text:c="7"/>-1.81 <text:s text:c="7"/>74.58 <text:s text:c="13"/>-0.32 <text:s text:c="7"/>1.5 <text:s text:c="8"/>1.5 <text:s text:c="14"/>开放/开放</text:p>
      <text:p text:style-name="Standard">15 <text:s/>160610 <text:s text:c="3"/>鹏华动力 <text:s/>0.938 <text:s text:c="7"/>-0.11 <text:s text:c="3"/>0.68 <text:s text:c="2"/>5026.0 <text:s text:c="3"/>0.9490 <text:s/>2019-03-12 <text:s text:c="9"/>0.9433 <text:s text:c="7"/>-0.56 <text:s text:c="7"/>80.44 <text:s text:c="13"/>-0.60 <text:s text:c="7"/>1.5 <text:s text:c="8"/>1.5 <text:s text:c="14"/>开放/开放</text:p>
      <text:p text:style-name="Standard">16 <text:s/>160611 <text:s text:c="3"/>鹏华治理 <text:s/>0.789 <text:s text:c="8"/>1.15 <text:s text:c="3"/>4.59 <text:s/>12228.0 <text:s text:c="3"/>0.7900 <text:s/>2019-03-12 <text:s text:c="9"/>0.7853 <text:s text:c="8"/>0.47 <text:s text:c="7"/>82.35 <text:s text:c="13"/>-0.59 <text:s text:c="7"/>1.5 <text:s text:c="8"/>1.5 <text:s text:c="14"/>开放/开放</text:p>
      <text:p text:style-name="Standard">17 <text:s/>160613 <text:s text:c="3"/>鹏华创新 <text:s/>1.237 <text:s text:c="8"/>0.00 <text:s text:c="3"/>0.00 <text:s text:c="3"/>145.0 <text:s text:c="3"/>1.2600 <text:s/>2019-03-12 <text:s text:c="9"/>1.2578 <text:s text:c="7"/>-1.65 <text:s text:c="7"/>88.67 <text:s text:c="13"/>-0.18 <text:s text:c="7"/>1.5 <text:s text:c="8"/>1.5 <text:s text:c="14"/>开放/开放</text:p>
      <text:p text:style-name="Standard">18 <text:s/>160642 <text:s text:c="3"/>鹏华增瑞 <text:s/>0.897 <text:s text:c="8"/>0.00 <text:s text:c="3"/>0.00 <text:s text:c="3"/>238.0 <text:s text:c="3"/>0.9426 <text:s/>2019-03-12 <text:s text:c="9"/>0.9372 <text:s text:c="7"/>-4.29 <text:s text:c="7"/>81.04 <text:s text:c="13"/>-0.57 <text:s text:c="7"/>1.5 <text:s text:c="8"/>1.5 <text:s text:c="14"/>开放/开放</text:p>
      <text:p text:style-name="Standard">19 <text:s/>160805 <text:s text:c="3"/>长盛同智 <text:s/>0.742 <text:s text:c="7"/>-1.20 <text:s text:c="3"/>4.14 <text:s text:c="2"/>4884.0 <text:s text:c="3"/>0.7633 <text:s/>2019-03-12 <text:s text:c="9"/>0.7583 <text:s text:c="7"/>-2.15 <text:s text:c="7"/>65.80 <text:s text:c="13"/>-0.65 <text:s text:c="7"/>1.5 <text:s text:c="8"/>1.5 <text:s text:c="14"/>开放/开放</text:p>
      <text:p text:style-name="Standard">20 <text:s/>160812 <text:s text:c="3"/>长盛同益 <text:s/>1.381 <text:s text:c="8"/>0.22 <text:s text:c="2"/>17.51 <text:s text:c="2"/>9836.0 <text:s text:c="3"/>1.4010 <text:s/>2019-03-12 <text:s text:c="9"/>1.3977 <text:s text:c="7"/>-1.19 <text:s text:c="7"/>51.13 <text:s text:c="13"/>-0.24 <text:s text:c="7"/>1.5 <text:s text:c="8"/>1.5 <text:s text:c="14"/>开放/开放</text:p>
      <text:p text:style-name="Standard">21 <text:s/>160813 <text:s text:c="3"/>长盛同盛 <text:s/>0.775 <text:s text:c="8"/>0.65 <text:s text:c="3"/>7.41 <text:s/>20852.0 <text:s text:c="3"/>0.7880 <text:s/>2019-03-12 <text:s text:c="9"/>0.7825 <text:s text:c="7"/>-0.96 <text:s text:c="7"/>66.36 <text:s text:c="13"/>-0.69 <text:s text:c="7"/>1.5 <text:s text:c="8"/>1.5 <text:s text:c="14"/>开放/开放</text:p>
      <text:p text:style-name="Standard">22 <text:s/>160910 <text:s text:c="3"/>大成创新 <text:s/>0.979 <text:s text:c="7"/>-1.11 <text:s text:c="2"/>10.88 <text:s text:c="2"/>3956.0 <text:s text:c="3"/>0.9950 <text:s/>2019-03-12 <text:s text:c="9"/>0.9958 <text:s text:c="7"/>-1.69 <text:s text:c="7"/>78.72 <text:s text:c="14"/>0.08 <text:s text:c="7"/>1.5 <text:s text:c="8"/>1.5 <text:s text:c="14"/>开放/开放</text:p>
      <text:p text:style-name="Standard">23 <text:s/>160916 <text:s text:c="2"/>优选LOF <text:s/>2.695 <text:s text:c="7"/>-0.48 <text:s text:c="3"/>5.99 <text:s/>14386.0 <text:s text:c="3"/>2.7350 <text:s/>2019-03-12 <text:s text:c="9"/>2.7094 <text:s text:c="7"/>-0.53 <text:s text:c="7"/>85.13 <text:s text:c="13"/>-0.94 <text:s text:c="7"/>1.5 <text:s text:c="8"/>1.5 <text:s text:c="14"/>开放/开放</text:p>
      <text:p text:style-name="Standard">24 <text:s/>160918 <text:s text:c="3"/>大成小盘 <text:s/>1.923 <text:s text:c="8"/>1.37 <text:s text:c="2"/>17.49 <text:s text:c="2"/>9462.0 <text:s text:c="3"/>1.9510 <text:s/>2019-03-12 <text:s text:c="9"/>1.9396 <text:s text:c="7"/>-0.86 <text:s text:c="7"/>68.28 <text:s text:c="13"/>-0.59 <text:s text:c="7"/>1.5 <text:s text:c="8"/>1.5 <text:s text:c="14"/>开放/开放</text:p>
      <text:p text:style-name="Standard">25 <text:s/>160921 <text:s text:c="3"/>大成定增 <text:s/>0.880 <text:s text:c="7"/>-1.23 <text:s text:c="3"/>1.32 <text:s text:c="2"/>1824.0 <text:s text:c="3"/>0.9000 <text:s/>2019-03-12 <text:s text:c="9"/>0.8966 <text:s text:c="7"/>-1.85 <text:s text:c="7"/>50.90 <text:s text:c="13"/>-0.38 <text:s text:c="7"/>1.5 <text:s text:c="8"/>1.5 <text:s text:c="14"/>开放/开放</text:p>
      <text:p text:style-name="Standard">26 <text:s/>161005 <text:s text:c="3"/>富国天惠 <text:s/>1.882 <text:s text:c="7"/>-0.53 <text:s/>193.86 <text:s/>10077.0 <text:s text:c="3"/>1.9109 <text:s/>2019-03-12 <text:s text:c="9"/>1.9059 <text:s text:c="7"/>-1.25 <text:s text:c="7"/>91.32 <text:s text:c="13"/>-0.26 <text:s text:c="7"/>1.5 <text:s text:c="8"/>1.5 <text:s text:c="13"/>限大额/开放</text:p>
      <text:p text:style-name="Standard">27 <text:s/>161219 <text:s text:c="3"/>国投产业 <text:s/>1.342 <text:s text:c="8"/>0.30 <text:s text:c="3"/>0.12 <text:s text:c="4"/>72.0 <text:s text:c="3"/>1.3560 <text:s/>2019-03-12 <text:s text:c="9"/>1.3519 <text:s text:c="7"/>-0.73 <text:s text:c="7"/>63.55 <text:s text:c="13"/>-0.31 <text:s text:c="7"/>1.5 <text:s text:c="8"/>1.5 <text:s text:c="14"/>开放/开放</text:p>
      <text:p text:style-name="Standard">28 <text:s/>161222 <text:s text:c="3"/>国投瑞利 <text:s/>1.183 <text:s text:c="8"/>0.00 <text:s text:c="3"/>0.00 <text:s text:c="2"/>3229.0 <text:s text:c="3"/>1.1960 <text:s/>2019-03-12 <text:s text:c="9"/>1.1923 <text:s text:c="7"/>-0.78 <text:s text:c="7"/>75.63 <text:s text:c="13"/>-0.31 <text:s text:c="7"/>1.5 <text:s text:c="8"/>1.5 <text:s text:c="14"/>开放/开放</text:p>
      <text:p text:style-name="Standard">29 <text:s/>161225 <text:s text:c="3"/>国投瑞银 <text:s/>1.183 <text:s text:c="8"/>0.00 <text:s text:c="3"/>0.08 <text:s text:c="2"/>1990.0 <text:s text:c="3"/>1.1940 <text:s/>2019-03-12 <text:s text:c="9"/>1.1823 <text:s text:c="8"/>0.06 <text:s text:c="7"/>92.36 <text:s text:c="13"/>-0.98 <text:s text:c="7"/>1.5 <text:s text:c="8"/>1.5 <text:s text:c="14"/>开放/开放</text:p>
      <text:p text:style-name="Standard">.. <text:s text:c="4"/>... <text:s text:c="4"/>... <text:s text:c="3"/>... <text:s text:c="9"/>... <text:s text:c="4"/>... <text:s text:c="5"/>... <text:s text:c="6"/>... <text:s text:c="8"/>... <text:s text:c="12"/>... <text:s text:c="9"/>... <text:s text:c="9"/>... <text:s text:c="15"/>... <text:s text:c="7"/>... <text:s text:c="8"/>... <text:s text:c="16"/>...</text:p>
      <text:p text:style-name="Standard"><text:soft-page-break/>48 <text:s/>163402 <text:s text:c="3"/>兴全趋势 <text:s/>0.731 <text:s text:c="7"/>-0.41 <text:s/>661.66 <text:s/>69870.0 <text:s text:c="3"/>0.7417 <text:s/>2019-03-12 <text:s text:c="9"/>0.7380 <text:s text:c="7"/>-0.95 <text:s text:c="7"/>84.47 <text:s text:c="13"/>-0.50 <text:s text:c="7"/>1.5 <text:s text:c="8"/>1.5 <text:s text:c="14"/>开放/开放</text:p>
      <text:p text:style-name="Standard">49 <text:s/>163409 <text:s text:c="3"/>兴全绿色 <text:s/>1.583 <text:s text:c="7"/>-1.25 <text:s text:c="3"/>0.62 <text:s text:c="2"/>1638.0 <text:s text:c="3"/>1.6160 <text:s/>2019-03-12 <text:s text:c="9"/>1.6085 <text:s text:c="7"/>-1.59 <text:s text:c="7"/>88.13 <text:s text:c="13"/>-0.46 <text:s text:c="7"/>1.5 <text:s text:c="8"/>1.5 <text:s text:c="14"/>开放/开放</text:p>
      <text:p text:style-name="Standard">50 <text:s/>163412 <text:s text:c="3"/>兴全轻资 <text:s/>3.220 <text:s text:c="7"/>-0.31 <text:s/>118.70 <text:s text:c="2"/>9063.0 <text:s text:c="3"/>3.2690 <text:s/>2019-03-12 <text:s text:c="9"/>3.2596 <text:s text:c="7"/>-1.21 <text:s text:c="7"/>90.73 <text:s text:c="13"/>-0.29 <text:s text:c="7"/>1.5 <text:s text:c="8"/>1.5 <text:s text:c="14"/>开放/开放</text:p>
      <text:p text:style-name="Standard">51 <text:s/>163415 <text:s text:c="3"/>兴全模式 <text:s/>1.720 <text:s text:c="8"/>0.70 <text:s text:c="2"/>20.66 <text:s text:c="2"/>1953.0 <text:s text:c="3"/>1.7440 <text:s/>2019-03-12 <text:s text:c="9"/>1.7372 <text:s text:c="7"/>-0.99 <text:s text:c="7"/>85.19 <text:s text:c="13"/>-0.39 <text:s text:c="7"/>1.5 <text:s text:c="8"/>1.5 <text:s text:c="14"/>开放/开放</text:p>
      <text:p text:style-name="Standard">52 <text:s/>163503 <text:s text:c="3"/>天治核心 <text:s/>0.420 <text:s text:c="7"/>-0.47 <text:s text:c="3"/>9.72 <text:s/>11449.0 <text:s text:c="3"/>0.4287 <text:s/>2019-03-12 <text:s text:c="9"/>0.4275 <text:s text:c="7"/>-1.75 <text:s text:c="7"/>66.27 <text:s text:c="13"/>-0.28 <text:s text:c="7"/>1.5 <text:s text:c="8"/>1.5 <text:s text:c="14"/>开放/开放</text:p>
      <text:p text:style-name="Standard">53 <text:s/>163801 <text:s text:c="3"/>中银中国 <text:s/>1.212 <text:s text:c="7"/>-0.08 <text:s text:c="3"/>9.63 <text:s text:c="2"/>3318.0 <text:s text:c="3"/>1.2400 <text:s/>2019-03-12 <text:s text:c="9"/>1.2362 <text:s text:c="7"/>-1.96 <text:s text:c="7"/>54.23 <text:s text:c="13"/>-0.31 <text:s text:c="7"/>1.5 <text:s text:c="8"/>1.5 <text:s text:c="14"/>开放/开放</text:p>
      <text:p text:style-name="Standard">54 <text:s/>164403 <text:s text:c="3"/>农业精选 <text:s/>1.158 <text:s text:c="8"/>2.48 <text:s text:c="2"/>13.40 <text:s text:c="3"/>483.0 <text:s text:c="3"/>1.1700 <text:s/>2019-03-12 <text:s text:c="9"/>1.1598 <text:s text:c="7"/>-0.16 <text:s text:c="7"/>90.94 <text:s text:c="13"/>-0.87 <text:s text:c="7"/>1.5 <text:s text:c="8"/>1.5 <text:s text:c="14"/>开放/开放</text:p>
      <text:p text:style-name="Standard">55 <text:s/>165313 <text:s text:c="3"/>建信优势 <text:s/>1.372 <text:s text:c="8"/>1.70 <text:s text:c="2"/>17.35 <text:s text:c="2"/>5828.0 <text:s text:c="3"/>1.3830 <text:s/>2019-03-12 <text:s text:c="9"/>1.3719 <text:s text:c="8"/>0.01 <text:s text:c="7"/>63.20 <text:s text:c="13"/>-0.81 <text:s text:c="7"/>1.5 <text:s text:c="8"/>1.5 <text:s text:c="14"/>开放/开放</text:p>
      <text:p text:style-name="Standard">56 <text:s/>165508 <text:s text:c="3"/>信诚深度 <text:s/>1.499 <text:s text:c="8"/>2.32 <text:s text:c="3"/>1.32 <text:s text:c="4"/>90.0 <text:s text:c="3"/>1.5540 <text:s/>2019-03-12 <text:s text:c="9"/>1.5517 <text:s text:c="7"/>-3.40 <text:s text:c="7"/>70.64 <text:s text:c="13"/>-0.15 <text:s text:c="7"/>1.5 <text:s text:c="8"/>1.5 <text:s text:c="14"/>开放/开放</text:p>
      <text:p text:style-name="Standard">57 <text:s/>165512 <text:s text:c="3"/>信诚机遇 <text:s/>1.877 <text:s text:c="8"/>0.00 <text:s text:c="3"/>0.00 <text:s text:c="4"/>28.0 <text:s text:c="3"/>1.8770 <text:s/>2019-03-12 <text:s text:c="9"/>1.8733 <text:s text:c="8"/>0.20 <text:s text:c="7"/>64.42 <text:s text:c="13"/>-0.20 <text:s text:c="7"/>1.5 <text:s text:c="8"/>1.5 <text:s text:c="14"/>开放/开放</text:p>
      <text:p text:style-name="Standard">58 <text:s/>165516 <text:s text:c="3"/>信诚周期 <text:s/>1.883 <text:s text:c="8"/>0.00 <text:s text:c="3"/>0.00 <text:s text:c="3"/>170.0 <text:s text:c="3"/>1.9260 <text:s/>2019-03-12 <text:s text:c="9"/>1.9217 <text:s text:c="7"/>-2.01 <text:s text:c="7"/>65.97 <text:s text:c="13"/>-0.23 <text:s text:c="7"/>1.5 <text:s text:c="8"/>1.5 <text:s text:c="14"/>开放/开放</text:p>
      <text:p text:style-name="Standard">59 <text:s/>165528 <text:s text:c="3"/>信诚鼎利 <text:s/>0.866 <text:s text:c="7"/>-1.59 <text:s text:c="3"/>4.35 <text:s text:c="2"/>6300.0 <text:s text:c="3"/>0.8900 <text:s/>2019-03-12 <text:s text:c="9"/>0.8894 <text:s text:c="7"/>-2.63 <text:s text:c="8"/>6.52 <text:s text:c="13"/>-0.07 <text:s text:c="7"/>1.5 <text:s text:c="8"/>1.5 <text:s text:c="14"/>开放/开放</text:p>
      <text:p text:style-name="Standard">60 <text:s/>166001 <text:s text:c="3"/>中欧趋势 <text:s/>1.081 <text:s text:c="7"/>-2.17 <text:s text:c="3"/>3.46 <text:s text:c="2"/>2729.0 <text:s text:c="3"/>1.1150 <text:s/>2019-03-12 <text:s text:c="9"/>1.1017 <text:s text:c="7"/>-1.88 <text:s text:c="7"/>76.67 <text:s text:c="13"/>-1.19 <text:s text:c="7"/>1.5 <text:s text:c="8"/>1.5 <text:s text:c="14"/>开放/开放</text:p>
      <text:p text:style-name="Standard">61 <text:s/>166006 <text:s text:c="3"/>中欧小盘 <text:s/>1.076 <text:s text:c="7"/>-1.56 <text:s text:c="2"/>11.79 <text:s text:c="2"/>1160.0 <text:s text:c="3"/>1.1100 <text:s/>2019-03-12 <text:s text:c="9"/>1.1008 <text:s text:c="7"/>-2.25 <text:s text:c="7"/>83.27 <text:s text:c="13"/>-0.83 <text:s text:c="7"/>1.5 <text:s text:c="8"/>1.5 <text:s text:c="13"/>限大额/开放</text:p>
      <text:p text:style-name="Standard">62 <text:s/>166009 <text:s text:c="3"/>中欧动力 <text:s/>1.742 <text:s text:c="7"/>-0.46 <text:s text:c="3"/>0.42 <text:s text:c="3"/>166.0 <text:s text:c="3"/>1.7738 <text:s/>2019-03-12 <text:s text:c="9"/>1.7510 <text:s text:c="7"/>-0.51 <text:s text:c="7"/>84.55 <text:s text:c="13"/>-1.29 <text:s text:c="7"/>1.5 <text:s text:c="8"/>1.5 <text:s text:c="13"/>限大额/开放</text:p>
      <text:p text:style-name="Standard">63 <text:s/>167001 <text:s text:c="3"/>平安鼎泰 <text:s/>0.720 <text:s text:c="8"/>1.27 <text:s text:c="2"/>30.76 <text:s/>16646.0 <text:s text:c="3"/>0.7308 <text:s/>2019-03-12 <text:s text:c="9"/>0.7298 <text:s text:c="7"/>-1.34 <text:s text:c="7"/>72.32 <text:s text:c="13"/>-0.14 <text:s text:c="7"/>1.5 <text:s text:c="8"/>1.5 <text:s text:c="14"/>开放/开放</text:p>
      <text:p text:style-name="Standard">64 <text:s/>167003 <text:s text:c="3"/>平安鼎弘 <text:s/>1.092 <text:s text:c="8"/>0.00 <text:s text:c="3"/>0.00 <text:s text:c="3"/>840.0 <text:s text:c="3"/>1.1101 <text:s/>2019-03-12 <text:s text:c="9"/>1.1091 <text:s text:c="7"/>-1.54 <text:s text:c="7"/>12.58 <text:s text:c="13"/>-0.09 <text:s text:c="7"/>1.2 <text:s text:c="8"/>1.5 <text:s text:c="14"/>暂停/暂停</text:p>
      <text:p text:style-name="Standard">65 <text:s/>168104 <text:s text:c="3"/>九泰锐丰 <text:s/>1.100 <text:s text:c="8"/>1.20 <text:s text:c="3"/>0.21 <text:s text:c="3"/>135.0 <text:s text:c="3"/>1.1445 <text:s/>2019-03-12 <text:s text:c="9"/>1.1427 <text:s text:c="7"/>-3.74 <text:s text:c="7"/>73.26 <text:s text:c="13"/>-0.16 <text:s text:c="7"/>1.5 <text:s text:c="8"/>1.5 <text:s text:c="14"/>开放/开放</text:p>
      <text:p text:style-name="Standard">66 <text:s/>168106 <text:s text:c="4"/>盈华A <text:s/>0.956 <text:s text:c="8"/>0.00 <text:s text:c="3"/>0.00 <text:s text:c="3"/>178.0 <text:s text:c="3"/>0.9733 <text:s/>2019-03-12 <text:s text:c="9"/>0.9710 <text:s text:c="7"/>-1.54 <text:s text:c="7"/>51.18 <text:s text:c="13"/>-0.23 <text:s text:c="7"/>1.5 <text:s text:c="8"/>1.5 <text:s text:c="14"/>开放/开放</text:p>
      <text:p text:style-name="Standard">67 <text:s/>168301 <text:s text:c="3"/>东海祥龙 <text:s/>0.935 <text:s text:c="7"/>-0.43 <text:s/>122.86 <text:s/>12976.0 <text:s text:c="3"/>0.9550 <text:s/>2019-03-12 <text:s text:c="9"/>0.9513 <text:s text:c="7"/>-1.71 <text:s text:c="7"/>41.30 <text:s text:c="13"/>-0.39 <text:s text:c="7"/>1.5 <text:s text:c="8"/>1.5 <text:s text:c="14"/>开放/开放</text:p>
      <text:p text:style-name="Standard">68 <text:s/>168401 <text:s text:c="3"/>红土定增 <text:s/>1.118 <text:s text:c="8"/>2.10 <text:s text:c="3"/>1.12 <text:s text:c="3"/>595.0 <text:s text:c="3"/>1.1365 <text:s/>2019-03-12 <text:s text:c="9"/>1.1374 <text:s text:c="7"/>-1.71 <text:s text:c="8"/>4.41 <text:s text:c="14"/>0.08 <text:s text:c="7"/>1.5 <text:s text:c="8"/>1.5 <text:s text:c="14"/>开放/开放</text:p>
      <text:p text:style-name="Standard">69 <text:s/>169101 <text:s text:c="3"/>东证睿丰 <text:s/>1.411 <text:s text:c="7"/>-0.77 <text:s/>336.87 <text:s/>35585.0 <text:s text:c="3"/>1.4440 <text:s/>2019-03-12 <text:s text:c="9"/>1.4253 <text:s text:c="7"/>-1.00 <text:s text:c="7"/>85.50 <text:s text:c="13"/>-1.29 <text:s text:c="7"/>1.5 <text:s text:c="8"/>1.5 <text:s text:c="13"/>限大额/开放</text:p>
      <text:p text:style-name="Standard">70 <text:s/>169103 <text:s text:c="3"/>东证睿轩 <text:s/>1.255 <text:s text:c="7"/>-1.18 <text:s text:c="2"/>18.45 <text:s text:c="2"/>2161.0 <text:s text:c="3"/>1.2950 <text:s/>2019-03-12 <text:s text:c="9"/>1.2845 <text:s text:c="7"/>-2.30 <text:s text:c="7"/>82.98 <text:s text:c="13"/>-0.81 <text:s text:c="7"/>1.5 <text:s text:c="8"/>1.5 <text:s text:c="13"/>限大额/开放</text:p>
      <text:p text:style-name="Standard">71 <text:s/>169201 <text:s text:c="3"/>浙商鼎盈 <text:s/>1.101 <text:s text:c="8"/>1.76 <text:s text:c="2"/>13.14 <text:s text:c="3"/>674.0 <text:s text:c="3"/>1.1249 <text:s/>2019-03-12 <text:s text:c="9"/>1.1245 <text:s text:c="7"/>-2.09 <text:s text:c="8"/>4.25 <text:s text:c="13"/>-0.04 <text:s text:c="7"/>1.5 <text:s text:c="8"/>1.5 <text:s text:c="14"/>开放/开放</text:p>
      <text:p text:style-name="Standard">72 <text:s/>501000 <text:s text:c="3"/>国金鑫新 <text:s/>0.963 <text:s text:c="8"/>0.00 <text:s text:c="3"/>0.02 <text:s text:c="3"/>122.0 <text:s text:c="3"/>0.9510 <text:s/>2019-03-12 <text:s text:c="9"/>0.9496 <text:s text:c="8"/>1.41 <text:s text:c="7"/>31.72 <text:s text:c="13"/>-0.15 <text:s text:c="7"/>1.5 <text:s text:c="8"/>1.5 <text:s text:c="14"/>开放/开放</text:p>
      <text:p text:style-name="Standard">73 <text:s/>501001 <text:s text:c="3"/>财通精选 <text:s/>1.067 <text:s text:c="7"/>-1.39 <text:s text:c="2"/>11.04 <text:s text:c="2"/>5331.0 <text:s text:c="3"/>1.0900 <text:s/>2019-03-12 <text:s text:c="9"/>1.0822 <text:s text:c="7"/>-1.40 <text:s text:c="7"/>67.59 <text:s text:c="13"/>-0.72 <text:s text:c="7"/>1.2 <text:s text:c="8"/>1.5 <text:s text:c="14"/>开放/开放</text:p>
      <text:p text:style-name="Standard"><text:soft-page-break/>74 <text:s/>501015 <text:s text:c="3"/>财通升级 <text:s/>0.845 <text:s text:c="7"/>-0.71 <text:s text:c="2"/>73.78 <text:s/>33858.0 <text:s text:c="3"/>0.8620 <text:s/>2019-03-12 <text:s text:c="9"/>0.8559 <text:s text:c="7"/>-1.27 <text:s text:c="7"/>69.90 <text:s text:c="13"/>-0.71 <text:s text:c="7"/>1.5 <text:s text:c="8"/>1.5 <text:s text:c="14"/>开放/开放</text:p>
      <text:p text:style-name="Standard">75 <text:s/>501017 <text:s text:c="3"/>国泰融丰 <text:s/>0.809 <text:s text:c="8"/>0.00 <text:s text:c="3"/>0.00 <text:s text:c="2"/>4881.0 <text:s text:c="3"/>0.8299 <text:s/>2019-03-12 <text:s text:c="9"/>0.8290 <text:s text:c="7"/>-2.41 <text:s text:c="7"/>32.38 <text:s text:c="13"/>-0.11 <text:s text:c="7"/>1.5 <text:s text:c="8"/>1.5 <text:s text:c="14"/>开放/开放</text:p>
      <text:p text:style-name="Standard">76 <text:s/>501022 <text:s text:c="3"/>银华鑫盛 <text:s/>0.950 <text:s text:c="8"/>0.00 <text:s text:c="2"/>33.22 <text:s/>10816.0 <text:s text:c="3"/>0.9660 <text:s/>2019-03-12 <text:s text:c="9"/>0.9667 <text:s text:c="7"/>-1.73 <text:s text:c="7"/>38.64 <text:s text:c="14"/>0.07 <text:s text:c="7"/>1.5 <text:s text:c="8"/>1.5 <text:s text:c="14"/>开放/开放</text:p>
      <text:p text:style-name="Standard">77 <text:s/>501027 <text:s text:c="3"/>国泰融信 <text:s/>0.993 <text:s text:c="8"/>0.00 <text:s text:c="3"/>0.00 <text:s text:c="3"/>262.0 <text:s text:c="3"/>1.0103 <text:s/>2019-03-12 <text:s text:c="9"/>1.0095 <text:s text:c="7"/>-1.63 <text:s text:c="8"/>2.91 <text:s text:c="13"/>-0.08 <text:s text:c="7"/>1.5 <text:s text:c="8"/>1.5 <text:s text:c="14"/>开放/开放</text:p>
      <text:p text:style-name="Standard"/>
      <text:p text:style-name="Standard"/>
      <text:p text:style-name="Standard">[b](10)indexLof()[/b]</text:p>
      <text:p text:style-name="Standard">该方法用于获取指数LOF基金及基相关数据</text:p>
      <text:p text:style-name="Standard"/>
      <text:p text:style-name="Standard">返回值：</text:p>
      <text:p text:style-name="Standard">DataFrame or List: [{'fund_id':, 'fund_nm':, ...}, ...]</text:p>
      <text:p text:style-name="Standard"><text:s text:c="3"/>fund_id: <text:s text:c="15"/>基金代码</text:p>
      <text:p text:style-name="Standard"><text:s text:c="3"/>fund_nm: <text:s text:c="15"/>基金名称</text:p>
      <text:p text:style-name="Standard"><text:s text:c="3"/>price: <text:s text:c="17"/>现价 <text:s/></text:p>
      <text:p text:style-name="Standard"><text:s text:c="3"/>increase_rt: <text:s text:c="11"/>涨幅（％）</text:p>
      <text:p text:style-name="Standard"><text:s text:c="3"/>volume: <text:s text:c="16"/>成交（万元）</text:p>
      <text:p text:style-name="Standard"><text:s text:c="3"/>amount: <text:s text:c="16"/>场内份额（万份）</text:p>
      <text:p text:style-name="Standard"><text:s text:c="3"/>fund_nav: <text:s text:c="14"/>基金净值</text:p>
      <text:p text:style-name="Standard"><text:s text:c="3"/>nav_dt: <text:s text:c="16"/>净值日期</text:p>
      <text:p text:style-name="Standard"><text:s text:c="3"/>estimate_value: <text:s text:c="8"/>实时估值</text:p>
      <text:p text:style-name="Standard"><text:s text:c="3"/>discount_rt: <text:s text:c="11"/>溢价率（％）</text:p>
      <text:p text:style-name="Standard"><text:s text:c="3"/>index_id: <text:s text:c="14"/>指数代码</text:p>
      <text:p text:style-name="Standard"><text:s text:c="3"/>index_nm: <text:s text:c="14"/>指数名称</text:p>
      <text:p text:style-name="Standard"><text:s text:c="3"/>index_increase_rt: <text:s text:c="5"/>指数涨幅（％）</text:p>
      <text:p text:style-name="Standard"><text:s text:c="3"/>apply_fee: <text:s text:c="13"/>申购费（％）</text:p>
      <text:p text:style-name="Standard"><text:s text:c="3"/>redeem_fee: <text:s text:c="12"/>赎回费（％）</text:p>
      <text:p text:style-name="Standard"><text:s text:c="3"/>apply_redeem_status: <text:s text:c="3"/>申赎状态</text:p>
      <text:p text:style-name="Standard"/>
      <text:p text:style-name="Standard"/>
      <text:p text:style-name="Standard">示例：</text:p>
      <text:p text:style-name="Standard">[i]import gugu as gg[/i]</text:p>
      <text:p text:style-name="Standard">[i]obj = gg.LowRiskIntArb()[/i] <text:s text:c="2"/># 创建低风险及套利对象</text:p>
      <text:p text:style-name="Standard">[i]data = obj.indexLof()[/i] <text:s text:c="2"/># 获取指数LOF基金及基相关数据</text:p>
      <text:p text:style-name="Standard">[i]obj.output()[/i] <text:s text:c="2"/># 输出数据</text:p>
      <text:p text:style-name="Standard"/>
      <text:p text:style-name="Standard">输出：</text:p>
      <text:p text:style-name="Standard"><text:s text:c="3"/>fund_id fund_nm <text:s/>price <text:s/>increase_rt <text:s text:c="2"/>volume <text:s text:c="3"/>amount <text:s/>fund_nav <text:s text:c="5"/>nav_dt <text:s/>estimate_value <text:s/>discount_rt <text:s/>index_id index_nm <text:s/>index_increase_rt <text:s/>apply_fee <text:s/>redeem_fee apply_redeem_status</text:p>
      <text:p text:style-name="Standard">0 <text:s text:c="2"/>160119 <text:s text:c="2"/>南方500 <text:s/>1.381 <text:s text:c="7"/>-0.93 <text:s text:c="2"/>246.96 <text:s text:c="3"/>9137.0 <text:s text:c="3"/>1.3949 <text:s/>2019-03-12 <text:s text:c="9"/>1.3899 <text:s text:c="7"/>-0.64 <text:s text:c="3"/>399905 <text:s text:c="2"/>中证 500 <text:s text:c="13"/>-0.38 <text:s text:c="5"/>1.200 <text:s text:c="8"/>1.5 <text:s text:c="14"/>开放/开放</text:p>
      <text:p text:style-name="Standard">1 <text:s text:c="2"/>160223 <text:s text:c="3"/>创业板基 <text:s/>0.811 <text:s text:c="7"/>-2.05 <text:s text:c="3"/>39.29 <text:s text:c="3"/>2869.0 <text:s text:c="3"/>0.8329 <text:s/>2019-03-12 <text:s text:c="9"/>0.8105 <text:s text:c="8"/>0.06 <text:s text:c="3"/>399006 <text:s text:c="4"/>创业板指 <text:s text:c="13"/>-2.83 <text:s text:c="5"/>1.200 <text:s text:c="8"/>1.5 <text:s text:c="14"/>开放/开放</text:p>
      <text:p text:style-name="Standard">2 <text:s text:c="2"/>160225 <text:s text:c="4"/>新汽车 <text:s/>0.864 <text:s text:c="8"/>0.23 <text:s text:c="3"/>12.60 <text:s text:c="3"/>2627.0 <text:s text:c="3"/>0.8705 <text:s/>2019-03-12 <text:s text:c="9"/>0.8736 <text:s text:c="7"/>-1.10 <text:s text:c="3"/>399417 <text:s text:c="4"/>新能源车 <text:s text:c="14"/>0.37 <text:s text:c="5"/>0.000 <text:s text:c="8"/>1.5 <text:s text:c="14"/>开放/开放</text:p>
      <text:p text:style-name="Standard">3 <text:s text:c="2"/>160415 <text:s/>华安S300 <text:s/>1.171 <text:s text:c="7"/>-1.43 <text:s text:c="4"/>0.08 <text:s text:c="4"/>107.0 <text:s text:c="3"/>1.2124 <text:s/>2019-03-12 <text:s text:c="9"/>1.1965 <text:s text:c="7"/>-2.13 <text:s text:c="3"/>399007 <text:s text:c="3"/>深证300 <text:s text:c="13"/>-1.38 <text:s text:c="5"/>1.200 <text:s text:c="8"/>1.5 <text:s text:c="14"/>开放/开放</text:p>
      <text:p text:style-name="Standard">4 <text:s text:c="2"/>160615 <text:s text:c="2"/>鹏华300 <text:s/>1.532 <text:s text:c="7"/>-0.97 <text:s text:c="4"/>0.28 <text:s text:c="3"/>1075.0 <text:s text:c="3"/>1.5490 <text:s/>2019-03-12 <text:s text:c="9"/>1.5411 <text:s text:c="7"/>-0.59 <text:s text:c="3"/>399300 <text:s text:c="3"/>沪深300 <text:s text:c="13"/>-0.54 <text:s text:c="5"/>1.200 <text:s text:c="8"/>1.5 <text:s text:c="14"/>开放/开放</text:p>
      <text:p text:style-name="Standard"><text:soft-page-break/>5 <text:s text:c="2"/>160616 <text:s text:c="2"/>鹏华500 <text:s/>1.207 <text:s text:c="8"/>2.64 <text:s text:c="3"/>12.56 <text:s text:c="4"/>765.0 <text:s text:c="3"/>1.2030 <text:s/>2019-03-12 <text:s text:c="9"/>1.1987 <text:s text:c="8"/>0.69 <text:s text:c="3"/>399905 <text:s text:c="2"/>中证 500 <text:s text:c="13"/>-0.38 <text:s text:c="5"/>1.200 <text:s text:c="8"/>1.5 <text:s text:c="14"/>开放/开放</text:p>
      <text:p text:style-name="Standard">6 <text:s text:c="2"/>160635 <text:s text:c="3"/>医药基金 <text:s/>0.995 <text:s text:c="7"/>-0.20 <text:s text:c="4"/>7.04 <text:s text:c="4"/>499.0 <text:s text:c="3"/>1.0000 <text:s/>2019-03-12 <text:s text:c="9"/>1.0002 <text:s text:c="7"/>-0.52 <text:s text:c="3"/>399933 <text:s text:c="4"/>中证医药 <text:s text:c="14"/>0.02 <text:s text:c="5"/>1.200 <text:s text:c="8"/>1.5 <text:s text:c="14"/>开放/开放</text:p>
      <text:p text:style-name="Standard">7 <text:s text:c="2"/>160706 <text:s/>嘉实 300 <text:s/>1.059 <text:s text:c="7"/>-0.56 <text:s text:c="2"/>310.06 <text:s text:c="2"/>61965.0 <text:s text:c="3"/>1.0731 <text:s/>2019-03-12 <text:s text:c="9"/>1.0676 <text:s text:c="7"/>-0.81 <text:s text:c="3"/>399300 <text:s text:c="3"/>沪深300 <text:s text:c="13"/>-0.54 <text:s text:c="5"/>1.500 <text:s text:c="8"/>1.5 <text:s text:c="14"/>开放/开放</text:p>
      <text:p text:style-name="Standard">8 <text:s text:c="2"/>160716 <text:s text:c="3"/>嘉实50 <text:s/>1.536 <text:s text:c="7"/>-0.71 <text:s text:c="3"/>85.24 <text:s text:c="3"/>5576.0 <text:s text:c="3"/>1.5466 <text:s/>2019-03-12 <text:s text:c="9"/>1.5404 <text:s text:c="7"/>-0.29 <text:s text:c="3"/>000925 <text:s text:c="3"/>基本面50 <text:s text:c="13"/>-0.42 <text:s text:c="5"/>1.200 <text:s text:c="8"/>1.5 <text:s text:c="14"/>开放/开放</text:p>
      <text:p text:style-name="Standard">9 <text:s text:c="2"/>160806 <text:s text:c="3"/>长盛同庆 <text:s/>1.361 <text:s text:c="7"/>-0.07 <text:s text:c="4"/>0.26 <text:s text:c="3"/>8061.0 <text:s text:c="3"/>1.3800 <text:s/>2019-03-12 <text:s text:c="9"/>1.3734 <text:s text:c="7"/>-0.90 <text:s text:c="3"/>000906 <text:s text:c="3"/>中证800 <text:s text:c="13"/>-0.50 <text:s text:c="5"/>1.200 <text:s text:c="8"/>1.5 <text:s text:c="14"/>开放/开放</text:p>
      <text:p text:style-name="Standard">10 <text:s/>160807 <text:s text:c="2"/>长盛300 <text:s/>1.250 <text:s text:c="8"/>0.00 <text:s text:c="4"/>0.00 <text:s text:c="4"/>179.0 <text:s text:c="3"/>1.2520 <text:s/>2019-03-12 <text:s text:c="9"/>1.2456 <text:s text:c="8"/>0.35 <text:s text:c="3"/>399300 <text:s text:c="3"/>沪深300 <text:s text:c="13"/>-0.54 <text:s text:c="5"/>1.200 <text:s text:c="8"/>1.5 <text:s text:c="14"/>开放/开放</text:p>
      <text:p text:style-name="Standard">11 <text:s/>160922 <text:s text:c="3"/>恒生中小 <text:s/>1.042 <text:s text:c="7"/>-3.07 <text:s text:c="4"/>1.36 <text:s text:c="4"/>142.0 <text:s text:c="3"/>1.0410 <text:s/>2019-03-12 <text:s text:c="9"/>1.0354 <text:s text:c="8"/>0.64 <text:s text:c="4"/>HSMSI <text:s text:c="2"/>恒生中小型股 <text:s text:c="13"/>-0.55 <text:s text:c="5"/>1.200 <text:s text:c="8"/>1.5 <text:s text:c="10"/>开放申购/开放赎回</text:p>
      <text:p text:style-name="Standard">12 <text:s/>161017 <text:s text:c="2"/>富国500 <text:s/>1.850 <text:s text:c="7"/>-0.32 <text:s text:c="2"/>117.10 <text:s text:c="3"/>5097.0 <text:s text:c="3"/>1.8690 <text:s/>2019-03-12 <text:s text:c="9"/>1.8623 <text:s text:c="7"/>-0.66 <text:s text:c="3"/>399905 <text:s text:c="2"/>中证 500 <text:s text:c="13"/>-0.38 <text:s text:c="5"/>1.500 <text:s text:c="8"/>1.5 <text:s text:c="14"/>开放/开放</text:p>
      <text:p text:style-name="Standard">13 <text:s/>161033 <text:s text:c="3"/>智能汽车 <text:s/>0.958 <text:s text:c="8"/>0.21 <text:s text:c="3"/>34.61 <text:s text:c="4"/>795.0 <text:s text:c="3"/>0.9720 <text:s/>2019-03-12 <text:s text:c="9"/>0.9498 <text:s text:c="8"/>0.86 <text:s text:c="3"/>930721 <text:s text:c="3"/>CS智汽车 <text:s text:c="13"/>-2.40 <text:s text:c="5"/>1.200 <text:s text:c="8"/>1.5 <text:s text:c="14"/>开放/开放</text:p>
      <text:p text:style-name="Standard">14 <text:s/>161035 <text:s text:c="3"/>医药增强 <text:s/>0.969 <text:s text:c="8"/>1.47 <text:s text:c="3"/>16.92 <text:s text:c="4"/>743.0 <text:s text:c="3"/>0.9700 <text:s/>2019-03-12 <text:s text:c="9"/>0.9728 <text:s text:c="7"/>-0.39 <text:s text:c="3"/>930791 <text:s text:c="4"/>中证医药 <text:s text:c="14"/>0.30 <text:s text:c="5"/>1.200 <text:s text:c="8"/>1.5 <text:s text:c="14"/>开放/开放</text:p>
      <text:p text:style-name="Standard">15 <text:s/>161124 <text:s text:c="3"/>香港小盘 <text:s/>1.109 <text:s text:c="8"/>0.73 <text:s text:c="4"/>0.44 <text:s text:c="4"/>754.0 <text:s text:c="3"/>1.1209 <text:s/>2019-03-12 <text:s text:c="9"/>1.1161 <text:s text:c="7"/>-0.64 <text:s text:c="3"/>HSHKSI <text:s text:c="3"/>恒生小型股 <text:s text:c="13"/>-0.43 <text:s text:c="5"/>1.200 <text:s text:c="8"/>1.5 <text:s text:c="10"/>开放申购/开放赎回</text:p>
      <text:p text:style-name="Standard">16 <text:s/>161213 <text:s text:c="3"/>国投消费 <text:s/>1.513 <text:s text:c="8"/>0.00 <text:s text:c="4"/>0.00 <text:s text:c="5"/>43.0 <text:s text:c="3"/>1.5040 <text:s/>2019-03-12 <text:s text:c="9"/>1.4906 <text:s text:c="8"/>1.50 <text:s text:c="3"/>000963 <text:s text:c="4"/>中证下游 <text:s text:c="13"/>-0.94 <text:s text:c="5"/>1.200 <text:s text:c="8"/>1.5 <text:s text:c="14"/>开放/开放</text:p>
      <text:p text:style-name="Standard">17 <text:s/>161217 <text:s text:c="3"/>国投资源 <text:s/>0.655 <text:s text:c="8"/>0.00 <text:s text:c="4"/>0.14 <text:s text:c="3"/>1275.0 <text:s text:c="3"/>0.6620 <text:s/>2019-03-12 <text:s text:c="9"/>0.6625 <text:s text:c="7"/>-1.13 <text:s text:c="3"/>000961 <text:s text:c="4"/>中证上游 <text:s text:c="14"/>0.08 <text:s text:c="5"/>1.200 <text:s text:c="8"/>1.5 <text:s text:c="14"/>开放/开放</text:p>
      <text:p text:style-name="Standard">18 <text:s/>161227 <text:s text:c="2"/>深证100 <text:s/>0.932 <text:s text:c="7"/>-1.27 <text:s text:c="3"/>33.82 <text:s text:c="2"/>37545.0 <text:s text:c="3"/>0.9530 <text:s/>2019-03-12 <text:s text:c="9"/>0.9383 <text:s text:c="7"/>-0.67 <text:s text:c="3"/>399330 <text:s text:c="3"/>深证100 <text:s text:c="13"/>-1.62 <text:s text:c="5"/>1.200 <text:s text:c="8"/>1.5 <text:s text:c="14"/>开放/开放</text:p>
      <text:p text:style-name="Standard">19 <text:s/>161607 <text:s text:c="3"/>融通巨潮 <text:s/>1.150 <text:s text:c="8"/>0.00 <text:s text:c="4"/>0.02 <text:s text:c="3"/>1253.0 <text:s text:c="3"/>1.1670 <text:s/>2019-03-12 <text:s text:c="9"/>1.1595 <text:s text:c="7"/>-0.82 <text:s text:c="3"/>399313 <text:s text:c="3"/>巨潮100 <text:s text:c="13"/>-0.68 <text:s text:c="5"/>1.500 <text:s text:c="8"/>1.5 <text:s text:c="14"/>开放/开放</text:p>
      <text:p text:style-name="Standard">20 <text:s/>161631 <text:s text:c="3"/>人工智能 <text:s/>1.062 <text:s text:c="7"/>-1.67 <text:s/>1856.14 <text:s text:c="2"/>18067.0 <text:s text:c="3"/>1.0910 <text:s/>2019-03-12 <text:s text:c="9"/>1.0699 <text:s text:c="7"/>-0.74 <text:s text:c="3"/>930713 <text:s text:c="3"/>CS人工智 <text:s text:c="13"/>-2.04 <text:s text:c="5"/>1.200 <text:s text:c="8"/>1.5 <text:s text:c="14"/>开放/开放</text:p>
      <text:p text:style-name="Standard">21 <text:s/>161715 <text:s text:c="3"/>大宗商品 <text:s/>0.920 <text:s text:c="8"/>0.99 <text:s text:c="4"/>4.26 <text:s text:c="3"/>1499.0 <text:s text:c="3"/>0.9332 <text:s/>2019-03-12 <text:s text:c="9"/>0.9278 <text:s text:c="7"/>-0.84 <text:s text:c="3"/>000979 <text:s text:c="4"/>大宗商品 <text:s text:c="13"/>-0.61 <text:s text:c="5"/>0.012 <text:s text:c="8"/>1.5 <text:s text:c="14"/>开放/开放</text:p>
      <text:p text:style-name="Standard">22 <text:s/>161907 <text:s text:c="3"/>万家红利 <text:s/>1.668 <text:s text:c="8"/>0.00 <text:s text:c="4"/>0.00 <text:s text:c="4"/>222.0 <text:s text:c="3"/>1.6755 <text:s/>2019-03-12 <text:s text:c="9"/>1.6773 <text:s text:c="7"/>-0.55 <text:s text:c="3"/>000922 <text:s text:c="4"/>中证红利 <text:s text:c="14"/>0.11 <text:s text:c="5"/>1.500 <text:s text:c="8"/>1.5 <text:s text:c="14"/>开放/开放</text:p>
      <text:p text:style-name="Standard">23 <text:s/>162307 <text:s text:c="2"/>海富100 <text:s/>1.285 <text:s text:c="8"/>0.00 <text:s text:c="4"/>0.00 <text:s text:c="4"/>225.0 <text:s text:c="3"/>1.2830 <text:s/>2019-03-12 <text:s text:c="9"/>1.2770 <text:s text:c="8"/>0.63 <text:s text:c="3"/>399903 <text:s text:c="3"/>中证100 <text:s text:c="13"/>-0.49 <text:s text:c="5"/>1.200 <text:s text:c="8"/>1.5 <text:s text:c="14"/>开放/开放</text:p>
      <text:p text:style-name="Standard">24 <text:s/>162510 <text:s text:c="3"/>国安双力 <text:s/>0.905 <text:s text:c="8"/>0.00 <text:s text:c="4"/>0.00 <text:s text:c="4"/>463.0 <text:s text:c="3"/>0.9150 <text:s/>2019-03-12 <text:s text:c="9"/>0.9096 <text:s text:c="7"/>-0.51 <text:s text:c="3"/>399101 <text:s text:c="4"/>中小板综 <text:s text:c="13"/>-0.62 <text:s text:c="5"/>1.200 <text:s text:c="8"/>1.5 <text:s text:c="14"/>开放/开放</text:p>
      <text:p text:style-name="Standard">25 <text:s/>162711 <text:s/>广发500L <text:s/>1.183 <text:s text:c="7"/>-0.50 <text:s text:c="3"/>10.64 <text:s text:c="3"/>2245.0 <text:s text:c="3"/>1.2000 <text:s/>2019-03-12 <text:s text:c="9"/>1.1957 <text:s text:c="7"/>-1.06 <text:s text:c="3"/>399905 <text:s text:c="2"/>中证 500 <text:s text:c="13"/>-0.38 <text:s text:c="5"/>1.200 <text:s text:c="8"/>1.5 <text:s text:c="14"/>开放/开放</text:p>
      <text:p text:style-name="Standard">26 <text:s/>163111 <text:s text:c="3"/>申万中小 <text:s/>0.966 <text:s text:c="7"/>-1.13 <text:s text:c="3"/>12.80 <text:s text:c="3"/>4781.0 <text:s text:c="3"/>0.9902 <text:s/>2019-03-12 <text:s text:c="9"/>0.9767 <text:s text:c="7"/>-1.10 <text:s text:c="3"/>399005 <text:s text:c="4"/>中小板指 <text:s text:c="13"/>-1.44 <text:s text:c="5"/>0.000 <text:s text:c="8"/>1.5 <text:s text:c="14"/>开放/开放</text:p>
      <text:p text:style-name="Standard">27 <text:s/>163119 <text:s text:c="3"/>申万健康 <text:s/>0.886 <text:s text:c="8"/>0.00 <text:s text:c="4"/>0.00 <text:s text:c="4"/>443.0 <text:s text:c="3"/>0.8655 <text:s/>2019-03-12 <text:s text:c="9"/>0.8616 <text:s text:c="8"/>2.83 <text:s text:c="3"/>930629 <text:s text:c="2"/>CSSW健康 <text:s text:c="13"/>-0.48 <text:s text:c="5"/>1.200 <text:s text:c="8"/>1.5 <text:s text:c="14"/>开放/开放</text:p>
      <text:p text:style-name="Standard">28 <text:s/>163407 <text:s text:c="2"/>兴全300 <text:s/>1.804 <text:s text:c="8"/>0.00 <text:s text:c="3"/>70.55 <text:s text:c="3"/>3332.0 <text:s text:c="3"/>1.8283 <text:s/>2019-03-12 <text:s text:c="9"/>1.8189 <text:s text:c="7"/>-0.82 <text:s text:c="3"/>399300 <text:s text:c="3"/>沪深300 <text:s text:c="13"/>-0.54 <text:s text:c="5"/>1.200 <text:s text:c="8"/>1.5 <text:s text:c="13"/>限大额/开放</text:p>
      <text:p text:style-name="Standard">29 <text:s/>163821 <text:s/>中银300E <text:s/>1.383 <text:s text:c="8"/>0.00 <text:s text:c="4"/>0.00 <text:s text:c="5"/>43.0 <text:s text:c="3"/>1.3910 <text:s/>2019-03-12 <text:s text:c="9"/>1.3814 <text:s text:c="8"/>0.12 <text:s text:c="3"/>000984 <text:s text:c="3"/>300等权 <text:s text:c="13"/>-0.73 <text:s text:c="5"/>1.200 <text:s text:c="8"/>1.5 <text:s text:c="14"/>开放/开放</text:p>
      <text:p text:style-name="Standard">30 <text:s/>165309 <text:s text:c="2"/>建信300 <text:s/>1.189 <text:s text:c="8"/>0.85 <text:s text:c="4"/>1.02 <text:s text:c="4"/>375.0 <text:s text:c="3"/>1.1932 <text:s/>2019-03-12 <text:s text:c="9"/>1.1871 <text:s text:c="8"/>0.16 <text:s text:c="3"/>399300 <text:s text:c="3"/>沪深300 <text:s text:c="13"/>-0.54 <text:s text:c="5"/>1.200 <text:s text:c="8"/>1.5 <text:s text:c="14"/>开放/开放</text:p>
      <text:p text:style-name="Standard"><text:soft-page-break/>31 <text:s/>165525 <text:s text:c="3"/>基建工程 <text:s/>0.875 <text:s text:c="8"/>0.00 <text:s text:c="3"/>56.59 <text:s text:c="3"/>4409.0 <text:s text:c="3"/>0.8820 <text:s/>2019-03-12 <text:s text:c="9"/>0.8829 <text:s text:c="7"/>-0.89 <text:s text:c="3"/>399995 <text:s text:c="4"/>基建工程 <text:s text:c="14"/>0.11 <text:s text:c="5"/>1.000 <text:s text:c="8"/>1.5 <text:s text:c="14"/>开放/开放</text:p>
      <text:p text:style-name="Standard">32 <text:s/>501002 <text:s text:c="3"/>能源互联 <text:s/>0.000 <text:s text:c="8"/>0.00 <text:s text:c="4"/>0.00 <text:s text:c="6"/>0.0 <text:s text:c="3"/>0.6839 <text:s/>2019-03-12 <text:s text:c="9"/>0.6808 <text:s text:c="5"/>-100.00 <text:s text:c="3"/>930659 <text:s text:c="3"/>CS能源互 <text:s text:c="13"/>-0.47 <text:s text:c="5"/>1.200 <text:s text:c="8"/>1.5 <text:s text:c="10"/>开放申购/开放赎回</text:p>
      <text:p text:style-name="Standard">33 <text:s/>501005 <text:s text:c="3"/>精准医疗 <text:s/>0.846 <text:s text:c="8"/>0.36 <text:s text:c="3"/>63.62 <text:s text:c="3"/>2797.0 <text:s text:c="3"/>0.8495 <text:s/>2019-03-12 <text:s text:c="9"/>0.8501 <text:s text:c="7"/>-0.48 <text:s text:c="3"/>930719 <text:s text:c="3"/>CS精准医 <text:s text:c="14"/>0.08 <text:s text:c="5"/>0.800 <text:s text:c="8"/>1.5 <text:s text:c="14"/>开放/开放</text:p>
      <text:p text:style-name="Standard">34 <text:s/>501007 <text:s text:c="3"/>互联医疗 <text:s/>0.954 <text:s text:c="8"/>1.81 <text:s text:c="4"/>0.30 <text:s text:c="4"/>265.0 <text:s text:c="3"/>0.9486 <text:s/>2019-03-12 <text:s text:c="9"/>0.9469 <text:s text:c="8"/>0.75 <text:s text:c="3"/>930720 <text:s text:c="3"/>CS互医疗 <text:s text:c="13"/>-0.19 <text:s text:c="5"/>0.800 <text:s text:c="8"/>1.5 <text:s text:c="14"/>开放/开放</text:p>
      <text:p text:style-name="Standard">35 <text:s/>501008 <text:s text:c="3"/>互联医C <text:s/>0.936 <text:s text:c="7"/>-1.16 <text:s text:c="4"/>0.42 <text:s text:c="4"/>221.0 <text:s text:c="3"/>0.9441 <text:s/>2019-03-12 <text:s text:c="9"/>0.9424 <text:s text:c="7"/>-0.68 <text:s text:c="3"/>930720 <text:s text:c="3"/>CS互医疗 <text:s text:c="13"/>-0.19 <text:s text:c="5"/>0.000 <text:s text:c="8"/>1.5 <text:s text:c="14"/>开放/开放</text:p>
      <text:p text:style-name="Standard">36 <text:s/>501009 <text:s text:c="3"/>生物科技 <text:s/>1.089 <text:s text:c="8"/>1.78 <text:s text:c="4"/>9.69 <text:s text:c="4"/>392.0 <text:s text:c="3"/>1.0856 <text:s/>2019-03-12 <text:s text:c="9"/>1.0927 <text:s text:c="7"/>-0.34 <text:s text:c="3"/>930743 <text:s text:c="4"/>中证生科 <text:s text:c="14"/>0.69 <text:s text:c="5"/>1.000 <text:s text:c="8"/>1.5 <text:s text:c="14"/>开放/开放</text:p>
      <text:p text:style-name="Standard">37 <text:s/>501010 <text:s text:c="3"/>生物科C <text:s/>1.090 <text:s text:c="8"/>0.00 <text:s text:c="4"/>1.49 <text:s text:c="4"/>184.0 <text:s text:c="3"/>1.0895 <text:s/>2019-03-12 <text:s text:c="9"/>1.0966 <text:s text:c="7"/>-0.60 <text:s text:c="3"/>930743 <text:s text:c="4"/>中证生科 <text:s text:c="14"/>0.69 <text:s text:c="5"/>0.000 <text:s text:c="8"/>1.5 <text:s text:c="14"/>开放/开放</text:p>
      <text:p text:style-name="Standard">38 <text:s/>501011 <text:s text:c="3"/>中药基金 <text:s/>0.895 <text:s text:c="8"/>1.59 <text:s text:c="4"/>3.62 <text:s text:c="4"/>287.0 <text:s text:c="3"/>0.8673 <text:s/>2019-03-12 <text:s text:c="9"/>0.8695 <text:s text:c="8"/>2.93 <text:s text:c="3"/>930641 <text:s text:c="4"/>中证中药 <text:s text:c="14"/>0.27 <text:s text:c="5"/>1.000 <text:s text:c="8"/>1.5 <text:s text:c="14"/>开放/开放</text:p>
      <text:p text:style-name="Standard">39 <text:s/>501012 <text:s text:c="4"/>中药C <text:s/>0.851 <text:s text:c="8"/>0.00 <text:s text:c="4"/>3.69 <text:s text:c="4"/>150.0 <text:s text:c="3"/>0.8630 <text:s/>2019-03-12 <text:s text:c="9"/>0.8652 <text:s text:c="7"/>-1.64 <text:s text:c="3"/>930641 <text:s text:c="4"/>中证中药 <text:s text:c="14"/>0.27 <text:s text:c="5"/>0.000 <text:s text:c="8"/>1.5 <text:s text:c="14"/>开放/开放</text:p>
      <text:p text:style-name="Standard">40 <text:s/>501019 <text:s text:c="3"/>军工基金 <text:s/>0.820 <text:s text:c="8"/>1.61 <text:s text:c="2"/>103.89 <text:s text:c="3"/>8060.0 <text:s text:c="3"/>0.8158 <text:s/>2019-03-12 <text:s text:c="9"/>0.8196 <text:s text:c="8"/>0.05 <text:s text:c="3"/>399368 <text:s text:c="4"/>国证军工 <text:s text:c="14"/>0.49 <text:s text:c="5"/>1.200 <text:s text:c="8"/>1.5 <text:s text:c="14"/>开放/开放</text:p>
      <text:p text:style-name="Standard">41 <text:s/>501021 <text:s text:c="3"/>香港中小 <text:s/>1.335 <text:s text:c="7"/>-0.22 <text:s text:c="4"/>8.37 <text:s text:c="3"/>3431.0 <text:s text:c="3"/>1.3576 <text:s/>2019-03-12 <text:s text:c="9"/>1.3495 <text:s text:c="7"/>-1.07 <text:s/>SPHCMSHP <text:s text:c="4"/>香港中小 <text:s text:c="13"/>-0.61 <text:s text:c="5"/>1.000 <text:s text:c="8"/>1.5 <text:s text:c="10"/>开放申购/开放赎回</text:p>
      <text:p text:style-name="Standard">42 <text:s/>501023 <text:s text:c="3"/>港中小企 <text:s/>1.071 <text:s text:c="7"/>-3.60 <text:s text:c="4"/>0.08 <text:s text:c="3"/>1177.0 <text:s text:c="3"/>1.1113 <text:s/>2019-03-12 <text:s text:c="9"/>1.1072 <text:s text:c="7"/>-3.27 <text:s text:c="3"/>930746 <text:s text:c="4"/>港中小企 <text:s text:c="13"/>-0.37 <text:s text:c="5"/>1.200 <text:s text:c="8"/>1.5 <text:s text:c="14"/>开放/开放</text:p>
      <text:p text:style-name="Standard">43 <text:s/>501029 <text:s text:c="3"/>红利基金 <text:s/>1.012 <text:s text:c="8"/>0.00 <text:s text:c="2"/>657.44 <text:s/>106932.0 <text:s text:c="3"/>1.0203 <text:s/>2019-03-12 <text:s text:c="9"/>1.0244 <text:s text:c="7"/>-1.21 <text:s/>CSPSADRP <text:s text:c="2"/>标普A股红利 <text:s text:c="14"/>0.42 <text:s text:c="5"/>1.000 <text:s text:c="8"/>1.5 <text:s text:c="14"/>开放/开放</text:p>
      <text:p text:style-name="Standard">44 <text:s/>501030 <text:s text:c="3"/>环境治理 <text:s/>0.656 <text:s text:c="8"/>2.34 <text:s text:c="4"/>6.23 <text:s text:c="4"/>474.0 <text:s text:c="3"/>0.6499 <text:s/>2019-03-12 <text:s text:c="9"/>0.6556 <text:s text:c="8"/>0.06 <text:s text:c="3"/>399806 <text:s text:c="4"/>环境治理 <text:s text:c="14"/>0.92 <text:s text:c="5"/>1.200 <text:s text:c="8"/>1.5 <text:s text:c="14"/>开放/开放</text:p>
      <text:p text:style-name="Standard">45 <text:s/>501031 <text:s text:c="4"/>环境C <text:s/>0.651 <text:s text:c="8"/>2.84 <text:s text:c="4"/>3.22 <text:s text:c="4"/>411.0 <text:s text:c="3"/>0.6502 <text:s/>2019-03-12 <text:s text:c="9"/>0.6559 <text:s text:c="7"/>-0.75 <text:s text:c="3"/>399806 <text:s text:c="4"/>环境治理 <text:s text:c="14"/>0.92 <text:s text:c="5"/>0.000 <text:s text:c="8"/>1.5 <text:s text:c="14"/>开放/开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2:36:04.935569969</meta:creation-date>
    <dc:date>2019-03-20T12:36:38.252520260</dc:date>
    <meta:editing-duration>PT37S</meta:editing-duration>
    <meta:editing-cycles>1</meta:editing-cycles>
    <meta:document-statistic meta:table-count="0" meta:image-count="0" meta:object-count="0" meta:page-count="25" meta:paragraph-count="839" meta:word-count="12160" meta:character-count="92377" meta:non-whitespace-character-count="41885"/>
    <meta:generator>LibreOffice/6.0.6.2$Linux_X86_64 LibreOffice_project/00m0$Build-2</meta:generator>
  </office:meta>
</office:document-meta>
</file>